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65.06pt"/>
    </style:style>
    <style:style style:name="co2" style:family="table-column">
      <style:table-column-properties fo:break-before="auto" style:column-width="471.15pt"/>
    </style:style>
    <style:style style:name="co3" style:family="table-column">
      <style:table-column-properties fo:break-before="auto" style:column-width="55.05pt"/>
    </style:style>
    <style:style style:name="co4" style:family="table-column">
      <style:table-column-properties fo:break-before="auto" style:column-width="64.29pt"/>
    </style:style>
    <style:style style:name="co5" style:family="table-column">
      <style:table-column-properties fo:break-before="auto" style:column-width="59.64pt"/>
    </style:style>
    <style:style style:name="co6" style:family="table-column">
      <style:table-column-properties fo:break-before="auto" style:column-width="35.74pt"/>
    </style:style>
    <style:style style:name="co7" style:family="table-column">
      <style:table-column-properties fo:break-before="auto" style:column-width="30.36pt"/>
    </style:style>
    <style:style style:name="co8" style:family="table-column">
      <style:table-column-properties fo:break-before="auto" style:column-width="24.89pt"/>
    </style:style>
    <style:style style:name="co9" style:family="table-column">
      <style:table-column-properties fo:break-before="auto" style:column-width="394.7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0000"/>
    </style:style>
  </office:automatic-styles>
  <office:body>
    <office:spreadsheet>
      <table:calculation-settings table:automatic-find-labels="false"/>
      <table:table table:name="NRF2-3_analysi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row table:style-name="ro1">
          <table:table-cell office:value-type="string" calcext:value-type="string">
            <text:p>GO Ter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DR q-value</text:p>
          </table:table-cell>
          <table:table-cell office:value-type="string" calcext:value-type="string">
            <text:p>Enrichmen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nes</text:p>
          </table:table-cell>
        </table:table-row>
        <table:table-row table:style-name="ro1">
          <table:table-cell office:value-type="string" calcext:value-type="string">
            <text:p>GO:0044763</text:p>
          </table:table-cell>
          <table:table-cell office:value-type="string" calcext:value-type="string">
            <text:p>single-organism cellular process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0.214" calcext:value-type="float">
            <text:p>0.214</text:p>
          </table:table-cell>
          <table:table-cell office:value-type="float" office:value="1.17" calcext:value-type="float">
            <text:p>1.17</text:p>
          </table:table-cell>
          <table:table-cell office:value-type="float" office:value="13954" calcext:value-type="float">
            <text:p>13954</text:p>
          </table:table-cell>
          <table:table-cell office:value-type="float" office:value="7105" calcext:value-type="float">
            <text:p>7105</text:p>
          </table:table-cell>
          <table:table-cell office:value-type="float" office:value="593" calcext:value-type="float">
            <text:p>593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[DST <text:s/>- <text:s/>dystonin, A2M <text:s/>- <text:s/>alpha-2-macroglobulin, PRDX6 <text:s/>- <text:s/>peroxiredoxin 6, BNIP3 <text:s/>- <text:s/>bcl2/adenovirus e1b 19kda interacting protein 3, SPTA1 <text:s/>- <text:s/>spectrin, alpha, erythrocytic 1 (elliptocytosis 2), MAP3K8 <text:s/>- <text:s/>mitogen-activated protein kinase kinase kinase 8, SPIRE1 <text:s/>- <text:s/>spire actin nucleation factor 1, TRAK1 <text:s/>- <text:s/>trafficking protein, kinesin binding 1, ABCA1 <text:s/>- <text:s/>atp-binding cassette, sub-family a (abc1), member 1, MAP3K7CL <text:s/>- <text:s/>map3k7 c-terminal like, GABRR3 <text:s/>- <text:s/>gamma-aminobutyric acid (gaba) a receptor, rho 3, ENO3 <text:s/>- <text:s/>enolase 3 (beta, muscle), TBK1 <text:s/>- <text:s/>tank-binding kinase 1, ENO1 <text:s/>- <text:s/>enolase 1, (alpha), TTR <text:s/>- <text:s/>transthyretin, ZGLP1 <text:s/>- <text:s/>zinc finger, gata-like protein 1, CEACAM1 <text:s/>- <text:s/>carcinoembryonic antigen-related cell adhesion molecule 1 (biliary glycoprotein), PADI4 <text:s/>- <text:s/>peptidyl arginine deiminase, type iv, MYOG <text:s/>- <text:s/>myogenin (myogenic factor 4), UGGT1 <text:s/>- <text:s/>udp-glucose glycoprotein glucosyltransferase 1, PRDM1 <text:s/>- <text:s/>pr domain containing 1, with znf domain, RFFL <text:s/>- <text:s/>ring finger and fyve-like domain containing e3 ubiquitin protein ligase, NPHP4 <text:s/>- <text:s/>nephronophthisis 4, TET3 <text:s/>- <text:s/>tet methylcytosine dioxygenase 3, TMOD4 <text:s/>- <text:s/>tropomodulin 4 (muscle), CREM <text:s/>- <text:s/>camp responsive element modulator, PHLDA2 <text:s/>- <text:s/>pleckstrin homology-like domain, family a, member 2, PRR5 <text:s/>- <text:s/>proline rich 5 (renal), BLVRB <text:s/>- <text:s/>biliverdin reductase b (flavin reductase (nadph)), PLEC <text:s/>- <text:s/>plectin, DOCK10 <text:s/>- <text:s/>dedicator of cytokinesis 10, BRE <text:s/>- <text:s/>brain and reproductive organ-expressed (tnfrsf1a modulator), TRDN <text:s/>- <text:s/>triadin, ADAMTS4 <text:s/>- <text:s/>adam metallopeptidase with thrombospondin type 1 motif, 4, GABARAPL1 <text:s/>- <text:s/>gaba(a) receptor-associated protein like 1, USP19 <text:s/>- <text:s/>ubiquitin specific peptidase 19, DYSF <text:s/>- <text:s/>dysferlin, limb girdle muscular dystrophy 2b (autosomal recessive), ABCC2 <text:s/>- <text:s/>atp-binding cassette, sub-family c (cftr/mrp), member 2, SNCG <text:s/>- <text:s/>synuclein, gamma (breast cancer-specific protein 1), FMNL1 <text:s/>- <text:s/>formin-like 1, TBPL1 <text:s/>- <text:s/>tbp-like 1, SPHK1 <text:s/>- <text:s/>sphingosine kinase 1, SQSTM1 <text:s/>- <text:s/>sequestosome 1, LIMCH1 <text:s/>- <text:s/>lim and calponin homology domains 1, APOOL <text:s/>- <text:s/>apolipoprotein o-like, MTMR3 <text:s/>- <text:s/>myotubularin related protein 3, GCLM <text:s/>- <text:s/>glutamate-cysteine ligase, modifier subunit, SYT2 <text:s/>- <text:s/>synaptotagmin ii, SNCB <text:s/>- <text:s/>synuclein, beta, CCDC103 <text:s/>- <text:s/>coiled-coil domain containing 103, FZD4 <text:s/>- <text:s/>frizzled family receptor 4, PPARG <text:s/>- <text:s/>peroxisome proliferator-activated receptor gamma, KRT18 <text:s/>- <text:s/>keratin 18, GPR183 <text:s/>- <text:s/>g protein-coupled receptor 183, LAMP2 <text:s/>- <text:s/>lysosomal-associated membrane protein 2, USP9X <text:s/>- <text:s/>ubiquitin specific peptidase 9, x-linked, GNG3 <text:s/>- <text:s/>guanine nucleotide binding protein (g protein), gamma 3, ROM1 <text:s/>- <text:s/>retinal outer segment membrane protein 1, ADCK4 <text:s/>- <text:s/>aarf domain containing kinase 4, SYT6 <text:s/>- <text:s/>synaptotagmin vi, OSGIN1 <text:s/>- <text:s/>oxidative stress induced growth inhibitor 1, SMARCD1 <text:s/>- <text:s/>swi/snf related, matrix associated, actin dependent regulator of chromatin, subfamily d, member 1, HSP90AB1 <text:s/>- <text:s/>heat shock protein 90kda alpha (cytosolic), class b member 1, COL4A5 <text:s/>- <text:s/>collagen, type iv, alpha 5, LCP1 <text:s/>- <text:s/>lymphocyte cytosolic protein 1 (l-plastin), ACTR1B <text:s/>- <text:s/>arp1 actin-related protein 1 homolog b, centractin beta (yeast), BTRC <text:s/>- <text:s/>beta-transducin repeat containing e3 ubiquitin protein ligase, PDZD7 <text:s/>- <text:s/>pdz domain containing 7, COL12A1 <text:s/>- <text:s/>collagen, type xii, alpha 1, COL27A1 <text:s/>- <text:s/>collagen, type xxvii, alpha 1, LAMA3 <text:s/>- <text:s/>laminin, alpha 3, SLC26A1 <text:s/>- <text:s/>solute carrier family 26 (anion exchanger), member 1, COL10A1 <text:s/>- <text:s/>collagen, type x, alpha 1, PAK6 <text:s/>- <text:s/>p21 protein (cdc42/rac)-activated kinase 6, LAMC1 <text:s/>- <text:s/>laminin, gamma 1 (formerly lamb2), PGRMC1 <text:s/>- <text:s/>progesterone receptor membrane component 1, HSPA9 <text:s/>- <text:s/>heat shock 70kda protein 9 (mortalin), AKT3 <text:s/>- <text:s/>v-akt murine thymoma viral oncogene homolog 3, TRPC7 <text:s/>- <text:s/>transient receptor potential cation channel, subfamily c, member 7, FAAH <text:s/>- <text:s/>fatty acid amide hydrolase, UROS <text:s/>- <text:s/>uroporphyrinogen iii synthase, FTL <text:s/>- <text:s/>ferritin, light polypeptide, NR5A1 <text:s/>- <text:s/>nuclear receptor subfamily 5, group a, member 1, CANX <text:s/>- <text:s/>calnexin, FRMD3 <text:s/>- <text:s/>ferm domain containing 3, UTRN <text:s/>- <text:s/>utrophin, KCNS3 <text:s/>- <text:s/>potassium voltage-gated channel, delayed-rectifier, subfamily s, member 3, NFASC <text:s/>- <text:s/>neurofascin, KCNMA1 <text:s/>- <text:s/>potassium large conductance calcium-activated channel, subfamily m, alpha member 1, KRT1 <text:s/>- <text:s/>keratin 1, MT2A <text:s/>- <text:s/>metallothionein 2a, SLC5A7 <text:s/>- <text:s/>solute carrier family 5 (sodium/choline cotransporter), member 7, XIRP1 <text:s/>- <text:s/>xin actin-binding repeat containing 1, TNPO1 <text:s/>- <text:s/>transportin 1, KDM6B <text:s/>- <text:s/>lysine (k)-specific demethylase 6b, GABRA1 <text:s/>- <text:s/>gamma-aminobutyric acid (gaba) a receptor, alpha 1, SLC25A17 <text:s/>- <text:s/>solute carrier family 25 (mitochondrial carrier; peroxisomal membrane protein, 34kda), member 17, VIP <text:s/>- <text:s/>vasoactive intestinal peptide, PPP2R2C <text:s/>- <text:s/>protein phosphatase 2, regulatory subunit b, gamma, SEMA6B <text:s/>- <text:s/>sema domain, transmembrane domain (tm), and cytoplasmic domain, (semaphorin) 6b, TREML2 <text:s/>- <text:s/>triggering receptor expressed on myeloid cells-like 2, ABCB6 <text:s/>- <text:s/>atp-binding cassette, sub-family b (mdr/tap), member 6, NRG1 <text:s/>- <text:s/>neuregulin 1, BSCL2 <text:s/>- <text:s/>berardinelli-seip congenital lipodystrophy 2 (seipin), VAT1 <text:s/>- <text:s/>vesicle amine transport protein 1 homolog (t. californica), TUBA1C <text:s/>- <text:s/>tubulin, alpha 1c, PPP1CB <text:s/>- <text:s/>protein phosphatase 1, catalytic subunit, beta isozyme, SULT1A2 <text:s/>- <text:s/>sulfotransferase family, cytosolic, 1a, phenol-preferring, member 2, ALDH5A1 <text:s/>- <text:s/>aldehyde dehydrogenase 5 family, member a1, STK11 <text:s/>- <text:s/>serine/threonine kinase 11, VCP <text:s/>- <text:s/>valosin containing protein, ATP13A4 <text:s/>- <text:s/>atpase type 13a4, PLB1 <text:s/>- <text:s/>phospholipase b1, MICU1 <text:s/>- <text:s/>mitochondrial calcium uptake 1, TXNL1 <text:s/>- <text:s/>thioredoxin-like 1, TTLL7 <text:s/>- <text:s/>tubulin tyrosine ligase-like family, member 7, EHF <text:s/>- <text:s/>ets homologous factor, KLHL32 <text:s/>- <text:s/>kelch-like family member 32, ALDOA <text:s/>- <text:s/>aldolase a, fructose-bisphosphate, UBC <text:s/>- <text:s/>ubiquitin c, NT5C3A <text:s/>- <text:s/>5'-nucleotidase, cytosolic iiia, TEX19 <text:s/>- <text:s/>testis expressed 19, SGMS1 <text:s/>- <text:s/>sphingomyelin synthase 1, GABRB1 <text:s/>- <text:s/>gamma-aminobutyric acid (gaba) a receptor, beta 1, TULP3 <text:s/>- <text:s/>tubby like protein 3, FAF2 <text:s/>- <text:s/>fas associated factor family member 2, PLAA <text:s/>- <text:s/>phospholipase a2-activating protein, GALNT13 <text:s/>- <text:s/>udp-n-acetyl-alpha-d-galactosamine:polypeptide n-acetylgalactosaminyltransferase 13 (galnac-t13), MAP2K1 <text:s/>- <text:s/>mitogen-activated protein kinase kinase 1, TXNRD1 <text:s/>- <text:s/>thioredoxin reductase 1, DUSP13 <text:s/>- <text:s/>dual specificity phosphatase 13, MAPK10 <text:s/>- <text:s/>mitogen-activated protein kinase 10, EPB41L1 <text:s/>- <text:s/>erythrocyte membrane protein band 4.1-like 1, PKDCC <text:s/>- <text:s/>protein kinase domain containing, cytoplasmic, EPB41 <text:s/>- <text:s/>erythrocyte membrane protein band 4.1 (elliptocytosis 1, rh-linked), RAB9B <text:s/>- <text:s/>rab9b, member ras oncogene family, SLC23A2 <text:s/>- <text:s/>solute carrier family 23 (ascorbic acid transporter), member 2, TUSC5 <text:s/>- <text:s/>tumor suppressor candidate 5, S100A2 <text:s/>- <text:s/>s100 calcium binding protein a2, SRPK1 <text:s/>- <text:s/>srsf protein kinase 1, EPHB2 <text:s/>- <text:s/>eph receptor b2, TRIM54 <text:s/>- <text:s/>tripartite motif containing 54, PLCE1 <text:s/>- <text:s/>phospholipase c, epsilon 1, OSBPL9 <text:s/>- <text:s/>oxysterol binding protein-like 9, EPHA4 <text:s/>- <text:s/>eph receptor a4, OSBPL5 <text:s/>- <text:s/>oxysterol binding protein-like 5, RYR1 <text:s/>- <text:s/>ryanodine receptor 1 (skeletal), ABHD4 <text:s/>- <text:s/>abhydrolase domain containing 4, TUBGCP3 <text:s/>- <text:s/>tubulin, gamma complex associated protein 3, GLIPR1 <text:s/>- <text:s/>gli pathogenesis-related 1, GAPDH <text:s/>- <text:s/>glyceraldehyde-3-phosphate dehydrogenase, IL24 <text:s/>- <text:s/>interleukin 24, CLIP1 <text:s/>- <text:s/>cap-gly domain containing linker protein 1, HMGA1 <text:s/>- <text:s/>high mobility group at-hook 1, ADAM12 <text:s/>- <text:s/>adam metallopeptidase domain 12, RTN4 <text:s/>- <text:s/>reticulon 4, CBR3 <text:s/>- <text:s/>carbonyl reductase 3, FRMD4A <text:s/>- <text:s/>ferm domain containing 4a, SCEL <text:s/>- <text:s/>sciellin, CCK <text:s/>- <text:s/>cholecystokinin, NUDT13 <text:s/>- <text:s/>nudix (nucleoside diphosphate linked moiety x)-type motif 13, TNFRSF9 <text:s/>- <text:s/>tumor necrosis factor receptor superfamily, member 9, NRN1L <text:s/>- <text:s/>neuritin 1-like, GSTP1 <text:s/>- <text:s/>glutathione s-transferase pi 1, KCNAB2 <text:s/>- <text:s/>potassium voltage-gated channel, shaker-related subfamily, beta member 2, SMC6 <text:s/>- <text:s/>structural maintenance of chromosomes 6, GSR <text:s/>- <text:s/>glutathione reductase, MITF <text:s/>- <text:s/>microphthalmia-associated transcription factor, GSN <text:s/>- <text:s/>gelsolin, GADD45A <text:s/>- <text:s/>growth arrest and dna-damage-inducible, alpha, TTC7A <text:s/>- <text:s/>tetratricopeptide repeat domain 7a, PPIP5K2 <text:s/>- <text:s/>diphosphoinositol pentakisphosphate kinase 2, VANGL2 <text:s/>- <text:s/>vangl planar cell polarity protein 2, SDC4 <text:s/>- <text:s/>syndecan 4, ANXA7 <text:s/>- <text:s/>annexin a7, NTM <text:s/>- <text:s/>neurotrimin, GAB2 <text:s/>- <text:s/>grb2-associated binding protein 2, AOX1 <text:s/>- <text:s/>aldehyde oxidase 1, PSD <text:s/>- <text:s/>pleckstrin and sec7 domain containing, FLNC <text:s/>- <text:s/>filamin c, gamma, GPR56 <text:s/>- <text:s/>g protein-coupled receptor 56, KLHL21 <text:s/>- <text:s/>kelch-like family member 21, PSMA5 <text:s/>- <text:s/>proteasome (prosome, macropain) subunit, alpha type, 5, PSMA4 <text:s/>- <text:s/>proteasome (prosome, macropain) subunit, alpha type, 4, PSMA3 <text:s/>- <text:s/>proteasome (prosome, macropain) subunit, alpha type, 3, PIR <text:s/>- <text:s/>pirin (iron-binding nuclear protein), KCNK10 <text:s/>- <text:s/>potassium channel, subfamily k, member 10, CHEK2 <text:s/>- <text:s/>checkpoint kinase 2, C15orf60 <text:s/>- <text:s/>chromosome 15 open reading frame 60, PAFAH1B1 <text:s/>- <text:s/>platelet-activating factor acetylhydrolase 1b, regulatory subunit 1 (45kda), PSMC5 <text:s/>- <text:s/>proteasome (prosome, macropain) 26s subunit, atpase, 5, SLC35C2 <text:s/>- <text:s/>solute carrier family 35 (gdp-fucose transporter), member c2, MMP19 <text:s/>- <text:s/>matrix metallopeptidase 19, PSMD7 <text:s/>- <text:s/>proteasome (prosome, macropain) 26s subunit, non-atpase, 7, DUSP10 <text:s/>- <text:s/>dual specificity phosphatase 10, IL6 <text:s/>- <text:s/>interleukin 6 (interferon, beta 2), IL6R <text:s/>- <text:s/>interleukin 6 receptor, ITGA5 <text:s/>- <text:s/>integrin, alpha 5 (fibronectin receptor, alpha polypeptide), PSMD12 <text:s/>- <text:s/>proteasome (prosome, macropain) 26s subunit, non-atpase, 12, MRPS16 <text:s/>- <text:s/>mitochondrial ribosomal protein s16, PSMD11 <text:s/>- <text:s/>proteasome (prosome, macropain) 26s subunit, non-atpase, 11, MDFI <text:s/>- <text:s/>myod family inhibitor, TEKT3 <text:s/>- <text:s/>tektin 3, KIF26B <text:s/>- <text:s/>kinesin family member 26b, GLRX3 <text:s/>- <text:s/>glutaredoxin 3, FGF9 <text:s/>- <text:s/>fibroblast growth factor 9, PDHA2 <text:s/>- <text:s/>pyruvate dehydrogenase (lipoamide) alpha 2, FGF11 <text:s/>- <text:s/>fibroblast growth factor 11, PDGFRB <text:s/>- <text:s/>platelet-derived growth factor receptor, beta polypeptide, PTCH1 <text:s/>- <text:s/>patched 1, ME1 <text:s/>- <text:s/>malic enzyme 1, nadp(+)-dependent, cytosolic, FGF1 <text:s/>- <text:s/>fibroblast growth factor 1 (acidic), FAM83H <text:s/>- <text:s/>family with sequence similarity 83, member h, ACOT11 <text:s/>- <text:s/>acyl-coa thioesterase 11, MADD <text:s/>- <text:s/>map-kinase activating death domain, NUP98 <text:s/>- <text:s/>nucleoporin 98kda, NEDD4L <text:s/>- <text:s/>neural precursor cell expressed, developmentally down-regulated 4-like, e3 ubiquitin protein ligase, RASSF2 <text:s/>- <text:s/>ras association (ralgds/af-6) domain family member 2, MEF2D <text:s/>- <text:s/>myocyte enhancer factor 2d, ZBTB7B <text:s/>- <text:s/>zinc finger and btb domain containing 7b, CASK <text:s/>- <text:s/>calcium/calmodulin-dependent serine protein kinase (maguk family), CDC14A <text:s/>- <text:s/>cell division cycle 14a, HADHB <text:s/>- <text:s/>hydroxyacyl-coa dehydrogenase/3-ketoacyl-coa thiolase/enoyl-coa hydratase (trifunctional protein), beta subunit, ATL1 <text:s/>- <text:s/>atlastin gtpase 1, HADHA <text:s/>- <text:s/>hydroxyacyl-coa dehydrogenase/3-ketoacyl-coa thiolase/enoyl-coa hydratase (trifunctional protein), alpha subunit, LRP8 <text:s/>- <text:s/>low density lipoprotein receptor-related protein 8, apolipoprotein e receptor, DCLK1 <text:s/>- <text:s/>doublecortin-like kinase 1, BBS9 <text:s/>- <text:s/>bardet-biedl syndrome 9, BAZ2A <text:s/>- <text:s/>bromodomain adjacent to zinc finger domain, 2a, RHOG <text:s/>- <text:s/>ras homolog family member g, SLC24A4 <text:s/>- <text:s/>solute carrier family 24 (sodium/potassium/calcium exchanger), member 4, CMAS <text:s/>- <text:s/>cytidine monophosphate n-acetylneuraminic acid synthetase, LIN54 <text:s/>- <text:s/>lin-54 homolog (c. elegans), SRPX2 <text:s/>- <text:s/>sushi-repeat containing protein, x-linked 2, TBL1X <text:s/>- <text:s/>transducin (beta)-like 1x-linked, DGKA <text:s/>- <text:s/>diacylglycerol kinase, alpha 80kda, LPAR2 <text:s/>- <text:s/>lysophosphatidic acid receptor 2, MET <text:s/>- <text:s/>met proto-oncogene, ASS1 <text:s/>- <text:s/>argininosuccinate synthase 1, S100A10 <text:s/>- <text:s/>s100 calcium binding protein a10, HTATIP2 <text:s/>- <text:s/>hiv-1 tat interactive protein 2, 30kda, CNTN4 <text:s/>- <text:s/>contactin 4, FIGN <text:s/>- <text:s/>fidgetin, RNASEH2B <text:s/>- <text:s/>ribonuclease h2, subunit b, CDH8 <text:s/>- <text:s/>cadherin 8, type 2, PPAP2B <text:s/>- <text:s/>phosphatidic acid phosphatase type 2b, RB1CC1 <text:s/>- <text:s/>rb1-inducible coiled-coil 1, PDE4D <text:s/>- <text:s/>phosphodiesterase 4d, camp-specific, CDH12 <text:s/>- <text:s/>cadherin 12, type 2 (n-cadherin 2), KEAP1 <text:s/>- <text:s/>kelch-like ech-associated protein 1, NRD1 <text:s/>- <text:s/>nardilysin (n-arginine dibasic convertase), MGST1 <text:s/>- <text:s/>microsomal glutathione s-transferase 1, HIF3A <text:s/>- <text:s/>hypoxia inducible factor 3, alpha subunit, PDE4B <text:s/>- <text:s/>phosphodiesterase 4b, camp-specific, CHD9 <text:s/>- <text:s/>chromodomain helicase dna binding protein 9, RABEP1 <text:s/>- <text:s/>rabaptin, rab gtpase binding effector protein 1, CRB1 <text:s/>- <text:s/>crumbs homolog 1 (drosophila), TIMP2 <text:s/>- <text:s/>timp metallopeptidase inhibitor 2, PCDHA6 <text:s/>- <text:s/>protocadherin alpha 6, ITGB3BP <text:s/>- <text:s/>integrin beta 3 binding protein (beta3-endonexin), RUFY3 <text:s/>- <text:s/>run and fyve domain containing 3, SLC7A8 <text:s/>- <text:s/>solute carrier family 7 (amino acid transporter light chain, l system), member 8, DSG1 <text:s/>- <text:s/>desmoglein 1, PFN2 <text:s/>- <text:s/>profilin 2, SLC8A1 <text:s/>- <text:s/>solute carrier family 8 (sodium/calcium exchanger), member 1, PGD <text:s/>- <text:s/>phosphogluconate dehydrogenase, ATP1B1 <text:s/>- <text:s/>atpase, na+/k+ transporting, beta 1 polypeptide, PTPRN <text:s/>- <text:s/>protein tyrosine phosphatase, receptor type, n, TLL1 <text:s/>- <text:s/>tolloid-like 1, PHKA2 <text:s/>- <text:s/>phosphorylase kinase, alpha 2 (liver), AFF4 <text:s/>- <text:s/>af4/fmr2 family, member 4, AHCYL1 <text:s/>- <text:s/>adenosylhomocysteinase-like 1, KDM5B <text:s/>- <text:s/>lysine (k)-specific demethylase 5b, SH3KBP1 <text:s/>- <text:s/>sh3-domain kinase binding protein 1, GPLD1 <text:s/>- <text:s/>glycosylphosphatidylinositol specific phospholipase d1, AMICA1 <text:s/>- <text:s/>adhesion molecule, interacts with cxadr antigen 1, VPS54 <text:s/>- <text:s/>vacuolar protein sorting 54 homolog (s. cerevisiae), ATF3 <text:s/>- <text:s/>activating transcription factor 3, PPAPDC1A <text:s/>- <text:s/>phosphatidic acid phosphatase type 2 domain containing 1a, CHI3L1 <text:s/>- <text:s/>chitinase 3-like 1 (cartilage glycoprotein-39), USP14 <text:s/>- <text:s/>ubiquitin specific peptidase 14 (trna-guanine transglycosylase), RAB6A <text:s/>- <text:s/>rab6a, member ras oncogene family, ATP6V0A1 <text:s/>- <text:s/>atpase, h+ transporting, lysosomal v0 subunit a1, DIXDC1 <text:s/>- <text:s/>dix domain containing 1, NUP43 <text:s/>- <text:s/>nucleoporin 43kda, TMSB4X <text:s/>- <text:s/>thymosin beta 4, x-linked, SKP1 <text:s/>- <text:s/>s-phase kinase-associated protein 1, FAM65B <text:s/>- <text:s/>family with sequence similarity 65, member b, SLC40A1 <text:s/>- <text:s/>solute carrier family 40 (iron-regulated transporter), member 1, SNPH <text:s/>- <text:s/>syntaphilin, GPR20 <text:s/>- <text:s/>g protein-coupled receptor 20, PET112 <text:s/>- <text:s/>pet112 homolog (yeast), GULP1 <text:s/>- <text:s/>gulp, engulfment adaptor ptb domain containing 1, IDE <text:s/>- <text:s/>insulin-degrading enzyme, STON2 <text:s/>- <text:s/>stonin 2, FOXK1 <text:s/>- <text:s/>forkhead box k1, TTBK2 <text:s/>- <text:s/>tau tubulin kinase 2, PFN1 <text:s/>- <text:s/>profilin 1, SDK1 <text:s/>- <text:s/>sidekick cell adhesion molecule 1, MYOCD <text:s/>- <text:s/>myocardin, ARHGAP18 <text:s/>- <text:s/>rho gtpase activating protein 18, CCP110 <text:s/>- <text:s/>centriolar coiled coil protein 110kda, RAN <text:s/>- <text:s/>ran, member ras oncogene family, SHC1 <text:s/>- <text:s/>shc (src homology 2 domain containing) transforming protein 1, OPTC <text:s/>- <text:s/>opticin, EGLN3 <text:s/>- <text:s/>egl-9 family hypoxia-inducible factor 3, LRP1 <text:s/>- <text:s/>low density lipoprotein receptor-related protein 1, ARTN <text:s/>- <text:s/>artemin, ESPN <text:s/>- <text:s/>espin, NEDD9 <text:s/>- <text:s/>neural precursor cell expressed, developmentally down-regulated 9, CYP26B1 <text:s/>- <text:s/>cytochrome p450, family 26, subfamily b, polypeptide 1, TEKT5 <text:s/>- <text:s/>tektin 5, NEFM <text:s/>- <text:s/>neurofilament, medium polypeptide, CCR3 <text:s/>- <text:s/>chemokine (c-c motif) receptor 3, EPC1 <text:s/>- <text:s/>enhancer of polycomb homolog 1 (drosophila), LCE2A <text:s/>- <text:s/>late cornified envelope 2a, KIAA1522 <text:s/>- <text:s/>kiaa1522, DNAI1 <text:s/>- <text:s/>dynein, axonemal, intermediate chain 1, NQO1 <text:s/>- <text:s/>nad(p)h dehydrogenase, quinone 1, TLN2 <text:s/>- <text:s/>talin 2, FBXO2 <text:s/>- <text:s/>f-box protein 2, SYNPO <text:s/>- <text:s/>synaptopodin, MACF1 <text:s/>- <text:s/>microtubule-actin crosslinking factor 1, LCE2D <text:s/>- <text:s/>late cornified envelope 2d, DNASE1L3 <text:s/>- <text:s/>deoxyribonuclease i-like 3, DYNC1H1 <text:s/>- <text:s/>dynein, cytoplasmic 1, heavy chain 1, C15orf62 <text:s/>- <text:s/>chromosome 15 open reading frame 62, STAC3 <text:s/>- <text:s/>sh3 and cysteine rich domain 3, FCHSD1 <text:s/>- <text:s/>fch and double sh3 domains 1, ITPKC <text:s/>- <text:s/>inositol-trisphosphate 3-kinase c, ARID4A <text:s/>- <text:s/>at rich interactive domain 4a (rbp1-like), SERPINB5 <text:s/>- <text:s/>serpin peptidase inhibitor, clade b (ovalbumin), member 5, ELL3 <text:s/>- <text:s/>elongation factor rna polymerase ii-like 3, F2RL3 <text:s/>- <text:s/>coagulation factor ii (thrombin) receptor-like 3, MGEA5 <text:s/>- <text:s/>meningioma expressed antigen 5 (hyaluronidase), MAFG <text:s/>- <text:s/>v-maf avian musculoaponeurotic fibrosarcoma oncogene homolog g, CLCF1 <text:s/>- <text:s/>cardiotrophin-like cytokine factor 1, GHITM <text:s/>- <text:s/>growth hormone inducible transmembrane protein, PPIP5K1 <text:s/>- <text:s/>diphosphoinositol pentakisphosphate kinase 1, RP1L1 <text:s/>- <text:s/>retinitis pigmentosa 1-like 1, PTGES3 <text:s/>- <text:s/>prostaglandin e synthase 3 (cytosolic), HPS4 <text:s/>- <text:s/>hermansky-pudlak syndrome 4, CUL3 <text:s/>- <text:s/>cullin 3, BCL2L1 <text:s/>- <text:s/>bcl2-like 1, TIAL1 <text:s/>- <text:s/>tia1 cytotoxic granule-associated rna binding protein-like 1, CDCA2 <text:s/>- <text:s/>cell division cycle associated 2, NECAB3 <text:s/>- <text:s/>n-terminal ef-hand calcium binding protein 3, GSK3B <text:s/>- <text:s/>glycogen synthase kinase 3 beta, PIGR <text:s/>- <text:s/>polymeric immunoglobulin receptor, NDUFS2 <text:s/>- <text:s/>nadh dehydrogenase (ubiquinone) fe-s protein 2, 49kda (nadh-coenzyme q reductase), IL36G <text:s/>- <text:s/>interleukin 36, gamma, KCNK4 <text:s/>- <text:s/>potassium channel, subfamily k, member 4]</text:p>
          </table:table-cell>
        </table:table-row>
        <table:table-row table:style-name="ro1">
          <table:table-cell office:value-type="string" calcext:value-type="string">
            <text:p>GO:0022603</text:p>
          </table:table-cell>
          <table:table-cell office:value-type="string" calcext:value-type="string">
            <text:p>regulation of anatomical structure morphogenesis</text:p>
          </table:table-cell>
          <table:table-cell office:value-type="float" office:value="0.0000191" calcext:value-type="float">
            <text:p>0.0000191</text:p>
          </table:table-cell>
          <table:table-cell office:value-type="float" office:value="0.136" calcext:value-type="float">
            <text:p>0.136</text:p>
          </table:table-cell>
          <table:table-cell office:value-type="float" office:value="1.76" calcext:value-type="float">
            <text:p>1.76</text:p>
          </table:table-cell>
          <table:table-cell office:value-type="float" office:value="13954" calcext:value-type="float">
            <text:p>13954</text:p>
          </table:table-cell>
          <table:table-cell office:value-type="float" office:value="777" calcext:value-type="float">
            <text:p>777</text:p>
          </table:table-cell>
          <table:table-cell office:value-type="float" office:value="593" calcext:value-type="float">
            <text:p>59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[BNIP3 <text:s/>- <text:s/>bcl2/adenovirus e1b 19kda interacting protein 3, SPTA1 <text:s/>- <text:s/>spectrin, alpha, erythrocytic 1 (elliptocytosis 2), MMRN2 <text:s/>- <text:s/>multimerin 2, RUFY3 <text:s/>- <text:s/>run and fyve domain containing 3, GSN <text:s/>- <text:s/>gelsolin, VANGL2 <text:s/>- <text:s/>vangl planar cell polarity protein 2, ANXA7 <text:s/>- <text:s/>annexin a7, SH3KBP1 <text:s/>- <text:s/>sh3-domain kinase binding protein 1, LARP4 <text:s/>- <text:s/>la ribonucleoprotein domain family, member 4, CHI3L1 <text:s/>- <text:s/>chitinase 3-like 1 (cartilage glycoprotein-39), KRT1 <text:s/>- <text:s/>keratin 1, CEACAM1 <text:s/>- <text:s/>carcinoembryonic antigen-related cell adhesion molecule 1 (biliary glycoprotein), PSMA5 <text:s/>- <text:s/>proteasome (prosome, macropain) subunit, alpha type, 5, CDC42SE1 <text:s/>- <text:s/>cdc42 small effector 1, PSMA4 <text:s/>- <text:s/>proteasome (prosome, macropain) subunit, alpha type, 4, MYOG <text:s/>- <text:s/>myogenin (myogenic factor 4), PSMA3 <text:s/>- <text:s/>proteasome (prosome, macropain) subunit, alpha type, 3, FAM65B <text:s/>- <text:s/>family with sequence similarity 65, member b, GRHL3 <text:s/>- <text:s/>grainyhead-like 3 (drosophila), PAFAH1B1 <text:s/>- <text:s/>platelet-activating factor acetylhydrolase 1b, regulatory subunit 1 (45kda), PSMC5 <text:s/>- <text:s/>proteasome (prosome, macropain) 26s subunit, atpase, 5, NRG1 <text:s/>- <text:s/>neuregulin 1, TTBK2 <text:s/>- <text:s/>tau tubulin kinase 2, PFN1 <text:s/>- <text:s/>profilin 1, VAT1 <text:s/>- <text:s/>vesicle amine transport protein 1 homolog (t. californica), PSMD7 <text:s/>- <text:s/>proteasome (prosome, macropain) 26s subunit, non-atpase, 7, STK11 <text:s/>- <text:s/>serine/threonine kinase 11, ARHGAP18 <text:s/>- <text:s/>rho gtpase activating protein 18, IL6 <text:s/>- <text:s/>interleukin 6 (interferon, beta 2), CELA1 <text:s/>- <text:s/>chymotrypsin-like elastase family, member 1, PSMD12 <text:s/>- <text:s/>proteasome (prosome, macropain) 26s subunit, non-atpase, 12, ITGA5 <text:s/>- <text:s/>integrin, alpha 5 (fibronectin receptor, alpha polypeptide), PSMD11 <text:s/>- <text:s/>proteasome (prosome, macropain) 26s subunit, non-atpase, 11, FMNL1 <text:s/>- <text:s/>formin-like 1, SPHK1 <text:s/>- <text:s/>sphingosine kinase 1, ALDOA <text:s/>- <text:s/>aldolase a, fructose-bisphosphate, UBC <text:s/>- <text:s/>ubiquitin c, CCR3 <text:s/>- <text:s/>chemokine (c-c motif) receptor 3, FGF1 <text:s/>- <text:s/>fibroblast growth factor 1 (acidic), NEDD4L <text:s/>- <text:s/>neural precursor cell expressed, developmentally down-regulated 4-like, e3 ubiquitin protein ligase, SYT2 <text:s/>- <text:s/>synaptotagmin ii, FZD4 <text:s/>- <text:s/>frizzled family receptor 4, LRP8 <text:s/>- <text:s/>low density lipoprotein receptor-related protein 8, apolipoprotein e receptor, MAP2K1 <text:s/>- <text:s/>mitogen-activated protein kinase kinase 1, MACF1 <text:s/>- <text:s/>microtubule-actin crosslinking factor 1, ADNP <text:s/>- <text:s/>activity-dependent neuroprotector homeobox, C15orf62 <text:s/>- <text:s/>chromosome 15 open reading frame 62, ARAP3 <text:s/>- <text:s/>arfgap with rhogap domain, ankyrin repeat and ph domain 3, EPB41 <text:s/>- <text:s/>erythrocyte membrane protein band 4.1 (elliptocytosis 1, rh-linked), SRPX2 <text:s/>- <text:s/>sushi-repeat containing protein, x-linked 2, EPHB2 <text:s/>- <text:s/>eph receptor b2, EPHA4 <text:s/>- <text:s/>eph receptor a4, S100A10 <text:s/>- <text:s/>s100 calcium binding protein a10, HTATIP2 <text:s/>- <text:s/>hiv-1 tat interactive protein 2, 30kda, SMCR7 <text:s/>- <text:s/>smith-magenis syndrome chromosome region, candidate 7, RTN4 <text:s/>- <text:s/>reticulon 4, GSK3B <text:s/>- <text:s/>glycogen synthase kinase 3 beta, RREB1 <text:s/>- <text:s/>ras responsive element binding protein 1]</text:p>
          </table:table-cell>
        </table:table-row>
        <table:table-row table:style-name="ro1">
          <table:table-cell office:value-type="string" calcext:value-type="string">
            <text:p>GO:0043312</text:p>
          </table:table-cell>
          <table:table-cell office:value-type="string" calcext:value-type="string">
            <text:p>neutrophil degranulation</text:p>
          </table:table-cell>
          <table:table-cell office:value-type="float" office:value="0.0000456" calcext:value-type="float">
            <text:p>0.0000456</text:p>
          </table:table-cell>
          <table:table-cell office:value-type="float" office:value="0.216" calcext:value-type="float">
            <text:p>0.216</text:p>
          </table:table-cell>
          <table:table-cell office:value-type="float" office:value="2.13" calcext:value-type="float">
            <text:p>2.13</text:p>
          </table:table-cell>
          <table:table-cell office:value-type="float" office:value="13954" calcext:value-type="float">
            <text:p>13954</text:p>
          </table:table-cell>
          <table:table-cell office:value-type="float" office:value="353" calcext:value-type="float">
            <text:p>353</text:p>
          </table:table-cell>
          <table:table-cell office:value-type="float" office:value="593" calcext:value-type="float">
            <text:p>59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PSMD12 <text:s/>- <text:s/>proteasome (prosome, macropain) 26s subunit, non-atpase, 12, PSMD11 <text:s/>- <text:s/>proteasome (prosome, macropain) 26s subunit, non-atpase, 11, PRDX6 <text:s/>- <text:s/>peroxiredoxin 6, TIMP2 <text:s/>- <text:s/>timp metallopeptidase inhibitor 2, GSTP1 <text:s/>- <text:s/>glutathione s-transferase pi 1, KCNAB2 <text:s/>- <text:s/>potassium voltage-gated channel, shaker-related subfamily, beta member 2, FTL <text:s/>- <text:s/>ferritin, light polypeptide, DSG1 <text:s/>- <text:s/>desmoglein 1, GSN <text:s/>- <text:s/>gelsolin, ALDOA <text:s/>- <text:s/>aldolase a, fructose-bisphosphate, NFASC <text:s/>- <text:s/>neurofascin, FAF2 <text:s/>- <text:s/>fas associated factor family member 2, CHI3L1 <text:s/>- <text:s/>chitinase 3-like 1 (cartilage glycoprotein-39), RHOG <text:s/>- <text:s/>ras homolog family member g, RAB6A <text:s/>- <text:s/>rab6a, member ras oncogene family, LAMP2 <text:s/>- <text:s/>lysosomal-associated membrane protein 2, TTR <text:s/>- <text:s/>transthyretin, DYNC1H1 <text:s/>- <text:s/>dynein, cytoplasmic 1, heavy chain 1, KRT1 <text:s/>- <text:s/>keratin 1, ATP6V0A1 <text:s/>- <text:s/>atpase, h+ transporting, lysosomal v0 subunit a1, CEACAM1 <text:s/>- <text:s/>carcinoembryonic antigen-related cell adhesion molecule 1 (biliary glycoprotein), PSMA5 <text:s/>- <text:s/>proteasome (prosome, macropain) subunit, alpha type, 5, RAB9B <text:s/>- <text:s/>rab9b, member ras oncogene family, HSP90AB1 <text:s/>- <text:s/>heat shock protein 90kda alpha (cytosolic), class b member 1, GLIPR1 <text:s/>- <text:s/>gli pathogenesis-related 1, ACTR1B <text:s/>- <text:s/>arp1 actin-related protein 1 homolog b, centractin beta (yeast), VAT1 <text:s/>- <text:s/>vesicle amine transport protein 1 homolog (t. californica), PSMD7 <text:s/>- <text:s/>proteasome (prosome, macropain) 26s subunit, non-atpase, 7, PIGR <text:s/>- <text:s/>polymeric immunoglobulin receptor, VCP <text:s/>- <text:s/>valosin containing protein, MGST1 <text:s/>- <text:s/>microsomal glutathione s-transferase 1, PGRMC1 <text:s/>- <text:s/>progesterone receptor membrane component 1]</text:p>
          </table:table-cell>
        </table:table-row>
        <table:table-row table:style-name="ro1">
          <table:table-cell office:value-type="string" calcext:value-type="string">
            <text:p>GO:0050821</text:p>
          </table:table-cell>
          <table:table-cell office:value-type="string" calcext:value-type="string">
            <text:p>protein stabilization</text:p>
          </table:table-cell>
          <table:table-cell office:value-type="float" office:value="0.0000473" calcext:value-type="float">
            <text:p>0.0000473</text:p>
          </table:table-cell>
          <table:table-cell office:value-type="float" office:value="0.168" calcext:value-type="float">
            <text:p>0.168</text:p>
          </table:table-cell>
          <table:table-cell office:value-type="float" office:value="3.14" calcext:value-type="float">
            <text:p>3.14</text:p>
          </table:table-cell>
          <table:table-cell office:value-type="float" office:value="13954" calcext:value-type="float">
            <text:p>13954</text:p>
          </table:table-cell>
          <table:table-cell office:value-type="float" office:value="120" calcext:value-type="float">
            <text:p>120</text:p>
          </table:table-cell>
          <table:table-cell office:value-type="float" office:value="593" calcext:value-type="float">
            <text:p>59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LAMP2 <text:s/>- <text:s/>lysosomal-associated membrane protein 2, USP19 <text:s/>- <text:s/>ubiquitin specific peptidase 19, HSP90AB1 <text:s/>- <text:s/>heat shock protein 90kda alpha (cytosolic), class b member 1, DSG1 <text:s/>- <text:s/>desmoglein 1, PFN2 <text:s/>- <text:s/>profilin 2, ATP1B1 <text:s/>- <text:s/>atpase, na+/k+ transporting, beta 1 polypeptide, CHEK2 <text:s/>- <text:s/>checkpoint kinase 2, ZSWIM7 <text:s/>- <text:s/>zinc finger, swim-type containing 7, GAPDH <text:s/>- <text:s/>glyceraldehyde-3-phosphate dehydrogenase, PTGES3 <text:s/>- <text:s/>prostaglandin e synthase 3 (cytosolic), HPS4 <text:s/>- <text:s/>hermansky-pudlak syndrome 4, RASSF2 <text:s/>- <text:s/>ras association (ralgds/af-6) domain family member 2, BAG3 <text:s/>- <text:s/>bcl2-associated athanogene 3, PFN1 <text:s/>- <text:s/>profilin 1, PPAP2B <text:s/>- <text:s/>phosphatidic acid phosphatase type 2b, RTN4 <text:s/>- <text:s/>reticulon 4]</text:p>
          </table:table-cell>
        </table:table-row>
        <table:table-row table:style-name="ro1">
          <table:table-cell office:value-type="string" calcext:value-type="string">
            <text:p>GO:0002283</text:p>
          </table:table-cell>
          <table:table-cell office:value-type="string" calcext:value-type="string">
            <text:p>neutrophil activation involved in immune response</text:p>
          </table:table-cell>
          <table:table-cell office:value-type="float" office:value="0.0000481" calcext:value-type="float">
            <text:p>0.0000481</text:p>
          </table:table-cell>
          <table:table-cell office:value-type="float" office:value="0.137" calcext:value-type="float">
            <text:p>0.137</text:p>
          </table:table-cell>
          <table:table-cell office:value-type="float" office:value="2.13" calcext:value-type="float">
            <text:p>2.13</text:p>
          </table:table-cell>
          <table:table-cell office:value-type="float" office:value="13954" calcext:value-type="float">
            <text:p>13954</text:p>
          </table:table-cell>
          <table:table-cell office:value-type="float" office:value="354" calcext:value-type="float">
            <text:p>354</text:p>
          </table:table-cell>
          <table:table-cell office:value-type="float" office:value="593" calcext:value-type="float">
            <text:p>59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PSMD12 <text:s/>- <text:s/>proteasome (prosome, macropain) 26s subunit, non-atpase, 12, PSMD11 <text:s/>- <text:s/>proteasome (prosome, macropain) 26s subunit, non-atpase, 11, PRDX6 <text:s/>- <text:s/>peroxiredoxin 6, TIMP2 <text:s/>- <text:s/>timp metallopeptidase inhibitor 2, GSTP1 <text:s/>- <text:s/>glutathione s-transferase pi 1, KCNAB2 <text:s/>- <text:s/>potassium voltage-gated channel, shaker-related subfamily, beta member 2, FTL <text:s/>- <text:s/>ferritin, light polypeptide, DSG1 <text:s/>- <text:s/>desmoglein 1, GSN <text:s/>- <text:s/>gelsolin, ALDOA <text:s/>- <text:s/>aldolase a, fructose-bisphosphate, NFASC <text:s/>- <text:s/>neurofascin, FAF2 <text:s/>- <text:s/>fas associated factor family member 2, CHI3L1 <text:s/>- <text:s/>chitinase 3-like 1 (cartilage glycoprotein-39), RHOG <text:s/>- <text:s/>ras homolog family member g, RAB6A <text:s/>- <text:s/>rab6a, member ras oncogene family, LAMP2 <text:s/>- <text:s/>lysosomal-associated membrane protein 2, TTR <text:s/>- <text:s/>transthyretin, DYNC1H1 <text:s/>- <text:s/>dynein, cytoplasmic 1, heavy chain 1, KRT1 <text:s/>- <text:s/>keratin 1, ATP6V0A1 <text:s/>- <text:s/>atpase, h+ transporting, lysosomal v0 subunit a1, CEACAM1 <text:s/>- <text:s/>carcinoembryonic antigen-related cell adhesion molecule 1 (biliary glycoprotein), PSMA5 <text:s/>- <text:s/>proteasome (prosome, macropain) subunit, alpha type, 5, RAB9B <text:s/>- <text:s/>rab9b, member ras oncogene family, HSP90AB1 <text:s/>- <text:s/>heat shock protein 90kda alpha (cytosolic), class b member 1, GLIPR1 <text:s/>- <text:s/>gli pathogenesis-related 1, ACTR1B <text:s/>- <text:s/>arp1 actin-related protein 1 homolog b, centractin beta (yeast), VAT1 <text:s/>- <text:s/>vesicle amine transport protein 1 homolog (t. californica), PSMD7 <text:s/>- <text:s/>proteasome (prosome, macropain) 26s subunit, non-atpase, 7, PIGR <text:s/>- <text:s/>polymeric immunoglobulin receptor, VCP <text:s/>- <text:s/>valosin containing protein, MGST1 <text:s/>- <text:s/>microsomal glutathione s-transferase 1, PGRMC1 <text:s/>- <text:s/>progesterone receptor membrane component 1]</text:p>
          </table:table-cell>
        </table:table-row>
        <table:table-row table:style-name="ro1">
          <table:table-cell office:value-type="string" calcext:value-type="string">
            <text:p>GO:0031146</text:p>
          </table:table-cell>
          <table:table-cell office:value-type="string" calcext:value-type="string">
            <text:p>SCF-dependent proteasomal ubiquitin-dependent protein catabolic process</text:p>
          </table:table-cell>
          <table:table-cell office:value-type="float" office:value="0.0000525" calcext:value-type="float">
            <text:p>0.0000525</text:p>
          </table:table-cell>
          <table:table-cell office:value-type="float" office:value="0.125" calcext:value-type="float">
            <text:p>0.125</text:p>
          </table:table-cell>
          <table:table-cell office:value-type="float" office:value="4.17" calcext:value-type="float">
            <text:p>4.17</text:p>
          </table:table-cell>
          <table:table-cell office:value-type="float" office:value="13954" calcext:value-type="float">
            <text:p>13954</text:p>
          </table:table-cell>
          <table:table-cell office:value-type="float" office:value="62" calcext:value-type="float">
            <text:p>62</text:p>
          </table:table-cell>
          <table:table-cell office:value-type="float" office:value="593" calcext:value-type="float">
            <text:p>59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PSMD12 <text:s/>- <text:s/>proteasome (prosome, macropain) 26s subunit, non-atpase, 12, PSMD11 <text:s/>- <text:s/>proteasome (prosome, macropain) 26s subunit, non-atpase, 11, PSMC5 <text:s/>- <text:s/>proteasome (prosome, macropain) 26s subunit, atpase, 5, PSMA5 <text:s/>- <text:s/>proteasome (prosome, macropain) subunit, alpha type, 5, PSMA4 <text:s/>- <text:s/>proteasome (prosome, macropain) subunit, alpha type, 4, BTRC <text:s/>- <text:s/>beta-transducin repeat containing e3 ubiquitin protein ligase, SKP1 <text:s/>- <text:s/>s-phase kinase-associated protein 1, PSMA3 <text:s/>- <text:s/>proteasome (prosome, macropain) subunit, alpha type, 3, PSMD7 <text:s/>- <text:s/>proteasome (prosome, macropain) 26s subunit, non-atpase, 7, FBXO2 <text:s/>- <text:s/>f-box protein 2, UBC <text:s/>- <text:s/>ubiquitin c]</text:p>
          </table:table-cell>
        </table:table-row>
        <table:table-row table:style-name="ro1">
          <table:table-cell office:value-type="string" calcext:value-type="string">
            <text:p>GO:0042119</text:p>
          </table:table-cell>
          <table:table-cell office:value-type="string" calcext:value-type="string">
            <text:p>neutrophil activation</text:p>
          </table:table-cell>
          <table:table-cell office:value-type="float" office:value="0.0000598" calcext:value-type="float">
            <text:p>0.0000598</text:p>
          </table:table-cell>
          <table:table-cell office:value-type="float" office:value="0.122" calcext:value-type="float">
            <text:p>0.122</text:p>
          </table:table-cell>
          <table:table-cell office:value-type="float" office:value="2.1" calcext:value-type="float">
            <text:p>2.1</text:p>
          </table:table-cell>
          <table:table-cell office:value-type="float" office:value="13954" calcext:value-type="float">
            <text:p>13954</text:p>
          </table:table-cell>
          <table:table-cell office:value-type="float" office:value="358" calcext:value-type="float">
            <text:p>358</text:p>
          </table:table-cell>
          <table:table-cell office:value-type="float" office:value="593" calcext:value-type="float">
            <text:p>59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PSMD12 <text:s/>- <text:s/>proteasome (prosome, macropain) 26s subunit, non-atpase, 12, PSMD11 <text:s/>- <text:s/>proteasome (prosome, macropain) 26s subunit, non-atpase, 11, PRDX6 <text:s/>- <text:s/>peroxiredoxin 6, TIMP2 <text:s/>- <text:s/>timp metallopeptidase inhibitor 2, GSTP1 <text:s/>- <text:s/>glutathione s-transferase pi 1, KCNAB2 <text:s/>- <text:s/>potassium voltage-gated channel, shaker-related subfamily, beta member 2, FTL <text:s/>- <text:s/>ferritin, light polypeptide, DSG1 <text:s/>- <text:s/>desmoglein 1, GSN <text:s/>- <text:s/>gelsolin, ALDOA <text:s/>- <text:s/>aldolase a, fructose-bisphosphate, NFASC <text:s/>- <text:s/>neurofascin, FAF2 <text:s/>- <text:s/>fas associated factor family member 2, CHI3L1 <text:s/>- <text:s/>chitinase 3-like 1 (cartilage glycoprotein-39), RHOG <text:s/>- <text:s/>ras homolog family member g, RAB6A <text:s/>- <text:s/>rab6a, member ras oncogene family, LAMP2 <text:s/>- <text:s/>lysosomal-associated membrane protein 2, TTR <text:s/>- <text:s/>transthyretin, DYNC1H1 <text:s/>- <text:s/>dynein, cytoplasmic 1, heavy chain 1, KRT1 <text:s/>- <text:s/>keratin 1, ATP6V0A1 <text:s/>- <text:s/>atpase, h+ transporting, lysosomal v0 subunit a1, CEACAM1 <text:s/>- <text:s/>carcinoembryonic antigen-related cell adhesion molecule 1 (biliary glycoprotein), PSMA5 <text:s/>- <text:s/>proteasome (prosome, macropain) subunit, alpha type, 5, RAB9B <text:s/>- <text:s/>rab9b, member ras oncogene family, HSP90AB1 <text:s/>- <text:s/>heat shock protein 90kda alpha (cytosolic), class b member 1, GLIPR1 <text:s/>- <text:s/>gli pathogenesis-related 1, ACTR1B <text:s/>- <text:s/>arp1 actin-related protein 1 homolog b, centractin beta (yeast), VAT1 <text:s/>- <text:s/>vesicle amine transport protein 1 homolog (t. californica), PSMD7 <text:s/>- <text:s/>proteasome (prosome, macropain) 26s subunit, non-atpase, 7, PIGR <text:s/>- <text:s/>polymeric immunoglobulin receptor, VCP <text:s/>- <text:s/>valosin containing protein, MGST1 <text:s/>- <text:s/>microsomal glutathione s-transferase 1, PGRMC1 <text:s/>- <text:s/>progesterone receptor membrane component 1]</text:p>
          </table:table-cell>
        </table:table-row>
        <table:table-row table:style-name="ro1">
          <table:table-cell office:value-type="string" calcext:value-type="string">
            <text:p>GO:0036230</text:p>
          </table:table-cell>
          <table:table-cell office:value-type="string" calcext:value-type="string">
            <text:p>granulocyte activation</text:p>
          </table:table-cell>
          <table:table-cell office:value-type="float" office:value="0.0000665" calcext:value-type="float">
            <text:p>0.0000665</text:p>
          </table:table-cell>
          <table:table-cell office:value-type="float" office:value="0.118" calcext:value-type="float">
            <text:p>0.118</text:p>
          </table:table-cell>
          <table:table-cell office:value-type="float" office:value="2.09" calcext:value-type="float">
            <text:p>2.09</text:p>
          </table:table-cell>
          <table:table-cell office:value-type="float" office:value="13954" calcext:value-type="float">
            <text:p>13954</text:p>
          </table:table-cell>
          <table:table-cell office:value-type="float" office:value="360" calcext:value-type="float">
            <text:p>360</text:p>
          </table:table-cell>
          <table:table-cell office:value-type="float" office:value="593" calcext:value-type="float">
            <text:p>59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PSMD12 <text:s/>- <text:s/>proteasome (prosome, macropain) 26s subunit, non-atpase, 12, PSMD11 <text:s/>- <text:s/>proteasome (prosome, macropain) 26s subunit, non-atpase, 11, PRDX6 <text:s/>- <text:s/>peroxiredoxin 6, TIMP2 <text:s/>- <text:s/>timp metallopeptidase inhibitor 2, GSTP1 <text:s/>- <text:s/>glutathione s-transferase pi 1, KCNAB2 <text:s/>- <text:s/>potassium voltage-gated channel, shaker-related subfamily, beta member 2, FTL <text:s/>- <text:s/>ferritin, light polypeptide, DSG1 <text:s/>- <text:s/>desmoglein 1, GSN <text:s/>- <text:s/>gelsolin, ALDOA <text:s/>- <text:s/>aldolase a, fructose-bisphosphate, NFASC <text:s/>- <text:s/>neurofascin, FAF2 <text:s/>- <text:s/>fas associated factor family member 2, CHI3L1 <text:s/>- <text:s/>chitinase 3-like 1 (cartilage glycoprotein-39), RHOG <text:s/>- <text:s/>ras homolog family member g, RAB6A <text:s/>- <text:s/>rab6a, member ras oncogene family, LAMP2 <text:s/>- <text:s/>lysosomal-associated membrane protein 2, TTR <text:s/>- <text:s/>transthyretin, DYNC1H1 <text:s/>- <text:s/>dynein, cytoplasmic 1, heavy chain 1, KRT1 <text:s/>- <text:s/>keratin 1, ATP6V0A1 <text:s/>- <text:s/>atpase, h+ transporting, lysosomal v0 subunit a1, CEACAM1 <text:s/>- <text:s/>carcinoembryonic antigen-related cell adhesion molecule 1 (biliary glycoprotein), PSMA5 <text:s/>- <text:s/>proteasome (prosome, macropain) subunit, alpha type, 5, RAB9B <text:s/>- <text:s/>rab9b, member ras oncogene family, HSP90AB1 <text:s/>- <text:s/>heat shock protein 90kda alpha (cytosolic), class b member 1, GLIPR1 <text:s/>- <text:s/>gli pathogenesis-related 1, ACTR1B <text:s/>- <text:s/>arp1 actin-related protein 1 homolog b, centractin beta (yeast), VAT1 <text:s/>- <text:s/>vesicle amine transport protein 1 homolog (t. californica), PSMD7 <text:s/>- <text:s/>proteasome (prosome, macropain) 26s subunit, non-atpase, 7, PIGR <text:s/>- <text:s/>polymeric immunoglobulin receptor, VCP <text:s/>- <text:s/>valosin containing protein, MGST1 <text:s/>- <text:s/>microsomal glutathione s-transferase 1, PGRMC1 <text:s/>- <text:s/>progesterone receptor membrane component 1]</text:p>
          </table:table-cell>
        </table:table-row>
        <table:table-row table:style-name="ro1">
          <table:table-cell office:value-type="string" calcext:value-type="string">
            <text:p>GO:0030163</text:p>
          </table:table-cell>
          <table:table-cell office:value-type="string" calcext:value-type="string">
            <text:p>protein catabolic process</text:p>
          </table:table-cell>
          <table:table-cell office:value-type="float" office:value="0.0000697" calcext:value-type="float">
            <text:p>0.0000697</text:p>
          </table:table-cell>
          <table:table-cell office:value-type="float" office:value="0.11" calcext:value-type="float">
            <text:p>0.11</text:p>
          </table:table-cell>
          <table:table-cell office:value-type="float" office:value="2.18" calcext:value-type="float">
            <text:p>2.18</text:p>
          </table:table-cell>
          <table:table-cell office:value-type="float" office:value="13954" calcext:value-type="float">
            <text:p>13954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[PSMD12 <text:s/>- <text:s/>proteasome (prosome, macropain) 26s subunit, non-atpase, 12, PSMD11 <text:s/>- <text:s/>proteasome (prosome, macropain) 26s subunit, non-atpase, 11, BNIP3 <text:s/>- <text:s/>bcl2/adenovirus e1b 19kda interacting protein 3, USP19 <text:s/>- <text:s/>ubiquitin specific peptidase 19, RNF222 <text:s/>- <text:s/>ring finger protein 222, UBC <text:s/>- <text:s/>ubiquitin c, NEDD4L <text:s/>- <text:s/>neural precursor cell expressed, developmentally down-regulated 4-like, e3 ubiquitin protein ligase, FAF2 <text:s/>- <text:s/>fas associated factor family member 2, FBXO2 <text:s/>- <text:s/>f-box protein 2, PLAA <text:s/>- <text:s/>phospholipase a2-activating protein, LAMP2 <text:s/>- <text:s/>lysosomal-associated membrane protein 2, CEACAM1 <text:s/>- <text:s/>carcinoembryonic antigen-related cell adhesion molecule 1 (biliary glycoprotein), PSMA5 <text:s/>- <text:s/>proteasome (prosome, macropain) subunit, alpha type, 5, PSMA4 <text:s/>- <text:s/>proteasome (prosome, macropain) subunit, alpha type, 4, PSMA3 <text:s/>- <text:s/>proteasome (prosome, macropain) subunit, alpha type, 3, TBL1X <text:s/>- <text:s/>transducin (beta)-like 1x-linked, SKP1 <text:s/>- <text:s/>s-phase kinase-associated protein 1, RFFL <text:s/>- <text:s/>ring finger and fyve-like domain containing e3 ubiquitin protein ligase, MGEA5 <text:s/>- <text:s/>meningioma expressed antigen 5 (hyaluronidase), CHEK2 <text:s/>- <text:s/>checkpoint kinase 2, IDE <text:s/>- <text:s/>insulin-degrading enzyme, PSMC5 <text:s/>- <text:s/>proteasome (prosome, macropain) 26s subunit, atpase, 5, CUL3 <text:s/>- <text:s/>cullin 3, BTRC <text:s/>- <text:s/>beta-transducin repeat containing e3 ubiquitin protein ligase, GSK3B <text:s/>- <text:s/>glycogen synthase kinase 3 beta, PSMD7 <text:s/>- <text:s/>proteasome (prosome, macropain) 26s subunit, non-atpase, 7, VCP <text:s/>- <text:s/>valosin containing protein, KEAP1 <text:s/>- <text:s/>kelch-like ech-associated protein 1, CELA1 <text:s/>- <text:s/>chymotrypsin-like elastase family, member 1]</text:p>
          </table:table-cell>
        </table:table-row>
        <table:table-row table:style-name="ro1">
          <table:table-cell office:value-type="string" calcext:value-type="string">
            <text:p>GO:0010992</text:p>
          </table:table-cell>
          <table:table-cell office:value-type="string" calcext:value-type="string">
            <text:p>ubiquitin homeostasis</text:p>
          </table:table-cell>
          <table:table-cell office:value-type="float" office:value="0.0000764" calcext:value-type="float">
            <text:p>0.0000764</text:p>
          </table:table-cell>
          <table:table-cell office:value-type="float" office:value="0.109" calcext:value-type="float">
            <text:p>0.109</text:p>
          </table:table-cell>
          <table:table-cell office:value-type="float" office:value="23.53" calcext:value-type="float">
            <text:p>23.53</text:p>
          </table:table-cell>
          <table:table-cell office:value-type="float" office:value="13954" calcext:value-type="float">
            <text:p>13954</text:p>
          </table:table-cell>
          <table:table-cell office:value-type="float" office:value="3" calcext:value-type="float">
            <text:p>3</text:p>
          </table:table-cell>
          <table:table-cell office:value-type="float" office:value="593" calcext:value-type="float">
            <text:p>5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IDE <text:s/>- <text:s/>insulin-degrading enzyme, PLAA <text:s/>- <text:s/>phospholipase a2-activating protein, UBC <text:s/>- <text:s/>ubiquitin c]</text:p>
          </table:table-cell>
        </table:table-row>
        <table:table-row table:style-name="ro1">
          <table:table-cell office:value-type="string" calcext:value-type="string">
            <text:p>GO:0043299</text:p>
          </table:table-cell>
          <table:table-cell office:value-type="string" calcext:value-type="string">
            <text:p>leukocyte degranulation</text:p>
          </table:table-cell>
          <table:table-cell office:value-type="float" office:value="0.0000957" calcext:value-type="float">
            <text:p>0.0000957</text:p>
          </table:table-cell>
          <table:table-cell office:value-type="float" office:value="0.124" calcext:value-type="float">
            <text:p>0.124</text:p>
          </table:table-cell>
          <table:table-cell office:value-type="float" office:value="2.05" calcext:value-type="float">
            <text:p>2.05</text:p>
          </table:table-cell>
          <table:table-cell office:value-type="float" office:value="13954" calcext:value-type="float">
            <text:p>13954</text:p>
          </table:table-cell>
          <table:table-cell office:value-type="float" office:value="367" calcext:value-type="float">
            <text:p>367</text:p>
          </table:table-cell>
          <table:table-cell office:value-type="float" office:value="593" calcext:value-type="float">
            <text:p>59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PSMD12 <text:s/>- <text:s/>proteasome (prosome, macropain) 26s subunit, non-atpase, 12, PSMD11 <text:s/>- <text:s/>proteasome (prosome, macropain) 26s subunit, non-atpase, 11, PRDX6 <text:s/>- <text:s/>peroxiredoxin 6, TIMP2 <text:s/>- <text:s/>timp metallopeptidase inhibitor 2, GSTP1 <text:s/>- <text:s/>glutathione s-transferase pi 1, KCNAB2 <text:s/>- <text:s/>potassium voltage-gated channel, shaker-related subfamily, beta member 2, FTL <text:s/>- <text:s/>ferritin, light polypeptide, DSG1 <text:s/>- <text:s/>desmoglein 1, GSN <text:s/>- <text:s/>gelsolin, ALDOA <text:s/>- <text:s/>aldolase a, fructose-bisphosphate, NFASC <text:s/>- <text:s/>neurofascin, FAF2 <text:s/>- <text:s/>fas associated factor family member 2, CHI3L1 <text:s/>- <text:s/>chitinase 3-like 1 (cartilage glycoprotein-39), RHOG <text:s/>- <text:s/>ras homolog family member g, RAB6A <text:s/>- <text:s/>rab6a, member ras oncogene family, LAMP2 <text:s/>- <text:s/>lysosomal-associated membrane protein 2, TTR <text:s/>- <text:s/>transthyretin, DYNC1H1 <text:s/>- <text:s/>dynein, cytoplasmic 1, heavy chain 1, KRT1 <text:s/>- <text:s/>keratin 1, ATP6V0A1 <text:s/>- <text:s/>atpase, h+ transporting, lysosomal v0 subunit a1, CEACAM1 <text:s/>- <text:s/>carcinoembryonic antigen-related cell adhesion molecule 1 (biliary glycoprotein), PSMA5 <text:s/>- <text:s/>proteasome (prosome, macropain) subunit, alpha type, 5, RAB9B <text:s/>- <text:s/>rab9b, member ras oncogene family, HSP90AB1 <text:s/>- <text:s/>heat shock protein 90kda alpha (cytosolic), class b member 1, GLIPR1 <text:s/>- <text:s/>gli pathogenesis-related 1, ACTR1B <text:s/>- <text:s/>arp1 actin-related protein 1 homolog b, centractin beta (yeast), VAT1 <text:s/>- <text:s/>vesicle amine transport protein 1 homolog (t. californica), PSMD7 <text:s/>- <text:s/>proteasome (prosome, macropain) 26s subunit, non-atpase, 7, PIGR <text:s/>- <text:s/>polymeric immunoglobulin receptor, VCP <text:s/>- <text:s/>valosin containing protein, MGST1 <text:s/>- <text:s/>microsomal glutathione s-transferase 1, PGRMC1 <text:s/>- <text:s/>progesterone receptor membrane component 1]</text:p>
          </table:table-cell>
        </table:table-row>
        <table:table-row table:style-name="ro1">
          <table:table-cell office:value-type="string" calcext:value-type="string">
            <text:p>GO:0043085</text:p>
          </table:table-cell>
          <table:table-cell office:value-type="string" calcext:value-type="string">
            <text:p>positive regulation of catalytic activity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.151" calcext:value-type="float">
            <text:p>0.151</text:p>
          </table:table-cell>
          <table:table-cell office:value-type="float" office:value="1.5" calcext:value-type="float">
            <text:p>1.5</text:p>
          </table:table-cell>
          <table:table-cell office:value-type="float" office:value="13954" calcext:value-type="float">
            <text:p>13954</text:p>
          </table:table-cell>
          <table:table-cell office:value-type="float" office:value="1290" calcext:value-type="float">
            <text:p>1290</text:p>
          </table:table-cell>
          <table:table-cell office:value-type="float" office:value="593" calcext:value-type="float">
            <text:p>59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[A2M <text:s/>- <text:s/>alpha-2-macroglobulin, RABEP1 <text:s/>- <text:s/>rabaptin, rab gtpase binding effector protein 1, SPTA1 <text:s/>- <text:s/>spectrin, alpha, erythrocytic 1 (elliptocytosis 2), TIMP2 <text:s/>- <text:s/>timp metallopeptidase inhibitor 2, SH3BP1 <text:s/>- <text:s/>sh3-domain binding protein 1, EPS8L2 <text:s/>- <text:s/>eps8-like 2, IFI27 <text:s/>- <text:s/>interferon, alpha-inducible protein 27, MAP3K8 <text:s/>- <text:s/>mitogen-activated protein kinase kinase kinase 8, PFN2 <text:s/>- <text:s/>profilin 2, GSN <text:s/>- <text:s/>gelsolin, GADD45A <text:s/>- <text:s/>growth arrest and dna-damage-inducible, alpha, MAP3K7CL <text:s/>- <text:s/>map3k7 c-terminal like, SDC4 <text:s/>- <text:s/>syndecan 4, VANGL2 <text:s/>- <text:s/>vangl planar cell polarity protein 2, ATP1B1 <text:s/>- <text:s/>atpase, na+/k+ transporting, beta 1 polypeptide, PSD <text:s/>- <text:s/>pleckstrin and sec7 domain containing, CHM <text:s/>- <text:s/>choroideremia (rab escort protein 1), GPLD1 <text:s/>- <text:s/>glycosylphosphatidylinositol specific phospholipase d1, DENND1A <text:s/>- <text:s/>denn/madd domain containing 1a, CHI3L1 <text:s/>- <text:s/>chitinase 3-like 1 (cartilage glycoprotein-39), TMSB4X <text:s/>- <text:s/>thymosin beta 4, x-linked, PSMA5 <text:s/>- <text:s/>proteasome (prosome, macropain) subunit, alpha type, 5, PSMA4 <text:s/>- <text:s/>proteasome (prosome, macropain) subunit, alpha type, 4, SKP1 <text:s/>- <text:s/>s-phase kinase-associated protein 1, PSMA3 <text:s/>- <text:s/>proteasome (prosome, macropain) subunit, alpha type, 3, SMAP2 <text:s/>- <text:s/>small arfgap2, VIP <text:s/>- <text:s/>vasoactive intestinal peptide, GRHL3 <text:s/>- <text:s/>grainyhead-like 3 (drosophila), RABGAP1L <text:s/>- <text:s/>rab gtpase activating protein 1-like, DNAJB4 <text:s/>- <text:s/>dnaj (hsp40) homolog, subfamily b, member 4, CAMKK1 <text:s/>- <text:s/>calcium/calmodulin-dependent protein kinase kinase 1, alpha, NRG1 <text:s/>- <text:s/>neuregulin 1, PSMC5 <text:s/>- <text:s/>proteasome (prosome, macropain) 26s subunit, atpase, 5, PFN1 <text:s/>- <text:s/>profilin 1, PSMD7 <text:s/>- <text:s/>proteasome (prosome, macropain) 26s subunit, non-atpase, 7, VCP <text:s/>- <text:s/>valosin containing protein, EIF5 <text:s/>- <text:s/>eukaryotic translation initiation factor 5, DOCK10 <text:s/>- <text:s/>dedicator of cytokinesis 10, STK11 <text:s/>- <text:s/>serine/threonine kinase 11, ARHGAP18 <text:s/>- <text:s/>rho gtpase activating protein 18, PSMD12 <text:s/>- <text:s/>proteasome (prosome, macropain) 26s subunit, non-atpase, 12, PSMD11 <text:s/>- <text:s/>proteasome (prosome, macropain) 26s subunit, non-atpase, 11, SHC1 <text:s/>- <text:s/>shc (src homology 2 domain containing) transforming protein 1, EGLN3 <text:s/>- <text:s/>egl-9 family hypoxia-inducible factor 3, FGF9 <text:s/>- <text:s/>fibroblast growth factor 9, ARTN <text:s/>- <text:s/>artemin, PDGFRB <text:s/>- <text:s/>platelet-derived growth factor receptor, beta polypeptide, UBC <text:s/>- <text:s/>ubiquitin c, FGF1 <text:s/>- <text:s/>fibroblast growth factor 1 (acidic), ADRM1 <text:s/>- <text:s/>adhesion regulating molecule 1, MADD <text:s/>- <text:s/>map-kinase activating death domain, TFAP4 <text:s/>- <text:s/>transcription factor ap-4 (activating enhancer binding protein 4), RASSF2 <text:s/>- <text:s/>ras association (ralgds/af-6) domain family member 2, GCLM <text:s/>- <text:s/>glutamate-cysteine ligase, modifier subunit, TBC1D30 <text:s/>- <text:s/>tbc1 domain family, member 30, FZD4 <text:s/>- <text:s/>frizzled family receptor 4, LRP8 <text:s/>- <text:s/>low density lipoprotein receptor-related protein 8, apolipoprotein e receptor, PLAA <text:s/>- <text:s/>phospholipase a2-activating protein, MAP2K1 <text:s/>- <text:s/>mitogen-activated protein kinase kinase 1, PPARG <text:s/>- <text:s/>peroxisome proliferator-activated receptor gamma, RHOG <text:s/>- <text:s/>ras homolog family member g, MAPK10 <text:s/>- <text:s/>mitogen-activated protein kinase 10, NEK10 <text:s/>- <text:s/>nima-related kinase 10, ADNP <text:s/>- <text:s/>activity-dependent neuroprotector homeobox, GNG3 <text:s/>- <text:s/>guanine nucleotide binding protein (g protein), gamma 3, C15orf62 <text:s/>- <text:s/>chromosome 15 open reading frame 62, ARAP3 <text:s/>- <text:s/>arfgap with rhogap domain, ankyrin repeat and ph domain 3, ARHGAP31 <text:s/>- <text:s/>rho gtpase activating protein 31, HSP90AB1 <text:s/>- <text:s/>heat shock protein 90kda alpha (cytosolic), class b member 1, LPAR2 <text:s/>- <text:s/>lysophosphatidic acid receptor 2, MET <text:s/>- <text:s/>met proto-oncogene, DENND2C <text:s/>- <text:s/>denn/madd domain containing 2c, PLCE1 <text:s/>- <text:s/>phospholipase c, epsilon 1, EPHA4 <text:s/>- <text:s/>eph receptor a4, DEPDC5 <text:s/>- <text:s/>dep domain containing 5, S100A10 <text:s/>- <text:s/>s100 calcium binding protein a10, HPS4 <text:s/>- <text:s/>hermansky-pudlak syndrome 4, PTGES3 <text:s/>- <text:s/>prostaglandin e synthase 3 (cytosolic), ARHGAP30 <text:s/>- <text:s/>rho gtpase activating protein 30, BTRC <text:s/>- <text:s/>beta-transducin repeat containing e3 ubiquitin protein ligase, GSK3B <text:s/>- <text:s/>glycogen synthase kinase 3 beta, CCK <text:s/>- <text:s/>cholecystokinin]</text:p>
          </table:table-cell>
        </table:table-row>
        <table:table-row table:style-name="ro1">
          <table:table-cell office:value-type="string" calcext:value-type="string">
            <text:p>GO:0002275</text:p>
          </table:table-cell>
          <table:table-cell office:value-type="string" calcext:value-type="string">
            <text:p>myeloid cell activation involved in immune response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.142" calcext:value-type="float">
            <text:p>0.142</text:p>
          </table:table-cell>
          <table:table-cell office:value-type="float" office:value="2.02" calcext:value-type="float">
            <text:p>2.02</text:p>
          </table:table-cell>
          <table:table-cell office:value-type="float" office:value="13954" calcext:value-type="float">
            <text:p>13954</text:p>
          </table:table-cell>
          <table:table-cell office:value-type="float" office:value="373" calcext:value-type="float">
            <text:p>373</text:p>
          </table:table-cell>
          <table:table-cell office:value-type="float" office:value="593" calcext:value-type="float">
            <text:p>59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PSMD12 <text:s/>- <text:s/>proteasome (prosome, macropain) 26s subunit, non-atpase, 12, PSMD11 <text:s/>- <text:s/>proteasome (prosome, macropain) 26s subunit, non-atpase, 11, PRDX6 <text:s/>- <text:s/>peroxiredoxin 6, TIMP2 <text:s/>- <text:s/>timp metallopeptidase inhibitor 2, GSTP1 <text:s/>- <text:s/>glutathione s-transferase pi 1, KCNAB2 <text:s/>- <text:s/>potassium voltage-gated channel, shaker-related subfamily, beta member 2, FTL <text:s/>- <text:s/>ferritin, light polypeptide, DSG1 <text:s/>- <text:s/>desmoglein 1, GSN <text:s/>- <text:s/>gelsolin, ALDOA <text:s/>- <text:s/>aldolase a, fructose-bisphosphate, NFASC <text:s/>- <text:s/>neurofascin, FAF2 <text:s/>- <text:s/>fas associated factor family member 2, CHI3L1 <text:s/>- <text:s/>chitinase 3-like 1 (cartilage glycoprotein-39), RHOG <text:s/>- <text:s/>ras homolog family member g, RAB6A <text:s/>- <text:s/>rab6a, member ras oncogene family, LAMP2 <text:s/>- <text:s/>lysosomal-associated membrane protein 2, TTR <text:s/>- <text:s/>transthyretin, DYNC1H1 <text:s/>- <text:s/>dynein, cytoplasmic 1, heavy chain 1, KRT1 <text:s/>- <text:s/>keratin 1, ATP6V0A1 <text:s/>- <text:s/>atpase, h+ transporting, lysosomal v0 subunit a1, CEACAM1 <text:s/>- <text:s/>carcinoembryonic antigen-related cell adhesion molecule 1 (biliary glycoprotein), PSMA5 <text:s/>- <text:s/>proteasome (prosome, macropain) subunit, alpha type, 5, RAB9B <text:s/>- <text:s/>rab9b, member ras oncogene family, HSP90AB1 <text:s/>- <text:s/>heat shock protein 90kda alpha (cytosolic), class b member 1, GLIPR1 <text:s/>- <text:s/>gli pathogenesis-related 1, ACTR1B <text:s/>- <text:s/>arp1 actin-related protein 1 homolog b, centractin beta (yeast), VAT1 <text:s/>- <text:s/>vesicle amine transport protein 1 homolog (t. californica), PSMD7 <text:s/>- <text:s/>proteasome (prosome, macropain) 26s subunit, non-atpase, 7, PIGR <text:s/>- <text:s/>polymeric immunoglobulin receptor, VCP <text:s/>- <text:s/>valosin containing protein, MGST1 <text:s/>- <text:s/>microsomal glutathione s-transferase 1, PGRMC1 <text:s/>- <text:s/>progesterone receptor membrane component 1]</text:p>
          </table:table-cell>
        </table:table-row>
        <table:table-row table:style-name="ro1">
          <table:table-cell office:value-type="string" calcext:value-type="string">
            <text:p>GO:0038061</text:p>
          </table:table-cell>
          <table:table-cell office:value-type="string" calcext:value-type="string">
            <text:p>NIK/NF-kappaB signaling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0.149" calcext:value-type="float">
            <text:p>0.149</text:p>
          </table:table-cell>
          <table:table-cell office:value-type="float" office:value="4.06" calcext:value-type="float">
            <text:p>4.06</text:p>
          </table:table-cell>
          <table:table-cell office:value-type="float" office:value="13954" calcext:value-type="float">
            <text:p>13954</text:p>
          </table:table-cell>
          <table:table-cell office:value-type="float" office:value="58" calcext:value-type="float">
            <text:p>58</text:p>
          </table:table-cell>
          <table:table-cell office:value-type="float" office:value="593" calcext:value-type="float">
            <text:p>59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PSMD12 <text:s/>- <text:s/>proteasome (prosome, macropain) 26s subunit, non-atpase, 12, PSMD11 <text:s/>- <text:s/>proteasome (prosome, macropain) 26s subunit, non-atpase, 11, PSMC5 <text:s/>- <text:s/>proteasome (prosome, macropain) 26s subunit, atpase, 5, PSMA5 <text:s/>- <text:s/>proteasome (prosome, macropain) subunit, alpha type, 5, PSMA4 <text:s/>- <text:s/>proteasome (prosome, macropain) subunit, alpha type, 4, BTRC <text:s/>- <text:s/>beta-transducin repeat containing e3 ubiquitin protein ligase, SKP1 <text:s/>- <text:s/>s-phase kinase-associated protein 1, PSMA3 <text:s/>- <text:s/>proteasome (prosome, macropain) subunit, alpha type, 3, PSMD7 <text:s/>- <text:s/>proteasome (prosome, macropain) 26s subunit, non-atpase, 7, UBC <text:s/>- <text:s/>ubiquitin c]</text:p>
          </table:table-cell>
        </table:table-row>
        <table:table-row table:style-name="ro1">
          <table:table-cell office:value-type="string" calcext:value-type="string">
            <text:p>GO:0002366</text:p>
          </table:table-cell>
          <table:table-cell office:value-type="string" calcext:value-type="string">
            <text:p>leukocyte activation involved in immune response</text:p>
          </table:table-cell>
          <table:table-cell office:value-type="float" office:value="0.000163" calcext:value-type="float">
            <text:p>0.000163</text:p>
          </table:table-cell>
          <table:table-cell office:value-type="float" office:value="0.155" calcext:value-type="float">
            <text:p>0.155</text:p>
          </table:table-cell>
          <table:table-cell office:value-type="float" office:value="1.92" calcext:value-type="float">
            <text:p>1.92</text:p>
          </table:table-cell>
          <table:table-cell office:value-type="float" office:value="13954" calcext:value-type="float">
            <text:p>13954</text:p>
          </table:table-cell>
          <table:table-cell office:value-type="float" office:value="428" calcext:value-type="float">
            <text:p>428</text:p>
          </table:table-cell>
          <table:table-cell office:value-type="float" office:value="593" calcext:value-type="float">
            <text:p>59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[PSMD12 <text:s/>- <text:s/>proteasome (prosome, macropain) 26s subunit, non-atpase, 12, PSMD11 <text:s/>- <text:s/>proteasome (prosome, macropain) 26s subunit, non-atpase, 11, PRDX6 <text:s/>- <text:s/>peroxiredoxin 6, TIMP2 <text:s/>- <text:s/>timp metallopeptidase inhibitor 2, GSTP1 <text:s/>- <text:s/>glutathione s-transferase pi 1, KCNAB2 <text:s/>- <text:s/>potassium voltage-gated channel, shaker-related subfamily, beta member 2, FTL <text:s/>- <text:s/>ferritin, light polypeptide, DSG1 <text:s/>- <text:s/>desmoglein 1, GSN <text:s/>- <text:s/>gelsolin, ALDOA <text:s/>- <text:s/>aldolase a, fructose-bisphosphate, NFASC <text:s/>- <text:s/>neurofascin, FAF2 <text:s/>- <text:s/>fas associated factor family member 2, CHI3L1 <text:s/>- <text:s/>chitinase 3-like 1 (cartilage glycoprotein-39), RHOG <text:s/>- <text:s/>ras homolog family member g, RAB6A <text:s/>- <text:s/>rab6a, member ras oncogene family, LAMP2 <text:s/>- <text:s/>lysosomal-associated membrane protein 2, GPR183 <text:s/>- <text:s/>g protein-coupled receptor 183, TTR <text:s/>- <text:s/>transthyretin, KRT1 <text:s/>- <text:s/>keratin 1, DYNC1H1 <text:s/>- <text:s/>dynein, cytoplasmic 1, heavy chain 1, ATP6V0A1 <text:s/>- <text:s/>atpase, h+ transporting, lysosomal v0 subunit a1, CEACAM1 <text:s/>- <text:s/>carcinoembryonic antigen-related cell adhesion molecule 1 (biliary glycoprotein), PSMA5 <text:s/>- <text:s/>proteasome (prosome, macropain) subunit, alpha type, 5, RAB9B <text:s/>- <text:s/>rab9b, member ras oncogene family, HSP90AB1 <text:s/>- <text:s/>heat shock protein 90kda alpha (cytosolic), class b member 1, LCP1 <text:s/>- <text:s/>lymphocyte cytosolic protein 1 (l-plastin), GLIPR1 <text:s/>- <text:s/>gli pathogenesis-related 1, ACTR1B <text:s/>- <text:s/>arp1 actin-related protein 1 homolog b, centractin beta (yeast), VAT1 <text:s/>- <text:s/>vesicle amine transport protein 1 homolog (t. californica), PSMD7 <text:s/>- <text:s/>proteasome (prosome, macropain) 26s subunit, non-atpase, 7, VCP <text:s/>- <text:s/>valosin containing protein, DOCK10 <text:s/>- <text:s/>dedicator of cytokinesis 10, PIGR <text:s/>- <text:s/>polymeric immunoglobulin receptor, MGST1 <text:s/>- <text:s/>microsomal glutathione s-transferase 1, PGRMC1 <text:s/>- <text:s/>progesterone receptor membrane component 1]</text:p>
          </table:table-cell>
        </table:table-row>
        <table:table-row table:style-name="ro1">
          <table:table-cell office:value-type="string" calcext:value-type="string">
            <text:p>GO:0060071</text:p>
          </table:table-cell>
          <table:table-cell office:value-type="string" calcext:value-type="string">
            <text:p>Wnt signaling pathway, planar cell polarity pathway</text:p>
          </table:table-cell>
          <table:table-cell office:value-type="float" office:value="0.000169" calcext:value-type="float">
            <text:p>0.000169</text:p>
          </table:table-cell>
          <table:table-cell office:value-type="float" office:value="0.15" calcext:value-type="float">
            <text:p>0.15</text:p>
          </table:table-cell>
          <table:table-cell office:value-type="float" office:value="3.44" calcext:value-type="float">
            <text:p>3.44</text:p>
          </table:table-cell>
          <table:table-cell office:value-type="float" office:value="13954" calcext:value-type="float">
            <text:p>13954</text:p>
          </table:table-cell>
          <table:table-cell office:value-type="float" office:value="82" calcext:value-type="float">
            <text:p>82</text:p>
          </table:table-cell>
          <table:table-cell office:value-type="float" office:value="593" calcext:value-type="float">
            <text:p>59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PSMD12 <text:s/>- <text:s/>proteasome (prosome, macropain) 26s subunit, non-atpase, 12, PSMD11 <text:s/>- <text:s/>proteasome (prosome, macropain) 26s subunit, non-atpase, 11, PSMC5 <text:s/>- <text:s/>proteasome (prosome, macropain) 26s subunit, atpase, 5, PSMA5 <text:s/>- <text:s/>proteasome (prosome, macropain) subunit, alpha type, 5, PFN1 <text:s/>- <text:s/>profilin 1, PSMA4 <text:s/>- <text:s/>proteasome (prosome, macropain) subunit, alpha type, 4, PSMA3 <text:s/>- <text:s/>proteasome (prosome, macropain) subunit, alpha type, 3, FZD4 <text:s/>- <text:s/>frizzled family receptor 4, PSMD7 <text:s/>- <text:s/>proteasome (prosome, macropain) 26s subunit, non-atpase, 7, UBC <text:s/>- <text:s/>ubiquitin c, GRHL3 <text:s/>- <text:s/>grainyhead-like 3 (drosophila), VANGL2 <text:s/>- <text:s/>vangl planar cell polarity protein 2]</text:p>
          </table:table-cell>
        </table:table-row>
        <table:table-row table:style-name="ro1">
          <table:table-cell office:value-type="string" calcext:value-type="string">
            <text:p>GO:0002263</text:p>
          </table:table-cell>
          <table:table-cell office:value-type="string" calcext:value-type="string">
            <text:p>cell activation involved in immune response</text:p>
          </table:table-cell>
          <table:table-cell office:value-type="float" office:value="0.000179" calcext:value-type="float">
            <text:p>0.000179</text:p>
          </table:table-cell>
          <table:table-cell office:value-type="float" office:value="0.15" calcext:value-type="float">
            <text:p>0.15</text:p>
          </table:table-cell>
          <table:table-cell office:value-type="float" office:value="1.92" calcext:value-type="float">
            <text:p>1.92</text:p>
          </table:table-cell>
          <table:table-cell office:value-type="float" office:value="13954" calcext:value-type="float">
            <text:p>13954</text:p>
          </table:table-cell>
          <table:table-cell office:value-type="float" office:value="430" calcext:value-type="float">
            <text:p>430</text:p>
          </table:table-cell>
          <table:table-cell office:value-type="float" office:value="593" calcext:value-type="float">
            <text:p>59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[PSMD12 <text:s/>- <text:s/>proteasome (prosome, macropain) 26s subunit, non-atpase, 12, PSMD11 <text:s/>- <text:s/>proteasome (prosome, macropain) 26s subunit, non-atpase, 11, PRDX6 <text:s/>- <text:s/>peroxiredoxin 6, TIMP2 <text:s/>- <text:s/>timp metallopeptidase inhibitor 2, GSTP1 <text:s/>- <text:s/>glutathione s-transferase pi 1, KCNAB2 <text:s/>- <text:s/>potassium voltage-gated channel, shaker-related subfamily, beta member 2, FTL <text:s/>- <text:s/>ferritin, light polypeptide, DSG1 <text:s/>- <text:s/>desmoglein 1, GSN <text:s/>- <text:s/>gelsolin, ALDOA <text:s/>- <text:s/>aldolase a, fructose-bisphosphate, NFASC <text:s/>- <text:s/>neurofascin, FAF2 <text:s/>- <text:s/>fas associated factor family member 2, CHI3L1 <text:s/>- <text:s/>chitinase 3-like 1 (cartilage glycoprotein-39), RHOG <text:s/>- <text:s/>ras homolog family member g, RAB6A <text:s/>- <text:s/>rab6a, member ras oncogene family, LAMP2 <text:s/>- <text:s/>lysosomal-associated membrane protein 2, GPR183 <text:s/>- <text:s/>g protein-coupled receptor 183, TTR <text:s/>- <text:s/>transthyretin, KRT1 <text:s/>- <text:s/>keratin 1, DYNC1H1 <text:s/>- <text:s/>dynein, cytoplasmic 1, heavy chain 1, ATP6V0A1 <text:s/>- <text:s/>atpase, h+ transporting, lysosomal v0 subunit a1, CEACAM1 <text:s/>- <text:s/>carcinoembryonic antigen-related cell adhesion molecule 1 (biliary glycoprotein), PSMA5 <text:s/>- <text:s/>proteasome (prosome, macropain) subunit, alpha type, 5, RAB9B <text:s/>- <text:s/>rab9b, member ras oncogene family, HSP90AB1 <text:s/>- <text:s/>heat shock protein 90kda alpha (cytosolic), class b member 1, LCP1 <text:s/>- <text:s/>lymphocyte cytosolic protein 1 (l-plastin), GLIPR1 <text:s/>- <text:s/>gli pathogenesis-related 1, ACTR1B <text:s/>- <text:s/>arp1 actin-related protein 1 homolog b, centractin beta (yeast), VAT1 <text:s/>- <text:s/>vesicle amine transport protein 1 homolog (t. californica), PSMD7 <text:s/>- <text:s/>proteasome (prosome, macropain) 26s subunit, non-atpase, 7, VCP <text:s/>- <text:s/>valosin containing protein, DOCK10 <text:s/>- <text:s/>dedicator of cytokinesis 10, PIGR <text:s/>- <text:s/>polymeric immunoglobulin receptor, MGST1 <text:s/>- <text:s/>microsomal glutathione s-transferase 1, PGRMC1 <text:s/>- <text:s/>progesterone receptor membrane component 1]</text:p>
          </table:table-cell>
        </table:table-row>
        <table:table-row table:style-name="ro1">
          <table:table-cell office:value-type="string" calcext:value-type="string">
            <text:p>GO:0016043</text:p>
          </table:table-cell>
          <table:table-cell office:value-type="string" calcext:value-type="string">
            <text:p>cellular component organization</text:p>
          </table:table-cell>
          <table:table-cell office:value-type="float" office:value="0.000211" calcext:value-type="float">
            <text:p>0.000211</text:p>
          </table:table-cell>
          <table:table-cell office:value-type="float" office:value="0.167" calcext:value-type="float">
            <text:p>0.167</text:p>
          </table:table-cell>
          <table:table-cell office:value-type="float" office:value="1.23" calcext:value-type="float">
            <text:p>1.23</text:p>
          </table:table-cell>
          <table:table-cell office:value-type="float" office:value="13954" calcext:value-type="float">
            <text:p>13954</text:p>
          </table:table-cell>
          <table:table-cell office:value-type="float" office:value="3908" calcext:value-type="float">
            <text:p>3908</text:p>
          </table:table-cell>
          <table:table-cell office:value-type="float" office:value="593" calcext:value-type="float">
            <text:p>593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[ZMYND8 <text:s/>- <text:s/>zinc finger, mynd-type containing 8, DST <text:s/>- <text:s/>dystonin, A2M <text:s/>- <text:s/>alpha-2-macroglobulin, BNIP3 <text:s/>- <text:s/>bcl2/adenovirus e1b 19kda interacting protein 3, SPTA1 <text:s/>- <text:s/>spectrin, alpha, erythrocytic 1 (elliptocytosis 2), G3BP1 <text:s/>- <text:s/>gtpase activating protein (sh3 domain) binding protein 1, SPIRE1 <text:s/>- <text:s/>spire actin nucleation factor 1, ABCA1 <text:s/>- <text:s/>atp-binding cassette, sub-family a (abc1), member 1, NAP1L3 <text:s/>- <text:s/>nucleosome assembly protein 1-like 3, NAP1L2 <text:s/>- <text:s/>nucleosome assembly protein 1-like 2, DENND1A <text:s/>- <text:s/>denn/madd domain containing 1a, TTR <text:s/>- <text:s/>transthyretin, RLF <text:s/>- <text:s/>rearranged l-myc fusion, PADI4 <text:s/>- <text:s/>peptidyl arginine deiminase, type iv, TUBB2A <text:s/>- <text:s/>tubulin, beta 2a class iia, NPHP4 <text:s/>- <text:s/>nephronophthisis 4, TET3 <text:s/>- <text:s/>tet methylcytosine dioxygenase 3, TMOD4 <text:s/>- <text:s/>tropomodulin 4 (muscle), PLEC <text:s/>- <text:s/>plectin, EIF5 <text:s/>- <text:s/>eukaryotic translation initiation factor 5, DOCK10 <text:s/>- <text:s/>dedicator of cytokinesis 10, BRE <text:s/>- <text:s/>brain and reproductive organ-expressed (tnfrsf1a modulator), MAST1 <text:s/>- <text:s/>microtubule associated serine/threonine kinase 1, TRDN <text:s/>- <text:s/>triadin, ADAMTS4 <text:s/>- <text:s/>adam metallopeptidase with thrombospondin type 1 motif, 4, GABARAPL1 <text:s/>- <text:s/>gaba(a) receptor-associated protein like 1, DYSF <text:s/>- <text:s/>dysferlin, limb girdle muscular dystrophy 2b (autosomal recessive), SNCG <text:s/>- <text:s/>synuclein, gamma (breast cancer-specific protein 1), FMNL1 <text:s/>- <text:s/>formin-like 1, TBPL1 <text:s/>- <text:s/>tbp-like 1, SQSTM1 <text:s/>- <text:s/>sequestosome 1, APOOL <text:s/>- <text:s/>apolipoprotein o-like, LIMCH1 <text:s/>- <text:s/>lim and calponin homology domains 1, GCLM <text:s/>- <text:s/>glutamate-cysteine ligase, modifier subunit, SYT2 <text:s/>- <text:s/>synaptotagmin ii, SNCB <text:s/>- <text:s/>synuclein, beta, CCDC103 <text:s/>- <text:s/>coiled-coil domain containing 103, CDC45 <text:s/>- <text:s/>cell division cycle 45, FZD4 <text:s/>- <text:s/>frizzled family receptor 4, TCF7L1 <text:s/>- <text:s/>transcription factor 7-like 1 (t-cell specific, hmg-box), KRT18 <text:s/>- <text:s/>keratin 18, LAMP2 <text:s/>- <text:s/>lysosomal-associated membrane protein 2, ADD3 <text:s/>- <text:s/>adducin 3 (gamma), FNBP1 <text:s/>- <text:s/>formin binding protein 1, SYT6 <text:s/>- <text:s/>synaptotagmin vi, SMARCD1 <text:s/>- <text:s/>swi/snf related, matrix associated, actin dependent regulator of chromatin, subfamily d, member 1, HSP90AB1 <text:s/>- <text:s/>heat shock protein 90kda alpha (cytosolic), class b member 1, COL4A5 <text:s/>- <text:s/>collagen, type iv, alpha 5, REPS1 <text:s/>- <text:s/>ralbp1 associated eps domain containing 1, KCTD9 <text:s/>- <text:s/>potassium channel tetramerization domain containing 9, LCP1 <text:s/>- <text:s/>lymphocyte cytosolic protein 1 (l-plastin), COL12A1 <text:s/>- <text:s/>collagen, type xii, alpha 1, PDZD7 <text:s/>- <text:s/>pdz domain containing 7, LAMA3 <text:s/>- <text:s/>laminin, alpha 3, COL27A1 <text:s/>- <text:s/>collagen, type xxvii, alpha 1, COL10A1 <text:s/>- <text:s/>collagen, type x, alpha 1, LAMC1 <text:s/>- <text:s/>laminin, gamma 1 (formerly lamb2), PAK6 <text:s/>- <text:s/>p21 protein (cdc42/rac)-activated kinase 6, AKT3 <text:s/>- <text:s/>v-akt murine thymoma viral oncogene homolog 3, AP1G1 <text:s/>- <text:s/>adaptor-related protein complex 1, gamma 1 subunit, FRMD3 <text:s/>- <text:s/>ferm domain containing 3, UTRN <text:s/>- <text:s/>utrophin, KCNS3 <text:s/>- <text:s/>potassium voltage-gated channel, delayed-rectifier, subfamily s, member 3, NFASC <text:s/>- <text:s/>neurofascin, SVIL <text:s/>- <text:s/>supervillin, KCNMA1 <text:s/>- <text:s/>potassium large conductance calcium-activated channel, subfamily m, alpha member 1, XIRP1 <text:s/>- <text:s/>xin actin-binding repeat containing 1, KDM6B <text:s/>- <text:s/>lysine (k)-specific demethylase 6b, NRG1 <text:s/>- <text:s/>neuregulin 1, BSCL2 <text:s/>- <text:s/>berardinelli-seip congenital lipodystrophy 2 (seipin), TUBA1C <text:s/>- <text:s/>tubulin, alpha 1c, ALDH5A1 <text:s/>- <text:s/>aldehyde dehydrogenase 5 family, member a1, STK11 <text:s/>- <text:s/>serine/threonine kinase 11, VCP <text:s/>- <text:s/>valosin containing protein, MICU1 <text:s/>- <text:s/>mitochondrial calcium uptake 1, ALDOA <text:s/>- <text:s/>aldolase a, fructose-bisphosphate, UBC <text:s/>- <text:s/>ubiquitin c, ADRM1 <text:s/>- <text:s/>adhesion regulating molecule 1, FAF2 <text:s/>- <text:s/>fas associated factor family member 2, EPB41L1 <text:s/>- <text:s/>erythrocyte membrane protein band 4.1-like 1, EPB41 <text:s/>- <text:s/>erythrocyte membrane protein band 4.1 (elliptocytosis 1, rh-linked), TUSC5 <text:s/>- <text:s/>tumor suppressor candidate 5, SRPK1 <text:s/>- <text:s/>srsf protein kinase 1, EPHB2 <text:s/>- <text:s/>eph receptor b2, PLCE1 <text:s/>- <text:s/>phospholipase c, epsilon 1, EPHA4 <text:s/>- <text:s/>eph receptor a4, TUBGCP3 <text:s/>- <text:s/>tubulin, gamma complex associated protein 3, SMCR7 <text:s/>- <text:s/>smith-magenis syndrome chromosome region, candidate 7, GAPDH <text:s/>- <text:s/>glyceraldehyde-3-phosphate dehydrogenase, CLIP1 <text:s/>- <text:s/>cap-gly domain containing linker protein 1, HMGA1 <text:s/>- <text:s/>high mobility group at-hook 1, RTN4 <text:s/>- <text:s/>reticulon 4, AIFM2 <text:s/>- <text:s/>apoptosis-inducing factor, mitochondrion-associated, 2, CCK <text:s/>- <text:s/>cholecystokinin, TNFRSF9 <text:s/>- <text:s/>tumor necrosis factor receptor superfamily, member 9, SMC6 <text:s/>- <text:s/>structural maintenance of chromosomes 6, MITF <text:s/>- <text:s/>microphthalmia-associated transcription factor, GSN <text:s/>- <text:s/>gelsolin, GADD45A <text:s/>- <text:s/>growth arrest and dna-damage-inducible, alpha, TTC7A <text:s/>- <text:s/>tetratricopeptide repeat domain 7a, SDC4 <text:s/>- <text:s/>syndecan 4, VANGL2 <text:s/>- <text:s/>vangl planar cell polarity protein 2, ANXA7 <text:s/>- <text:s/>annexin a7, PSD <text:s/>- <text:s/>pleckstrin and sec7 domain containing, FLNC <text:s/>- <text:s/>filamin c, gamma, LARP4 <text:s/>- <text:s/>la ribonucleoprotein domain family, member 4, CHEK2 <text:s/>- <text:s/>checkpoint kinase 2, PAFAH1B1 <text:s/>- <text:s/>platelet-activating factor acetylhydrolase 1b, regulatory subunit 1 (45kda), MMP19 <text:s/>- <text:s/>matrix metallopeptidase 19, IL6 <text:s/>- <text:s/>interleukin 6 (interferon, beta 2), ITGA5 <text:s/>- <text:s/>integrin, alpha 5 (fibronectin receptor, alpha polypeptide), MRPS16 <text:s/>- <text:s/>mitochondrial ribosomal protein s16, PSMD11 <text:s/>- <text:s/>proteasome (prosome, macropain) 26s subunit, non-atpase, 11, GLRX3 <text:s/>- <text:s/>glutaredoxin 3, TEKT3 <text:s/>- <text:s/>tektin 3, PDGFRB <text:s/>- <text:s/>platelet-derived growth factor receptor, beta polypeptide, PTCH1 <text:s/>- <text:s/>patched 1, ME1 <text:s/>- <text:s/>malic enzyme 1, nadp(+)-dependent, cytosolic, FAM83H <text:s/>- <text:s/>family with sequence similarity 83, member h, NUP98 <text:s/>- <text:s/>nucleoporin 98kda, MADD <text:s/>- <text:s/>map-kinase activating death domain, CDC14A <text:s/>- <text:s/>cell division cycle 14a, ATL1 <text:s/>- <text:s/>atlastin gtpase 1, DCLK1 <text:s/>- <text:s/>doublecortin-like kinase 1, BBS9 <text:s/>- <text:s/>bardet-biedl syndrome 9, BAZ2A <text:s/>- <text:s/>bromodomain adjacent to zinc finger domain, 2a, RHOG <text:s/>- <text:s/>ras homolog family member g, PRDM2 <text:s/>- <text:s/>pr domain containing 2, with znf domain, ARAP3 <text:s/>- <text:s/>arfgap with rhogap domain, ankyrin repeat and ph domain 3, TBL1X <text:s/>- <text:s/>transducin (beta)-like 1x-linked, MET <text:s/>- <text:s/>met proto-oncogene, S100A10 <text:s/>- <text:s/>s100 calcium binding protein a10, CNTN4 <text:s/>- <text:s/>contactin 4, FIGN <text:s/>- <text:s/>fidgetin, CDH8 <text:s/>- <text:s/>cadherin 8, type 2, RB1CC1 <text:s/>- <text:s/>rb1-inducible coiled-coil 1, CDH12 <text:s/>- <text:s/>cadherin 12, type 2 (n-cadherin 2), NRD1 <text:s/>- <text:s/>nardilysin (n-arginine dibasic convertase), MGST1 <text:s/>- <text:s/>microsomal glutathione s-transferase 1, CHD9 <text:s/>- <text:s/>chromodomain helicase dna binding protein 9, RABEP1 <text:s/>- <text:s/>rabaptin, rab gtpase binding effector protein 1, CRB1 <text:s/>- <text:s/>crumbs homolog 1 (drosophila), TIMP2 <text:s/>- <text:s/>timp metallopeptidase inhibitor 2, ITGB3BP <text:s/>- <text:s/>integrin beta 3 binding protein (beta3-endonexin), RUFY3 <text:s/>- <text:s/>run and fyve domain containing 3, EPC2 <text:s/>- <text:s/>enhancer of polycomb homolog 2 (drosophila), DSG1 <text:s/>- <text:s/>desmoglein 1, PFN2 <text:s/>- <text:s/>profilin 2, XPO1 <text:s/>- <text:s/>exportin 1 (crm1 homolog, yeast), ATP1B1 <text:s/>- <text:s/>atpase, na+/k+ transporting, beta 1 polypeptide, PTPRN <text:s/>- <text:s/>protein tyrosine phosphatase, receptor type, n, TLL1 <text:s/>- <text:s/>tolloid-like 1, CHM <text:s/>- <text:s/>choroideremia (rab escort protein 1), KDM5B <text:s/>- <text:s/>lysine (k)-specific demethylase 5b, SH3KBP1 <text:s/>- <text:s/>sh3-domain kinase binding protein 1, MAP1A <text:s/>- <text:s/>microtubule-associated protein 1a, VPS54 <text:s/>- <text:s/>vacuolar protein sorting 54 homolog (s. cerevisiae), RAB6A <text:s/>- <text:s/>rab6a, member ras oncogene family, ATP6V0A1 <text:s/>- <text:s/>atpase, h+ transporting, lysosomal v0 subunit a1, CBX6 <text:s/>- <text:s/>chromobox homolog 6, TMSB4X <text:s/>- <text:s/>thymosin beta 4, x-linked, NUP43 <text:s/>- <text:s/>nucleoporin 43kda, SKP1 <text:s/>- <text:s/>s-phase kinase-associated protein 1, FAM65B <text:s/>- <text:s/>family with sequence similarity 65, member b, PER1 <text:s/>- <text:s/>period circadian clock 1, GULP1 <text:s/>- <text:s/>gulp, engulfment adaptor ptb domain containing 1, IDE <text:s/>- <text:s/>insulin-degrading enzyme, STON2 <text:s/>- <text:s/>stonin 2, TTBK2 <text:s/>- <text:s/>tau tubulin kinase 2, PFN1 <text:s/>- <text:s/>profilin 1, SDK1 <text:s/>- <text:s/>sidekick cell adhesion molecule 1, MYOCD <text:s/>- <text:s/>myocardin, ARHGAP18 <text:s/>- <text:s/>rho gtpase activating protein 18, CCP110 <text:s/>- <text:s/>centriolar coiled coil protein 110kda, RAN <text:s/>- <text:s/>ran, member ras oncogene family, SHC1 <text:s/>- <text:s/>shc (src homology 2 domain containing) transforming protein 1, OPTC <text:s/>- <text:s/>opticin, GPX3 <text:s/>- <text:s/>glutathione peroxidase 3 (plasma), ESPN <text:s/>- <text:s/>espin, NEDD9 <text:s/>- <text:s/>neural precursor cell expressed, developmentally down-regulated 9, TEKT5 <text:s/>- <text:s/>tektin 5, NEFM <text:s/>- <text:s/>neurofilament, medium polypeptide, CYP26B1 <text:s/>- <text:s/>cytochrome p450, family 26, subfamily b, polypeptide 1, EPC1 <text:s/>- <text:s/>enhancer of polycomb homolog 1 (drosophila), TFAP4 <text:s/>- <text:s/>transcription factor ap-4 (activating enhancer binding protein 4), CENPO <text:s/>- <text:s/>centromere protein o, DNAI1 <text:s/>- <text:s/>dynein, axonemal, intermediate chain 1, TLN2 <text:s/>- <text:s/>talin 2, SYNPO <text:s/>- <text:s/>synaptopodin, MACF1 <text:s/>- <text:s/>microtubule-actin crosslinking factor 1, DYNC1H1 <text:s/>- <text:s/>dynein, cytoplasmic 1, heavy chain 1, RBBP7 <text:s/>- <text:s/>retinoblastoma binding protein 7, C15orf62 <text:s/>- <text:s/>chromosome 15 open reading frame 62, FCHSD1 <text:s/>- <text:s/>fch and double sh3 domains 1, ARID4A <text:s/>- <text:s/>at rich interactive domain 4a (rbp1-like), SERPINB5 <text:s/>- <text:s/>serpin peptidase inhibitor, clade b (ovalbumin), member 5, CALY <text:s/>- <text:s/>calcyon neuron-specific vesicular protein, F2RL3 <text:s/>- <text:s/>coagulation factor ii (thrombin) receptor-like 3, RP1L1 <text:s/>- <text:s/>retinitis pigmentosa 1-like 1, PTGES3 <text:s/>- <text:s/>prostaglandin e synthase 3 (cytosolic), HPS4 <text:s/>- <text:s/>hermansky-pudlak syndrome 4, CUL3 <text:s/>- <text:s/>cullin 3, BCL2L1 <text:s/>- <text:s/>bcl2-like 1, GSK3B <text:s/>- <text:s/>glycogen synthase kinase 3 beta, NDUFS2 <text:s/>- <text:s/>nadh dehydrogenase (ubiquinone) fe-s protein 2, 49kda (nadh-coenzyme q reductase)]</text:p>
          </table:table-cell>
        </table:table-row>
        <table:table-row table:style-name="ro1">
          <table:table-cell office:value-type="string" calcext:value-type="string">
            <text:p>GO:0071840</text:p>
          </table:table-cell>
          <table:table-cell office:value-type="string" calcext:value-type="string">
            <text:p>cellular component organization or biogenesis</text:p>
          </table:table-cell>
          <table:table-cell office:value-type="float" office:value="0.000249" calcext:value-type="float">
            <text:p>0.000249</text:p>
          </table:table-cell>
          <table:table-cell office:value-type="float" office:value="0.187" calcext:value-type="float">
            <text:p>0.187</text:p>
          </table:table-cell>
          <table:table-cell office:value-type="float" office:value="1.23" calcext:value-type="float">
            <text:p>1.23</text:p>
          </table:table-cell>
          <table:table-cell office:value-type="float" office:value="13954" calcext:value-type="float">
            <text:p>13954</text:p>
          </table:table-cell>
          <table:table-cell office:value-type="float" office:value="3941" calcext:value-type="float">
            <text:p>3941</text:p>
          </table:table-cell>
          <table:table-cell office:value-type="float" office:value="593" calcext:value-type="float">
            <text:p>593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[ZMYND8 <text:s/>- <text:s/>zinc finger, mynd-type containing 8, DST <text:s/>- <text:s/>dystonin, A2M <text:s/>- <text:s/>alpha-2-macroglobulin, BNIP3 <text:s/>- <text:s/>bcl2/adenovirus e1b 19kda interacting protein 3, SPTA1 <text:s/>- <text:s/>spectrin, alpha, erythrocytic 1 (elliptocytosis 2), G3BP1 <text:s/>- <text:s/>gtpase activating protein (sh3 domain) binding protein 1, SPIRE1 <text:s/>- <text:s/>spire actin nucleation factor 1, ABCA1 <text:s/>- <text:s/>atp-binding cassette, sub-family a (abc1), member 1, NAP1L3 <text:s/>- <text:s/>nucleosome assembly protein 1-like 3, NAP1L2 <text:s/>- <text:s/>nucleosome assembly protein 1-like 2, DENND1A <text:s/>- <text:s/>denn/madd domain containing 1a, TTR <text:s/>- <text:s/>transthyretin, RLF <text:s/>- <text:s/>rearranged l-myc fusion, PADI4 <text:s/>- <text:s/>peptidyl arginine deiminase, type iv, TUBB2A <text:s/>- <text:s/>tubulin, beta 2a class iia, NPHP4 <text:s/>- <text:s/>nephronophthisis 4, TET3 <text:s/>- <text:s/>tet methylcytosine dioxygenase 3, TMOD4 <text:s/>- <text:s/>tropomodulin 4 (muscle), PLEC <text:s/>- <text:s/>plectin, EIF5 <text:s/>- <text:s/>eukaryotic translation initiation factor 5, DOCK10 <text:s/>- <text:s/>dedicator of cytokinesis 10, BRE <text:s/>- <text:s/>brain and reproductive organ-expressed (tnfrsf1a modulator), MAST1 <text:s/>- <text:s/>microtubule associated serine/threonine kinase 1, TRDN <text:s/>- <text:s/>triadin, ADAMTS4 <text:s/>- <text:s/>adam metallopeptidase with thrombospondin type 1 motif, 4, GABARAPL1 <text:s/>- <text:s/>gaba(a) receptor-associated protein like 1, DYSF <text:s/>- <text:s/>dysferlin, limb girdle muscular dystrophy 2b (autosomal recessive), SNCG <text:s/>- <text:s/>synuclein, gamma (breast cancer-specific protein 1), FMNL1 <text:s/>- <text:s/>formin-like 1, TBPL1 <text:s/>- <text:s/>tbp-like 1, SQSTM1 <text:s/>- <text:s/>sequestosome 1, APOOL <text:s/>- <text:s/>apolipoprotein o-like, LIMCH1 <text:s/>- <text:s/>lim and calponin homology domains 1, GCLM <text:s/>- <text:s/>glutamate-cysteine ligase, modifier subunit, SYT2 <text:s/>- <text:s/>synaptotagmin ii, SNCB <text:s/>- <text:s/>synuclein, beta, CCDC103 <text:s/>- <text:s/>coiled-coil domain containing 103, CDC45 <text:s/>- <text:s/>cell division cycle 45, FZD4 <text:s/>- <text:s/>frizzled family receptor 4, TCF7L1 <text:s/>- <text:s/>transcription factor 7-like 1 (t-cell specific, hmg-box), KRT18 <text:s/>- <text:s/>keratin 18, LAMP2 <text:s/>- <text:s/>lysosomal-associated membrane protein 2, ADD3 <text:s/>- <text:s/>adducin 3 (gamma), FNBP1 <text:s/>- <text:s/>formin binding protein 1, SYT6 <text:s/>- <text:s/>synaptotagmin vi, SMARCD1 <text:s/>- <text:s/>swi/snf related, matrix associated, actin dependent regulator of chromatin, subfamily d, member 1, HSP90AB1 <text:s/>- <text:s/>heat shock protein 90kda alpha (cytosolic), class b member 1, COL4A5 <text:s/>- <text:s/>collagen, type iv, alpha 5, REPS1 <text:s/>- <text:s/>ralbp1 associated eps domain containing 1, KCTD9 <text:s/>- <text:s/>potassium channel tetramerization domain containing 9, LCP1 <text:s/>- <text:s/>lymphocyte cytosolic protein 1 (l-plastin), COL12A1 <text:s/>- <text:s/>collagen, type xii, alpha 1, PDZD7 <text:s/>- <text:s/>pdz domain containing 7, LAMA3 <text:s/>- <text:s/>laminin, alpha 3, COL27A1 <text:s/>- <text:s/>collagen, type xxvii, alpha 1, COL10A1 <text:s/>- <text:s/>collagen, type x, alpha 1, LAMC1 <text:s/>- <text:s/>laminin, gamma 1 (formerly lamb2), PAK6 <text:s/>- <text:s/>p21 protein (cdc42/rac)-activated kinase 6, AKT3 <text:s/>- <text:s/>v-akt murine thymoma viral oncogene homolog 3, AP1G1 <text:s/>- <text:s/>adaptor-related protein complex 1, gamma 1 subunit, FRMD3 <text:s/>- <text:s/>ferm domain containing 3, UTRN <text:s/>- <text:s/>utrophin, KCNS3 <text:s/>- <text:s/>potassium voltage-gated channel, delayed-rectifier, subfamily s, member 3, NFASC <text:s/>- <text:s/>neurofascin, SVIL <text:s/>- <text:s/>supervillin, KCNMA1 <text:s/>- <text:s/>potassium large conductance calcium-activated channel, subfamily m, alpha member 1, XIRP1 <text:s/>- <text:s/>xin actin-binding repeat containing 1, KDM6B <text:s/>- <text:s/>lysine (k)-specific demethylase 6b, UTP11L <text:s/>- <text:s/>utp11-like, u3 small nucleolar ribonucleoprotein, (yeast), NRG1 <text:s/>- <text:s/>neuregulin 1, BSCL2 <text:s/>- <text:s/>berardinelli-seip congenital lipodystrophy 2 (seipin), TUBA1C <text:s/>- <text:s/>tubulin, alpha 1c, ALDH5A1 <text:s/>- <text:s/>aldehyde dehydrogenase 5 family, member a1, STK11 <text:s/>- <text:s/>serine/threonine kinase 11, VCP <text:s/>- <text:s/>valosin containing protein, MICU1 <text:s/>- <text:s/>mitochondrial calcium uptake 1, ALDOA <text:s/>- <text:s/>aldolase a, fructose-bisphosphate, UBC <text:s/>- <text:s/>ubiquitin c, ADRM1 <text:s/>- <text:s/>adhesion regulating molecule 1, FAF2 <text:s/>- <text:s/>fas associated factor family member 2, EPB41L1 <text:s/>- <text:s/>erythrocyte membrane protein band 4.1-like 1, EPB41 <text:s/>- <text:s/>erythrocyte membrane protein band 4.1 (elliptocytosis 1, rh-linked), TUSC5 <text:s/>- <text:s/>tumor suppressor candidate 5, SRPK1 <text:s/>- <text:s/>srsf protein kinase 1, EPHB2 <text:s/>- <text:s/>eph receptor b2, PLCE1 <text:s/>- <text:s/>phospholipase c, epsilon 1, EPHA4 <text:s/>- <text:s/>eph receptor a4, TUBGCP3 <text:s/>- <text:s/>tubulin, gamma complex associated protein 3, SMCR7 <text:s/>- <text:s/>smith-magenis syndrome chromosome region, candidate 7, GAPDH <text:s/>- <text:s/>glyceraldehyde-3-phosphate dehydrogenase, CLIP1 <text:s/>- <text:s/>cap-gly domain containing linker protein 1, HMGA1 <text:s/>- <text:s/>high mobility group at-hook 1, RTN4 <text:s/>- <text:s/>reticulon 4, AIFM2 <text:s/>- <text:s/>apoptosis-inducing factor, mitochondrion-associated, 2, CCK <text:s/>- <text:s/>cholecystokinin, TNFRSF9 <text:s/>- <text:s/>tumor necrosis factor receptor superfamily, member 9, SMC6 <text:s/>- <text:s/>structural maintenance of chromosomes 6, MITF <text:s/>- <text:s/>microphthalmia-associated transcription factor, GSN <text:s/>- <text:s/>gelsolin, GADD45A <text:s/>- <text:s/>growth arrest and dna-damage-inducible, alpha, TTC7A <text:s/>- <text:s/>tetratricopeptide repeat domain 7a, SDC4 <text:s/>- <text:s/>syndecan 4, VANGL2 <text:s/>- <text:s/>vangl planar cell polarity protein 2, ANXA7 <text:s/>- <text:s/>annexin a7, PSD <text:s/>- <text:s/>pleckstrin and sec7 domain containing, FLNC <text:s/>- <text:s/>filamin c, gamma, LARP4 <text:s/>- <text:s/>la ribonucleoprotein domain family, member 4, CHEK2 <text:s/>- <text:s/>checkpoint kinase 2, PAFAH1B1 <text:s/>- <text:s/>platelet-activating factor acetylhydrolase 1b, regulatory subunit 1 (45kda), MMP19 <text:s/>- <text:s/>matrix metallopeptidase 19, IL6 <text:s/>- <text:s/>interleukin 6 (interferon, beta 2), ITGA5 <text:s/>- <text:s/>integrin, alpha 5 (fibronectin receptor, alpha polypeptide), MRPS16 <text:s/>- <text:s/>mitochondrial ribosomal protein s16, PSMD11 <text:s/>- <text:s/>proteasome (prosome, macropain) 26s subunit, non-atpase, 11, GLRX3 <text:s/>- <text:s/>glutaredoxin 3, TEKT3 <text:s/>- <text:s/>tektin 3, PDGFRB <text:s/>- <text:s/>platelet-derived growth factor receptor, beta polypeptide, PTCH1 <text:s/>- <text:s/>patched 1, ME1 <text:s/>- <text:s/>malic enzyme 1, nadp(+)-dependent, cytosolic, FAM83H <text:s/>- <text:s/>family with sequence similarity 83, member h, NUP98 <text:s/>- <text:s/>nucleoporin 98kda, MADD <text:s/>- <text:s/>map-kinase activating death domain, CDC14A <text:s/>- <text:s/>cell division cycle 14a, ATL1 <text:s/>- <text:s/>atlastin gtpase 1, DCLK1 <text:s/>- <text:s/>doublecortin-like kinase 1, BBS9 <text:s/>- <text:s/>bardet-biedl syndrome 9, RHOG <text:s/>- <text:s/>ras homolog family member g, BAZ2A <text:s/>- <text:s/>bromodomain adjacent to zinc finger domain, 2a, PRDM2 <text:s/>- <text:s/>pr domain containing 2, with znf domain, ARAP3 <text:s/>- <text:s/>arfgap with rhogap domain, ankyrin repeat and ph domain 3, TBL1X <text:s/>- <text:s/>transducin (beta)-like 1x-linked, MET <text:s/>- <text:s/>met proto-oncogene, S100A10 <text:s/>- <text:s/>s100 calcium binding protein a10, CNTN4 <text:s/>- <text:s/>contactin 4, FIGN <text:s/>- <text:s/>fidgetin, CDH8 <text:s/>- <text:s/>cadherin 8, type 2, RB1CC1 <text:s/>- <text:s/>rb1-inducible coiled-coil 1, CDH12 <text:s/>- <text:s/>cadherin 12, type 2 (n-cadherin 2), NRD1 <text:s/>- <text:s/>nardilysin (n-arginine dibasic convertase), MGST1 <text:s/>- <text:s/>microsomal glutathione s-transferase 1, CHD9 <text:s/>- <text:s/>chromodomain helicase dna binding protein 9, RABEP1 <text:s/>- <text:s/>rabaptin, rab gtpase binding effector protein 1, CRB1 <text:s/>- <text:s/>crumbs homolog 1 (drosophila), TIMP2 <text:s/>- <text:s/>timp metallopeptidase inhibitor 2, ITGB3BP <text:s/>- <text:s/>integrin beta 3 binding protein (beta3-endonexin), RUFY3 <text:s/>- <text:s/>run and fyve domain containing 3, EPC2 <text:s/>- <text:s/>enhancer of polycomb homolog 2 (drosophila), DSG1 <text:s/>- <text:s/>desmoglein 1, PFN2 <text:s/>- <text:s/>profilin 2, XPO1 <text:s/>- <text:s/>exportin 1 (crm1 homolog, yeast), ATP1B1 <text:s/>- <text:s/>atpase, na+/k+ transporting, beta 1 polypeptide, PTPRN <text:s/>- <text:s/>protein tyrosine phosphatase, receptor type, n, TLL1 <text:s/>- <text:s/>tolloid-like 1, CHM <text:s/>- <text:s/>choroideremia (rab escort protein 1), KDM5B <text:s/>- <text:s/>lysine (k)-specific demethylase 5b, SH3KBP1 <text:s/>- <text:s/>sh3-domain kinase binding protein 1, MAP1A <text:s/>- <text:s/>microtubule-associated protein 1a, VPS54 <text:s/>- <text:s/>vacuolar protein sorting 54 homolog (s. cerevisiae), RAB6A <text:s/>- <text:s/>rab6a, member ras oncogene family, ATP6V0A1 <text:s/>- <text:s/>atpase, h+ transporting, lysosomal v0 subunit a1, NUP43 <text:s/>- <text:s/>nucleoporin 43kda, CBX6 <text:s/>- <text:s/>chromobox homolog 6, TMSB4X <text:s/>- <text:s/>thymosin beta 4, x-linked, SKP1 <text:s/>- <text:s/>s-phase kinase-associated protein 1, FAM65B <text:s/>- <text:s/>family with sequence similarity 65, member b, PER1 <text:s/>- <text:s/>period circadian clock 1, GULP1 <text:s/>- <text:s/>gulp, engulfment adaptor ptb domain containing 1, IDE <text:s/>- <text:s/>insulin-degrading enzyme, STON2 <text:s/>- <text:s/>stonin 2, TTBK2 <text:s/>- <text:s/>tau tubulin kinase 2, PFN1 <text:s/>- <text:s/>profilin 1, SDK1 <text:s/>- <text:s/>sidekick cell adhesion molecule 1, MYOCD <text:s/>- <text:s/>myocardin, ARHGAP18 <text:s/>- <text:s/>rho gtpase activating protein 18, CCP110 <text:s/>- <text:s/>centriolar coiled coil protein 110kda, RAN <text:s/>- <text:s/>ran, member ras oncogene family, SHC1 <text:s/>- <text:s/>shc (src homology 2 domain containing) transforming protein 1, OPTC <text:s/>- <text:s/>opticin, GPX3 <text:s/>- <text:s/>glutathione peroxidase 3 (plasma), ESPN <text:s/>- <text:s/>espin, NEDD9 <text:s/>- <text:s/>neural precursor cell expressed, developmentally down-regulated 9, TEKT5 <text:s/>- <text:s/>tektin 5, NEFM <text:s/>- <text:s/>neurofilament, medium polypeptide, CYP26B1 <text:s/>- <text:s/>cytochrome p450, family 26, subfamily b, polypeptide 1, EPC1 <text:s/>- <text:s/>enhancer of polycomb homolog 1 (drosophila), TFAP4 <text:s/>- <text:s/>transcription factor ap-4 (activating enhancer binding protein 4), CENPO <text:s/>- <text:s/>centromere protein o, DNAI1 <text:s/>- <text:s/>dynein, axonemal, intermediate chain 1, TLN2 <text:s/>- <text:s/>talin 2, SYNPO <text:s/>- <text:s/>synaptopodin, MACF1 <text:s/>- <text:s/>microtubule-actin crosslinking factor 1, DYNC1H1 <text:s/>- <text:s/>dynein, cytoplasmic 1, heavy chain 1, RBBP7 <text:s/>- <text:s/>retinoblastoma binding protein 7, C15orf62 <text:s/>- <text:s/>chromosome 15 open reading frame 62, FCHSD1 <text:s/>- <text:s/>fch and double sh3 domains 1, ARID4A <text:s/>- <text:s/>at rich interactive domain 4a (rbp1-like), SERPINB5 <text:s/>- <text:s/>serpin peptidase inhibitor, clade b (ovalbumin), member 5, CALY <text:s/>- <text:s/>calcyon neuron-specific vesicular protein, F2RL3 <text:s/>- <text:s/>coagulation factor ii (thrombin) receptor-like 3, RP1L1 <text:s/>- <text:s/>retinitis pigmentosa 1-like 1, PTGES3 <text:s/>- <text:s/>prostaglandin e synthase 3 (cytosolic), HPS4 <text:s/>- <text:s/>hermansky-pudlak syndrome 4, CUL3 <text:s/>- <text:s/>cullin 3, BCL2L1 <text:s/>- <text:s/>bcl2-like 1, GSK3B <text:s/>- <text:s/>glycogen synthase kinase 3 beta, NDUFS2 <text:s/>- <text:s/>nadh dehydrogenase (ubiquinone) fe-s protein 2, 49kda (nadh-coenzyme q reductase)]</text:p>
          </table:table-cell>
        </table:table-row>
        <table:table-row table:style-name="ro1">
          <table:table-cell office:value-type="string" calcext:value-type="string">
            <text:p>GO:0009056</text:p>
          </table:table-cell>
          <table:table-cell office:value-type="string" calcext:value-type="string">
            <text:p>catabolic process</text:p>
          </table:table-cell>
          <table:table-cell office:value-type="float" office:value="0.000278" calcext:value-type="float">
            <text:p>0.000278</text:p>
          </table:table-cell>
          <table:table-cell office:value-type="float" office:value="0.198" calcext:value-type="float">
            <text:p>0.198</text:p>
          </table:table-cell>
          <table:table-cell office:value-type="float" office:value="1.45" calcext:value-type="float">
            <text:p>1.45</text:p>
          </table:table-cell>
          <table:table-cell office:value-type="float" office:value="13954" calcext:value-type="float">
            <text:p>13954</text:p>
          </table:table-cell>
          <table:table-cell office:value-type="float" office:value="1381" calcext:value-type="float">
            <text:p>1381</text:p>
          </table:table-cell>
          <table:table-cell office:value-type="float" office:value="593" calcext:value-type="float">
            <text:p>59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[POP1 <text:s/>- <text:s/>processing of precursor 1, ribonuclease p/mrp subunit (s. cerevisiae), BNIP3 <text:s/>- <text:s/>bcl2/adenovirus e1b 19kda interacting protein 3, PRDX6 <text:s/>- <text:s/>peroxiredoxin 6, FAAH <text:s/>- <text:s/>fatty acid amide hydrolase, TOMM70A <text:s/>- <text:s/>translocase of outer mitochondrial membrane 70 homolog a (s. cerevisiae), LGALS8 <text:s/>- <text:s/>lectin, galactoside-binding, soluble, 8, XPNPEP1 <text:s/>- <text:s/>x-prolyl aminopeptidase (aminopeptidase p) 1, soluble, SDC4 <text:s/>- <text:s/>syndecan 4, PHKA2 <text:s/>- <text:s/>phosphorylase kinase, alpha 2 (liver), ANXA7 <text:s/>- <text:s/>annexin a7, ENO3 <text:s/>- <text:s/>enolase 3 (beta, muscle), AOX1 <text:s/>- <text:s/>aldehyde oxidase 1, ENO1 <text:s/>- <text:s/>enolase 1, (alpha), USP14 <text:s/>- <text:s/>ubiquitin specific peptidase 14 (trna-guanine transglycosylase), USP10 <text:s/>- <text:s/>ubiquitin specific peptidase 10, CEACAM1 <text:s/>- <text:s/>carcinoembryonic antigen-related cell adhesion molecule 1 (biliary glycoprotein), PADI4 <text:s/>- <text:s/>peptidyl arginine deiminase, type iv, PSMA5 <text:s/>- <text:s/>proteasome (prosome, macropain) subunit, alpha type, 5, PSMA4 <text:s/>- <text:s/>proteasome (prosome, macropain) subunit, alpha type, 4, SKP1 <text:s/>- <text:s/>s-phase kinase-associated protein 1, PSMA3 <text:s/>- <text:s/>proteasome (prosome, macropain) subunit, alpha type, 3, RFFL <text:s/>- <text:s/>ring finger and fyve-like domain containing e3 ubiquitin protein ligase, SLC25A17 <text:s/>- <text:s/>solute carrier family 25 (mitochondrial carrier; peroxisomal membrane protein, 34kda), member 17, PLBD2 <text:s/>- <text:s/>phospholipase b domain containing 2, CHEK2 <text:s/>- <text:s/>checkpoint kinase 2, IDE <text:s/>- <text:s/>insulin-degrading enzyme, PAFAH1B1 <text:s/>- <text:s/>platelet-activating factor acetylhydrolase 1b, regulatory subunit 1 (45kda), PSMC5 <text:s/>- <text:s/>proteasome (prosome, macropain) 26s subunit, atpase, 5, BSCL2 <text:s/>- <text:s/>berardinelli-seip congenital lipodystrophy 2 (seipin), MMP19 <text:s/>- <text:s/>matrix metallopeptidase 19, BLVRB <text:s/>- <text:s/>biliverdin reductase b (flavin reductase (nadph)), SULT1A2 <text:s/>- <text:s/>sulfotransferase family, cytosolic, 1a, phenol-preferring, member 2, ALDH5A1 <text:s/>- <text:s/>aldehyde dehydrogenase 5 family, member a1, PSMD7 <text:s/>- <text:s/>proteasome (prosome, macropain) 26s subunit, non-atpase, 7, VCP <text:s/>- <text:s/>valosin containing protein, STK11 <text:s/>- <text:s/>serine/threonine kinase 11, CELA1 <text:s/>- <text:s/>chymotrypsin-like elastase family, member 1, PSMD12 <text:s/>- <text:s/>proteasome (prosome, macropain) 26s subunit, non-atpase, 12, PLB1 <text:s/>- <text:s/>phospholipase b1, PSMD11 <text:s/>- <text:s/>proteasome (prosome, macropain) 26s subunit, non-atpase, 11, GABARAPL1 <text:s/>- <text:s/>gaba(a) receptor-associated protein like 1, USP19 <text:s/>- <text:s/>ubiquitin specific peptidase 19, RNF222 <text:s/>- <text:s/>ring finger protein 222, GPX3 <text:s/>- <text:s/>glutathione peroxidase 3 (plasma), SPHK1 <text:s/>- <text:s/>sphingosine kinase 1, UBC <text:s/>- <text:s/>ubiquitin c, ALDOA <text:s/>- <text:s/>aldolase a, fructose-bisphosphate, SQSTM1 <text:s/>- <text:s/>sequestosome 1, CYP26B1 <text:s/>- <text:s/>cytochrome p450, family 26, subfamily b, polypeptide 1, NT5C3A <text:s/>- <text:s/>5'-nucleotidase, cytosolic iiia, SAMD4B <text:s/>- <text:s/>sterile alpha motif domain containing 4b, ADRM1 <text:s/>- <text:s/>adhesion regulating molecule 1, MTMR3 <text:s/>- <text:s/>myotubularin related protein 3, NEDD4L <text:s/>- <text:s/>neural precursor cell expressed, developmentally down-regulated 4-like, e3 ubiquitin protein ligase, MAP1LC3B2 <text:s/>- <text:s/>microtubule-associated protein 1 light chain 3 beta 2, CSDE1 <text:s/>- <text:s/>cold shock domain containing e1, rna-binding, FAF2 <text:s/>- <text:s/>fas associated factor family member 2, HADHB <text:s/>- <text:s/>hydroxyacyl-coa dehydrogenase/3-ketoacyl-coa thiolase/enoyl-coa hydratase (trifunctional protein), beta subunit, RBKS <text:s/>- <text:s/>ribokinase, FBXO2 <text:s/>- <text:s/>f-box protein 2, HADHA <text:s/>- <text:s/>hydroxyacyl-coa dehydrogenase/3-ketoacyl-coa thiolase/enoyl-coa hydratase (trifunctional protein), alpha subunit, PLAA <text:s/>- <text:s/>phospholipase a2-activating protein, DNASE1L3 <text:s/>- <text:s/>deoxyribonuclease i-like 3, LAMP2 <text:s/>- <text:s/>lysosomal-associated membrane protein 2, USP9X <text:s/>- <text:s/>ubiquitin specific peptidase 9, x-linked, TBL1X <text:s/>- <text:s/>transducin (beta)-like 1x-linked, COL4A5 <text:s/>- <text:s/>collagen, type iv, alpha 5, PLCE1 <text:s/>- <text:s/>phospholipase c, epsilon 1, MGEA5 <text:s/>- <text:s/>meningioma expressed antigen 5 (hyaluronidase), ABHD4 <text:s/>- <text:s/>abhydrolase domain containing 4, SAT1 <text:s/>- <text:s/>spermidine/spermine n1-acetyltransferase 1, GAPDH <text:s/>- <text:s/>glyceraldehyde-3-phosphate dehydrogenase, RNASEH2B <text:s/>- <text:s/>ribonuclease h2, subunit b, CUL3 <text:s/>- <text:s/>cullin 3, BTRC <text:s/>- <text:s/>beta-transducin repeat containing e3 ubiquitin protein ligase, RB1CC1 <text:s/>- <text:s/>rb1-inducible coiled-coil 1, COL12A1 <text:s/>- <text:s/>collagen, type xii, alpha 1, PDE4D <text:s/>- <text:s/>phosphodiesterase 4d, camp-specific, CBR3 <text:s/>- <text:s/>carbonyl reductase 3, GSK3B <text:s/>- <text:s/>glycogen synthase kinase 3 beta, COL10A1 <text:s/>- <text:s/>collagen, type x, alpha 1, KEAP1 <text:s/>- <text:s/>kelch-like ech-associated protein 1, LIPM <text:s/>- <text:s/>lipase, family member m, VPS13A <text:s/>- <text:s/>vacuolar protein sorting 13 homolog a (s. cerevisiae), PDE4B <text:s/>- <text:s/>phosphodiesterase 4b, camp-specific]</text:p>
          </table:table-cell>
        </table:table-row>
        <table:table-row table:style-name="ro1">
          <table:table-cell office:value-type="string" calcext:value-type="string">
            <text:p>GO:0030334</text:p>
          </table:table-cell>
          <table:table-cell office:value-type="string" calcext:value-type="string">
            <text:p>regulation of cell migration</text:p>
          </table:table-cell>
          <table:table-cell office:value-type="float" office:value="0.000363" calcext:value-type="float">
            <text:p>0.000363</text:p>
          </table:table-cell>
          <table:table-cell office:value-type="float" office:value="0.246" calcext:value-type="float">
            <text:p>0.246</text:p>
          </table:table-cell>
          <table:table-cell office:value-type="float" office:value="1.75" calcext:value-type="float">
            <text:p>1.75</text:p>
          </table:table-cell>
          <table:table-cell office:value-type="float" office:value="13954" calcext:value-type="float">
            <text:p>13954</text:p>
          </table:table-cell>
          <table:table-cell office:value-type="float" office:value="552" calcext:value-type="float">
            <text:p>552</text:p>
          </table:table-cell>
          <table:table-cell office:value-type="float" office:value="593" calcext:value-type="float">
            <text:p>59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[ITGA5 <text:s/>- <text:s/>integrin, alpha 5 (fibronectin receptor, alpha polypeptide), ZMYND8 <text:s/>- <text:s/>zinc finger, mynd-type containing 8, GSTP1 <text:s/>- <text:s/>glutathione s-transferase pi 1, MMRN2 <text:s/>- <text:s/>multimerin 2, RUFY3 <text:s/>- <text:s/>run and fyve domain containing 3, LRP1 <text:s/>- <text:s/>low density lipoprotein receptor-related protein 1, GSN <text:s/>- <text:s/>gelsolin, PFN2 <text:s/>- <text:s/>profilin 2, PDGFRB <text:s/>- <text:s/>platelet-derived growth factor receptor, beta polypeptide, SLC8A1 <text:s/>- <text:s/>solute carrier family 8 (sodium/calcium exchanger), member 1, SPHK1 <text:s/>- <text:s/>sphingosine kinase 1, CD274 <text:s/>- <text:s/>cd274 molecule, SDC4 <text:s/>- <text:s/>syndecan 4, FGF1 <text:s/>- <text:s/>fibroblast growth factor 1 (acidic), FAM83H <text:s/>- <text:s/>family with sequence similarity 83, member h, CPEB1 <text:s/>- <text:s/>cytoplasmic polyadenylation element binding protein 1, GPLD1 <text:s/>- <text:s/>glycosylphosphatidylinositol specific phospholipase d1, GPR56 <text:s/>- <text:s/>g protein-coupled receptor 56, MACF1 <text:s/>- <text:s/>microtubule-actin crosslinking factor 1, SCRT2 <text:s/>- <text:s/>scratch homolog 2, zinc finger protein (drosophila), GPR183 <text:s/>- <text:s/>g protein-coupled receptor 183, ARAP3 <text:s/>- <text:s/>arfgap with rhogap domain, ankyrin repeat and ph domain 3, CEACAM1 <text:s/>- <text:s/>carcinoembryonic antigen-related cell adhesion molecule 1 (biliary glycoprotein), TMSB4X <text:s/>- <text:s/>thymosin beta 4, x-linked, SRPX2 <text:s/>- <text:s/>sushi-repeat containing protein, x-linked 2, RFFL <text:s/>- <text:s/>ring finger and fyve-like domain containing e3 ubiquitin protein ligase, MET <text:s/>- <text:s/>met proto-oncogene, FAM65B <text:s/>- <text:s/>family with sequence similarity 65, member b, IL1R1 <text:s/>- <text:s/>interleukin 1 receptor, type i, CAPN7 <text:s/>- <text:s/>calpain 7, NRG1 <text:s/>- <text:s/>neuregulin 1, IL24 <text:s/>- <text:s/>interleukin 24, PHLDA2 <text:s/>- <text:s/>pleckstrin homology-like domain, family a, member 2, PFN1 <text:s/>- <text:s/>profilin 1, RTN4 <text:s/>- <text:s/>reticulon 4, MYOCD <text:s/>- <text:s/>myocardin, LAMA3 <text:s/>- <text:s/>laminin, alpha 3, DOCK10 <text:s/>- <text:s/>dedicator of cytokinesis 10, RREB1 <text:s/>- <text:s/>ras responsive element binding protein 1, IL6 <text:s/>- <text:s/>interleukin 6 (interferon, beta 2), IL6R <text:s/>- <text:s/>interleukin 6 receptor]</text:p>
          </table:table-cell>
        </table:table-row>
        <table:table-row table:style-name="ro1">
          <table:table-cell office:value-type="string" calcext:value-type="string">
            <text:p>GO:0038095</text:p>
          </table:table-cell>
          <table:table-cell office:value-type="string" calcext:value-type="string">
            <text:p>Fc-epsilon receptor signaling pathway</text:p>
          </table:table-cell>
          <table:table-cell office:value-type="float" office:value="0.000375" calcext:value-type="float">
            <text:p>0.000375</text:p>
          </table:table-cell>
          <table:table-cell office:value-type="float" office:value="0.242" calcext:value-type="float">
            <text:p>0.242</text:p>
          </table:table-cell>
          <table:table-cell office:value-type="float" office:value="3" calcext:value-type="float">
            <text:p>3</text:p>
          </table:table-cell>
          <table:table-cell office:value-type="float" office:value="13954" calcext:value-type="float">
            <text:p>13954</text:p>
          </table:table-cell>
          <table:table-cell office:value-type="float" office:value="102" calcext:value-type="float">
            <text:p>102</text:p>
          </table:table-cell>
          <table:table-cell office:value-type="float" office:value="593" calcext:value-type="float">
            <text:p>59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PSMD12 <text:s/>- <text:s/>proteasome (prosome, macropain) 26s subunit, non-atpase, 12, MAPK10 <text:s/>- <text:s/>mitogen-activated protein kinase 10, PSMD11 <text:s/>- <text:s/>proteasome (prosome, macropain) 26s subunit, non-atpase, 11, SHC1 <text:s/>- <text:s/>shc (src homology 2 domain containing) transforming protein 1, PSMA5 <text:s/>- <text:s/>proteasome (prosome, macropain) subunit, alpha type, 5, PSMA4 <text:s/>- <text:s/>proteasome (prosome, macropain) subunit, alpha type, 4, PSMA3 <text:s/>- <text:s/>proteasome (prosome, macropain) subunit, alpha type, 3, SKP1 <text:s/>- <text:s/>s-phase kinase-associated protein 1, UBC <text:s/>- <text:s/>ubiquitin c, GAB2 <text:s/>- <text:s/>grb2-associated binding protein 2, PSMC5 <text:s/>- <text:s/>proteasome (prosome, macropain) 26s subunit, atpase, 5, BTRC <text:s/>- <text:s/>beta-transducin repeat containing e3 ubiquitin protein ligase, PSMD7 <text:s/>- <text:s/>proteasome (prosome, macropain) 26s subunit, non-atpase, 7]</text:p>
          </table:table-cell>
        </table:table-row>
        <table:table-row table:style-name="ro1">
          <table:table-cell office:value-type="string" calcext:value-type="string">
            <text:p>GO:0050852</text:p>
          </table:table-cell>
          <table:table-cell office:value-type="string" calcext:value-type="string">
            <text:p>T cell receptor signaling pathway</text:p>
          </table:table-cell>
          <table:table-cell office:value-type="float" office:value="0.000412" calcext:value-type="float">
            <text:p>0.000412</text:p>
          </table:table-cell>
          <table:table-cell office:value-type="float" office:value="0.255" calcext:value-type="float">
            <text:p>0.255</text:p>
          </table:table-cell>
          <table:table-cell office:value-type="float" office:value="2.97" calcext:value-type="float">
            <text:p>2.97</text:p>
          </table:table-cell>
          <table:table-cell office:value-type="float" office:value="13954" calcext:value-type="float">
            <text:p>13954</text:p>
          </table:table-cell>
          <table:table-cell office:value-type="float" office:value="103" calcext:value-type="float">
            <text:p>103</text:p>
          </table:table-cell>
          <table:table-cell office:value-type="float" office:value="593" calcext:value-type="float">
            <text:p>59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PSMD12 <text:s/>- <text:s/>proteasome (prosome, macropain) 26s subunit, non-atpase, 12, PSMD11 <text:s/>- <text:s/>proteasome (prosome, macropain) 26s subunit, non-atpase, 11, PSMA5 <text:s/>- <text:s/>proteasome (prosome, macropain) subunit, alpha type, 5, PSMA4 <text:s/>- <text:s/>proteasome (prosome, macropain) subunit, alpha type, 4, PSMA3 <text:s/>- <text:s/>proteasome (prosome, macropain) subunit, alpha type, 3, SKP1 <text:s/>- <text:s/>s-phase kinase-associated protein 1, UBC <text:s/>- <text:s/>ubiquitin c, PSMC5 <text:s/>- <text:s/>proteasome (prosome, macropain) 26s subunit, atpase, 5, BTRC <text:s/>- <text:s/>beta-transducin repeat containing e3 ubiquitin protein ligase, PDE4D <text:s/>- <text:s/>phosphodiesterase 4d, camp-specific, PSMD7 <text:s/>- <text:s/>proteasome (prosome, macropain) 26s subunit, non-atpase, 7, STK11 <text:s/>- <text:s/>serine/threonine kinase 11, PDE4B <text:s/>- <text:s/>phosphodiesterase 4b, camp-specific]</text:p>
          </table:table-cell>
        </table:table-row>
        <table:table-row table:style-name="ro1">
          <table:table-cell office:value-type="string" calcext:value-type="string">
            <text:p>GO:0051437</text:p>
          </table:table-cell>
          <table:table-cell office:value-type="string" calcext:value-type="string">
            <text:p>positive regulation of ubiquitin-protein ligase activity involved in regulation of mitotic cell cycle transition</text:p>
          </table:table-cell>
          <table:table-cell office:value-type="float" office:value="0.000438" calcext:value-type="float">
            <text:p>0.000438</text:p>
          </table:table-cell>
          <table:table-cell office:value-type="float" office:value="0.26" calcext:value-type="float">
            <text:p>0.26</text:p>
          </table:table-cell>
          <table:table-cell office:value-type="float" office:value="3.57" calcext:value-type="float">
            <text:p>3.57</text:p>
          </table:table-cell>
          <table:table-cell office:value-type="float" office:value="13954" calcext:value-type="float">
            <text:p>13954</text:p>
          </table:table-cell>
          <table:table-cell office:value-type="float" office:value="66" calcext:value-type="float">
            <text:p>66</text:p>
          </table:table-cell>
          <table:table-cell office:value-type="float" office:value="593" calcext:value-type="float">
            <text:p>59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PSMD12 <text:s/>- <text:s/>proteasome (prosome, macropain) 26s subunit, non-atpase, 12, PSMD11 <text:s/>- <text:s/>proteasome (prosome, macropain) 26s subunit, non-atpase, 11, PSMC5 <text:s/>- <text:s/>proteasome (prosome, macropain) 26s subunit, atpase, 5, PSMA5 <text:s/>- <text:s/>proteasome (prosome, macropain) subunit, alpha type, 5, PSMA4 <text:s/>- <text:s/>proteasome (prosome, macropain) subunit, alpha type, 4, BTRC <text:s/>- <text:s/>beta-transducin repeat containing e3 ubiquitin protein ligase, SKP1 <text:s/>- <text:s/>s-phase kinase-associated protein 1, PSMA3 <text:s/>- <text:s/>proteasome (prosome, macropain) subunit, alpha type, 3, PSMD7 <text:s/>- <text:s/>proteasome (prosome, macropain) 26s subunit, non-atpase, 7, UBC <text:s/>- <text:s/>ubiquitin c]</text:p>
          </table:table-cell>
        </table:table-row>
        <table:table-row table:style-name="ro1">
          <table:table-cell office:value-type="string" calcext:value-type="string">
            <text:p>GO:0061418</text:p>
          </table:table-cell>
          <table:table-cell office:value-type="string" calcext:value-type="string">
            <text:p>regulation of transcription from RNA polymerase II promoter in response to hypoxia</text:p>
          </table:table-cell>
          <table:table-cell office:value-type="float" office:value="0.000496" calcext:value-type="float">
            <text:p>0.000496</text:p>
          </table:table-cell>
          <table:table-cell office:value-type="float" office:value="0.282" calcext:value-type="float">
            <text:p>0.282</text:p>
          </table:table-cell>
          <table:table-cell office:value-type="float" office:value="3.51" calcext:value-type="float">
            <text:p>3.51</text:p>
          </table:table-cell>
          <table:table-cell office:value-type="float" office:value="13954" calcext:value-type="float">
            <text:p>13954</text:p>
          </table:table-cell>
          <table:table-cell office:value-type="float" office:value="67" calcext:value-type="float">
            <text:p>67</text:p>
          </table:table-cell>
          <table:table-cell office:value-type="float" office:value="593" calcext:value-type="float">
            <text:p>59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PSMD12 <text:s/>- <text:s/>proteasome (prosome, macropain) 26s subunit, non-atpase, 12, PSMD11 <text:s/>- <text:s/>proteasome (prosome, macropain) 26s subunit, non-atpase, 11, PSMC5 <text:s/>- <text:s/>proteasome (prosome, macropain) 26s subunit, atpase, 5, PSMA5 <text:s/>- <text:s/>proteasome (prosome, macropain) subunit, alpha type, 5, EGLN3 <text:s/>- <text:s/>egl-9 family hypoxia-inducible factor 3, PSMA4 <text:s/>- <text:s/>proteasome (prosome, macropain) subunit, alpha type, 4, PSMA3 <text:s/>- <text:s/>proteasome (prosome, macropain) subunit, alpha type, 3, PSMD7 <text:s/>- <text:s/>proteasome (prosome, macropain) 26s subunit, non-atpase, 7, UBC <text:s/>- <text:s/>ubiquitin c, HIF3A <text:s/>- <text:s/>hypoxia inducible factor 3, alpha subunit]</text:p>
          </table:table-cell>
        </table:table-row>
        <table:table-row table:style-name="ro1">
          <table:table-cell office:value-type="string" calcext:value-type="string">
            <text:p>GO:0038093</text:p>
          </table:table-cell>
          <table:table-cell office:value-type="string" calcext:value-type="string">
            <text:p>Fc receptor signaling pathway</text:p>
          </table:table-cell>
          <table:table-cell office:value-type="float" office:value="0.000516" calcext:value-type="float">
            <text:p>0.000516</text:p>
          </table:table-cell>
          <table:table-cell office:value-type="float" office:value="0.282" calcext:value-type="float">
            <text:p>0.282</text:p>
          </table:table-cell>
          <table:table-cell office:value-type="float" office:value="2.56" calcext:value-type="float">
            <text:p>2.56</text:p>
          </table:table-cell>
          <table:table-cell office:value-type="float" office:value="13954" calcext:value-type="float">
            <text:p>13954</text:p>
          </table:table-cell>
          <table:table-cell office:value-type="float" office:value="147" calcext:value-type="float">
            <text:p>147</text:p>
          </table:table-cell>
          <table:table-cell office:value-type="float" office:value="593" calcext:value-type="float">
            <text:p>59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MAPK10 <text:s/>- <text:s/>mitogen-activated protein kinase 10, PSMD12 <text:s/>- <text:s/>proteasome (prosome, macropain) 26s subunit, non-atpase, 12, PSMD11 <text:s/>- <text:s/>proteasome (prosome, macropain) 26s subunit, non-atpase, 11, SHC1 <text:s/>- <text:s/>shc (src homology 2 domain containing) transforming protein 1, PSMA5 <text:s/>- <text:s/>proteasome (prosome, macropain) subunit, alpha type, 5, PSMA4 <text:s/>- <text:s/>proteasome (prosome, macropain) subunit, alpha type, 4, PSMA3 <text:s/>- <text:s/>proteasome (prosome, macropain) subunit, alpha type, 3, SKP1 <text:s/>- <text:s/>s-phase kinase-associated protein 1, HSP90AB1 <text:s/>- <text:s/>heat shock protein 90kda alpha (cytosolic), class b member 1, UBC <text:s/>- <text:s/>ubiquitin c, GAB2 <text:s/>- <text:s/>grb2-associated binding protein 2, PSMC5 <text:s/>- <text:s/>proteasome (prosome, macropain) 26s subunit, atpase, 5, BTRC <text:s/>- <text:s/>beta-transducin repeat containing e3 ubiquitin protein ligase, PSMD7 <text:s/>- <text:s/>proteasome (prosome, macropain) 26s subunit, non-atpase, 7, PIGR <text:s/>- <text:s/>polymeric immunoglobulin receptor, PPAPDC1A <text:s/>- <text:s/>phosphatidic acid phosphatase type 2 domain containing 1a]</text:p>
          </table:table-cell>
        </table:table-row>
        <table:table-row table:style-name="ro1">
          <table:table-cell office:value-type="string" calcext:value-type="string">
            <text:p>GO:0000165</text:p>
          </table:table-cell>
          <table:table-cell office:value-type="string" calcext:value-type="string">
            <text:p>MAPK cascade</text:p>
          </table:table-cell>
          <table:table-cell office:value-type="float" office:value="0.000523" calcext:value-type="float">
            <text:p>0.000523</text:p>
          </table:table-cell>
          <table:table-cell office:value-type="float" office:value="0.276" calcext:value-type="float">
            <text:p>0.276</text:p>
          </table:table-cell>
          <table:table-cell office:value-type="float" office:value="2.06" calcext:value-type="float">
            <text:p>2.06</text:p>
          </table:table-cell>
          <table:table-cell office:value-type="float" office:value="13954" calcext:value-type="float">
            <text:p>13954</text:p>
          </table:table-cell>
          <table:table-cell office:value-type="float" office:value="286" calcext:value-type="float">
            <text:p>286</text:p>
          </table:table-cell>
          <table:table-cell office:value-type="float" office:value="593" calcext:value-type="float">
            <text:p>59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PSMD12 <text:s/>- <text:s/>proteasome (prosome, macropain) 26s subunit, non-atpase, 12, PSMD11 <text:s/>- <text:s/>proteasome (prosome, macropain) 26s subunit, non-atpase, 11, SPTA1 <text:s/>- <text:s/>spectrin, alpha, erythrocytic 1 (elliptocytosis 2), SHC1 <text:s/>- <text:s/>shc (src homology 2 domain containing) transforming protein 1, MAP3K8 <text:s/>- <text:s/>mitogen-activated protein kinase kinase kinase 8, FGF9 <text:s/>- <text:s/>fibroblast growth factor 9, ARTN <text:s/>- <text:s/>artemin, PDGFRB <text:s/>- <text:s/>platelet-derived growth factor receptor, beta polypeptide, UBC <text:s/>- <text:s/>ubiquitin c, MAP3K7CL <text:s/>- <text:s/>map3k7 c-terminal like, FGF1 <text:s/>- <text:s/>fibroblast growth factor 1 (acidic), MEF2D <text:s/>- <text:s/>myocyte enhancer factor 2d, MAP2K1 <text:s/>- <text:s/>mitogen-activated protein kinase kinase 1, MAPK10 <text:s/>- <text:s/>mitogen-activated protein kinase 10, PSMA5 <text:s/>- <text:s/>proteasome (prosome, macropain) subunit, alpha type, 5, PSMA4 <text:s/>- <text:s/>proteasome (prosome, macropain) subunit, alpha type, 4, PSMA3 <text:s/>- <text:s/>proteasome (prosome, macropain) subunit, alpha type, 3, SKP1 <text:s/>- <text:s/>s-phase kinase-associated protein 1, MET <text:s/>- <text:s/>met proto-oncogene, PSMC5 <text:s/>- <text:s/>proteasome (prosome, macropain) 26s subunit, atpase, 5, NRG1 <text:s/>- <text:s/>neuregulin 1, CUL3 <text:s/>- <text:s/>cullin 3, BTRC <text:s/>- <text:s/>beta-transducin repeat containing e3 ubiquitin protein ligase, PSMD7 <text:s/>- <text:s/>proteasome (prosome, macropain) 26s subunit, non-atpase, 7, DUSP10 <text:s/>- <text:s/>dual specificity phosphatase 10]</text:p>
          </table:table-cell>
        </table:table-row>
        <table:table-row table:style-name="ro1">
          <table:table-cell office:value-type="string" calcext:value-type="string">
            <text:p>GO:0090175</text:p>
          </table:table-cell>
          <table:table-cell office:value-type="string" calcext:value-type="string">
            <text:p>regulation of establishment of planar polarity</text:p>
          </table:table-cell>
          <table:table-cell office:value-type="float" office:value="0.000556" calcext:value-type="float">
            <text:p>0.000556</text:p>
          </table:table-cell>
          <table:table-cell office:value-type="float" office:value="0.283" calcext:value-type="float">
            <text:p>0.283</text:p>
          </table:table-cell>
          <table:table-cell office:value-type="float" office:value="3.04" calcext:value-type="float">
            <text:p>3.04</text:p>
          </table:table-cell>
          <table:table-cell office:value-type="float" office:value="13954" calcext:value-type="float">
            <text:p>13954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PSMD12 <text:s/>- <text:s/>proteasome (prosome, macropain) 26s subunit, non-atpase, 12, PSMD11 <text:s/>- <text:s/>proteasome (prosome, macropain) 26s subunit, non-atpase, 11, PSMC5 <text:s/>- <text:s/>proteasome (prosome, macropain) 26s subunit, atpase, 5, PSMA5 <text:s/>- <text:s/>proteasome (prosome, macropain) subunit, alpha type, 5, PFN1 <text:s/>- <text:s/>profilin 1, PSMA4 <text:s/>- <text:s/>proteasome (prosome, macropain) subunit, alpha type, 4, PSMA3 <text:s/>- <text:s/>proteasome (prosome, macropain) subunit, alpha type, 3, FZD4 <text:s/>- <text:s/>frizzled family receptor 4, PSMD7 <text:s/>- <text:s/>proteasome (prosome, macropain) 26s subunit, non-atpase, 7, UBC <text:s/>- <text:s/>ubiquitin c, GRHL3 <text:s/>- <text:s/>grainyhead-like 3 (drosophila), VANGL2 <text:s/>- <text:s/>vangl planar cell polarity protein 2]</text:p>
          </table:table-cell>
        </table:table-row>
        <table:table-row table:style-name="ro1">
          <table:table-cell office:value-type="string" calcext:value-type="string">
            <text:p>GO:0032940</text:p>
          </table:table-cell>
          <table:table-cell office:value-type="string" calcext:value-type="string">
            <text:p>secretion by cell</text:p>
          </table:table-cell>
          <table:table-cell office:value-type="float" office:value="0.000618" calcext:value-type="float">
            <text:p>0.000618</text:p>
          </table:table-cell>
          <table:table-cell office:value-type="float" office:value="0.303" calcext:value-type="float">
            <text:p>0.303</text:p>
          </table:table-cell>
          <table:table-cell office:value-type="float" office:value="1.61" calcext:value-type="float">
            <text:p>1.61</text:p>
          </table:table-cell>
          <table:table-cell office:value-type="float" office:value="13954" calcext:value-type="float">
            <text:p>13954</text:p>
          </table:table-cell>
          <table:table-cell office:value-type="float" office:value="714" calcext:value-type="float">
            <text:p>714</text:p>
          </table:table-cell>
          <table:table-cell office:value-type="float" office:value="593" calcext:value-type="float">
            <text:p>59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[A2M <text:s/>- <text:s/>alpha-2-macroglobulin, PRDX6 <text:s/>- <text:s/>peroxiredoxin 6, TIMP2 <text:s/>- <text:s/>timp metallopeptidase inhibitor 2, GSTP1 <text:s/>- <text:s/>glutathione s-transferase pi 1, KCNAB2 <text:s/>- <text:s/>potassium voltage-gated channel, shaker-related subfamily, beta member 2, FTL <text:s/>- <text:s/>ferritin, light polypeptide, DSG1 <text:s/>- <text:s/>desmoglein 1, CANX <text:s/>- <text:s/>calnexin, GSN <text:s/>- <text:s/>gelsolin, ABCA1 <text:s/>- <text:s/>atp-binding cassette, sub-family a (abc1), member 1, PTPRN <text:s/>- <text:s/>protein tyrosine phosphatase, receptor type, n, NFASC <text:s/>- <text:s/>neurofascin, CHI3L1 <text:s/>- <text:s/>chitinase 3-like 1 (cartilage glycoprotein-39), RAB6A <text:s/>- <text:s/>rab6a, member ras oncogene family, TTR <text:s/>- <text:s/>transthyretin, KRT1 <text:s/>- <text:s/>keratin 1, CEACAM1 <text:s/>- <text:s/>carcinoembryonic antigen-related cell adhesion molecule 1 (biliary glycoprotein), ATP6V0A1 <text:s/>- <text:s/>atpase, h+ transporting, lysosomal v0 subunit a1, SLC5A7 <text:s/>- <text:s/>solute carrier family 5 (sodium/choline cotransporter), member 7, PSMA5 <text:s/>- <text:s/>proteasome (prosome, macropain) subunit, alpha type, 5, TMSB4X <text:s/>- <text:s/>thymosin beta 4, x-linked, VIP <text:s/>- <text:s/>vasoactive intestinal peptide, SNPH <text:s/>- <text:s/>syntaphilin, PAFAH1B1 <text:s/>- <text:s/>platelet-activating factor acetylhydrolase 1b, regulatory subunit 1 (45kda), VAT1 <text:s/>- <text:s/>vesicle amine transport protein 1 homolog (t. californica), PSMD7 <text:s/>- <text:s/>proteasome (prosome, macropain) 26s subunit, non-atpase, 7, VCP <text:s/>- <text:s/>valosin containing protein, IL6 <text:s/>- <text:s/>interleukin 6 (interferon, beta 2), PSMD12 <text:s/>- <text:s/>proteasome (prosome, macropain) 26s subunit, non-atpase, 12, PSMD11 <text:s/>- <text:s/>proteasome (prosome, macropain) 26s subunit, non-atpase, 11, SNCG <text:s/>- <text:s/>synuclein, gamma (breast cancer-specific protein 1), ALDOA <text:s/>- <text:s/>aldolase a, fructose-bisphosphate, APOOL <text:s/>- <text:s/>apolipoprotein o-like, SYT2 <text:s/>- <text:s/>synaptotagmin ii, CASK <text:s/>- <text:s/>calcium/calmodulin-dependent serine protein kinase (maguk family), FAF2 <text:s/>- <text:s/>fas associated factor family member 2, FZD4 <text:s/>- <text:s/>frizzled family receptor 4, RHOG <text:s/>- <text:s/>ras homolog family member g, LAMP2 <text:s/>- <text:s/>lysosomal-associated membrane protein 2, DYNC1H1 <text:s/>- <text:s/>dynein, cytoplasmic 1, heavy chain 1, RAB9B <text:s/>- <text:s/>rab9b, member ras oncogene family, SYT6 <text:s/>- <text:s/>synaptotagmin vi, HSP90AB1 <text:s/>- <text:s/>heat shock protein 90kda alpha (cytosolic), class b member 1, GLIPR1 <text:s/>- <text:s/>gli pathogenesis-related 1, ACTR1B <text:s/>- <text:s/>arp1 actin-related protein 1 homolog b, centractin beta (yeast), NECAB3 <text:s/>- <text:s/>n-terminal ef-hand calcium binding protein 3, PIGR <text:s/>- <text:s/>polymeric immunoglobulin receptor, MGST1 <text:s/>- <text:s/>microsomal glutathione s-transferase 1, PGRMC1 <text:s/>- <text:s/>progesterone receptor membrane component 1]</text:p>
          </table:table-cell>
        </table:table-row>
        <table:table-row table:style-name="ro1">
          <table:table-cell office:value-type="string" calcext:value-type="string">
            <text:p>GO:0044699</text:p>
          </table:table-cell>
          <table:table-cell office:value-type="string" calcext:value-type="string">
            <text:p>single-organism process</text:p>
          </table:table-cell>
          <table:table-cell office:value-type="float" office:value="0.000656" calcext:value-type="float">
            <text:p>0.000656</text:p>
          </table:table-cell>
          <table:table-cell office:value-type="float" office:value="0.311" calcext:value-type="float">
            <text:p>0.311</text:p>
          </table:table-cell>
          <table:table-cell office:value-type="float" office:value="1.11" calcext:value-type="float">
            <text:p>1.11</text:p>
          </table:table-cell>
          <table:table-cell office:value-type="float" office:value="13954" calcext:value-type="float">
            <text:p>13954</text:p>
          </table:table-cell>
          <table:table-cell office:value-type="float" office:value="8385" calcext:value-type="float">
            <text:p>8385</text:p>
          </table:table-cell>
          <table:table-cell office:value-type="float" office:value="593" calcext:value-type="float">
            <text:p>593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[A2M <text:s/>- <text:s/>alpha-2-macroglobulin, SPTA1 <text:s/>- <text:s/>spectrin, alpha, erythrocytic 1 (elliptocytosis 2), PRDX6 <text:s/>- <text:s/>peroxiredoxin 6, MAP3K8 <text:s/>- <text:s/>mitogen-activated protein kinase kinase kinase 8, AKAP1 <text:s/>- <text:s/>a kinase (prka) anchor protein 1, ABCA1 <text:s/>- <text:s/>atp-binding cassette, sub-family a (abc1), member 1, ABCA2 <text:s/>- <text:s/>atp-binding cassette, sub-family a (abc1), member 2, NRIP1 <text:s/>- <text:s/>nuclear receptor interacting protein 1, PADI4 <text:s/>- <text:s/>peptidyl arginine deiminase, type iv, RFFL <text:s/>- <text:s/>ring finger and fyve-like domain containing e3 ubiquitin protein ligase, NPHP4 <text:s/>- <text:s/>nephronophthisis 4, GRHL3 <text:s/>- <text:s/>grainyhead-like 3 (drosophila), CREM <text:s/>- <text:s/>camp responsive element modulator, PRR5 <text:s/>- <text:s/>proline rich 5 (renal), PLEC <text:s/>- <text:s/>plectin, BRE <text:s/>- <text:s/>brain and reproductive organ-expressed (tnfrsf1a modulator), DOCK10 <text:s/>- <text:s/>dedicator of cytokinesis 10, ADAMTS4 <text:s/>- <text:s/>adam metallopeptidase with thrombospondin type 1 motif, 4, GABARAPL1 <text:s/>- <text:s/>gaba(a) receptor-associated protein like 1, USP19 <text:s/>- <text:s/>ubiquitin specific peptidase 19, ABCC2 <text:s/>- <text:s/>atp-binding cassette, sub-family c (cftr/mrp), member 2, DYSF <text:s/>- <text:s/>dysferlin, limb girdle muscular dystrophy 2b (autosomal recessive), SNCG <text:s/>- <text:s/>synuclein, gamma (breast cancer-specific protein 1), TBPL1 <text:s/>- <text:s/>tbp-like 1, APOOL <text:s/>- <text:s/>apolipoprotein o-like, POU6F1 <text:s/>- <text:s/>pou class 6 homeobox 1, GCLM <text:s/>- <text:s/>glutamate-cysteine ligase, modifier subunit, SNCB <text:s/>- <text:s/>synuclein, beta, BAG3 <text:s/>- <text:s/>bcl2-associated athanogene 3, FZD4 <text:s/>- <text:s/>frizzled family receptor 4, PPARG <text:s/>- <text:s/>peroxisome proliferator-activated receptor gamma, KRT18 <text:s/>- <text:s/>keratin 18, LAMP2 <text:s/>- <text:s/>lysosomal-associated membrane protein 2, GNG3 <text:s/>- <text:s/>guanine nucleotide binding protein (g protein), gamma 3, USP9X <text:s/>- <text:s/>ubiquitin specific peptidase 9, x-linked, ADCK4 <text:s/>- <text:s/>aarf domain containing kinase 4, SMARCD1 <text:s/>- <text:s/>swi/snf related, matrix associated, actin dependent regulator of chromatin, subfamily d, member 1, COL4A5 <text:s/>- <text:s/>collagen, type iv, alpha 5, LBR <text:s/>- <text:s/>lamin b receptor, LCP1 <text:s/>- <text:s/>lymphocyte cytosolic protein 1 (l-plastin), COL12A1 <text:s/>- <text:s/>collagen, type xii, alpha 1, PDZD7 <text:s/>- <text:s/>pdz domain containing 7, LAMA3 <text:s/>- <text:s/>laminin, alpha 3, COL27A1 <text:s/>- <text:s/>collagen, type xxvii, alpha 1, COL10A1 <text:s/>- <text:s/>collagen, type x, alpha 1, SLC26A1 <text:s/>- <text:s/>solute carrier family 26 (anion exchanger), member 1, RETNLB <text:s/>- <text:s/>resistin like beta, LAMC1 <text:s/>- <text:s/>laminin, gamma 1 (formerly lamb2), PGRMC1 <text:s/>- <text:s/>progesterone receptor membrane component 1, MMRN2 <text:s/>- <text:s/>multimerin 2, FTL <text:s/>- <text:s/>ferritin, light polypeptide, NR5A1 <text:s/>- <text:s/>nuclear receptor subfamily 5, group a, member 1, FRMD3 <text:s/>- <text:s/>ferm domain containing 3, KCNS3 <text:s/>- <text:s/>potassium voltage-gated channel, delayed-rectifier, subfamily s, member 3, KCNMA1 <text:s/>- <text:s/>potassium large conductance calcium-activated channel, subfamily m, alpha member 1, KRT1 <text:s/>- <text:s/>keratin 1, SLC5A7 <text:s/>- <text:s/>solute carrier family 5 (sodium/choline cotransporter), member 7, XIRP1 <text:s/>- <text:s/>xin actin-binding repeat containing 1, TNPO1 <text:s/>- <text:s/>transportin 1, GABRA1 <text:s/>- <text:s/>gamma-aminobutyric acid (gaba) a receptor, alpha 1, PPP2R2C <text:s/>- <text:s/>protein phosphatase 2, regulatory subunit b, gamma, TREML2 <text:s/>- <text:s/>triggering receptor expressed on myeloid cells-like 2, PPP1CB <text:s/>- <text:s/>protein phosphatase 1, catalytic subunit, beta isozyme, TUBA1C <text:s/>- <text:s/>tubulin, alpha 1c, SULT1A2 <text:s/>- <text:s/>sulfotransferase family, cytosolic, 1a, phenol-preferring, member 2, ALDH5A1 <text:s/>- <text:s/>aldehyde dehydrogenase 5 family, member a1, STK11 <text:s/>- <text:s/>serine/threonine kinase 11, ATP13A4 <text:s/>- <text:s/>atpase type 13a4, TXNL1 <text:s/>- <text:s/>thioredoxin-like 1, KLHL32 <text:s/>- <text:s/>kelch-like family member 32, TTLL7 <text:s/>- <text:s/>tubulin tyrosine ligase-like family, member 7, ALDOA <text:s/>- <text:s/>aldolase a, fructose-bisphosphate, NT5C3A <text:s/>- <text:s/>5'-nucleotidase, cytosolic iiia, SGMS1 <text:s/>- <text:s/>sphingomyelin synthase 1, GABRB1 <text:s/>- <text:s/>gamma-aminobutyric acid (gaba) a receptor, beta 1, GALNT13 <text:s/>- <text:s/>udp-n-acetyl-alpha-d-galactosamine:polypeptide n-acetylgalactosaminyltransferase 13 (galnac-t13), PLAA <text:s/>- <text:s/>phospholipase a2-activating protein, MAP2K1 <text:s/>- <text:s/>mitogen-activated protein kinase kinase 1, MAPK10 <text:s/>- <text:s/>mitogen-activated protein kinase 10, DUSP13 <text:s/>- <text:s/>dual specificity phosphatase 13, TUSC5 <text:s/>- <text:s/>tumor suppressor candidate 5, SRPK1 <text:s/>- <text:s/>srsf protein kinase 1, RAB9B <text:s/>- <text:s/>rab9b, member ras oncogene family, OSBPL9 <text:s/>- <text:s/>oxysterol binding protein-like 9, PLCE1 <text:s/>- <text:s/>phospholipase c, epsilon 1, OSBPL5 <text:s/>- <text:s/>oxysterol binding protein-like 5, IPO9 <text:s/>- <text:s/>importin 9, ABHD4 <text:s/>- <text:s/>abhydrolase domain containing 4, GLIPR1 <text:s/>- <text:s/>gli pathogenesis-related 1, GAPDH <text:s/>- <text:s/>glyceraldehyde-3-phosphate dehydrogenase, IL24 <text:s/>- <text:s/>interleukin 24, IPO11 <text:s/>- <text:s/>importin 11, ADAM12 <text:s/>- <text:s/>adam metallopeptidase domain 12, AIFM2 <text:s/>- <text:s/>apoptosis-inducing factor, mitochondrion-associated, 2, FRMD4A <text:s/>- <text:s/>ferm domain containing 4a, NUDT13 <text:s/>- <text:s/>nudix (nucleoside diphosphate linked moiety x)-type motif 13, NRN1L <text:s/>- <text:s/>neuritin 1-like, GSTP1 <text:s/>- <text:s/>glutathione s-transferase pi 1, SMC6 <text:s/>- <text:s/>structural maintenance of chromosomes 6, MITF <text:s/>- <text:s/>microphthalmia-associated transcription factor, GSR <text:s/>- <text:s/>glutathione reductase, GSN <text:s/>- <text:s/>gelsolin, GADD45A <text:s/>- <text:s/>growth arrest and dna-damage-inducible, alpha, TTC7A <text:s/>- <text:s/>tetratricopeptide repeat domain 7a, SDC4 <text:s/>- <text:s/>syndecan 4, VANGL2 <text:s/>- <text:s/>vangl planar cell polarity protein 2, ANXA7 <text:s/>- <text:s/>annexin a7, AOX1 <text:s/>- <text:s/>aldehyde oxidase 1, GPR56 <text:s/>- <text:s/>g protein-coupled receptor 56, PCDH9 <text:s/>- <text:s/>protocadherin 9, CHEK2 <text:s/>- <text:s/>checkpoint kinase 2, PAFAH1B1 <text:s/>- <text:s/>platelet-activating factor acetylhydrolase 1b, regulatory subunit 1 (45kda), MMP19 <text:s/>- <text:s/>matrix metallopeptidase 19, DUSP10 <text:s/>- <text:s/>dual specificity phosphatase 10, RBPMS2 <text:s/>- <text:s/>rna binding protein with multiple splicing 2, MDFI <text:s/>- <text:s/>myod family inhibitor, PDHA2 <text:s/>- <text:s/>pyruvate dehydrogenase (lipoamide) alpha 2, KIF26B <text:s/>- <text:s/>kinesin family member 26b, PDGFRB <text:s/>- <text:s/>platelet-derived growth factor receptor, beta polypeptide, ME1 <text:s/>- <text:s/>malic enzyme 1, nadp(+)-dependent, cytosolic, FAM83H <text:s/>- <text:s/>family with sequence similarity 83, member h, ACOT11 <text:s/>- <text:s/>acyl-coa thioesterase 11, MEF2D <text:s/>- <text:s/>myocyte enhancer factor 2d, CSDE1 <text:s/>- <text:s/>cold shock domain containing e1, rna-binding, HADHB <text:s/>- <text:s/>hydroxyacyl-coa dehydrogenase/3-ketoacyl-coa thiolase/enoyl-coa hydratase (trifunctional protein), beta subunit, HADHA <text:s/>- <text:s/>hydroxyacyl-coa dehydrogenase/3-ketoacyl-coa thiolase/enoyl-coa hydratase (trifunctional protein), alpha subunit, LRP8 <text:s/>- <text:s/>low density lipoprotein receptor-related protein 8, apolipoprotein e receptor, DCLK1 <text:s/>- <text:s/>doublecortin-like kinase 1, LRP10 <text:s/>- <text:s/>low density lipoprotein receptor-related protein 10, RHOG <text:s/>- <text:s/>ras homolog family member g, BAZ2A <text:s/>- <text:s/>bromodomain adjacent to zinc finger domain, 2a, SLC24A4 <text:s/>- <text:s/>solute carrier family 24 (sodium/potassium/calcium exchanger), member 4, PRDM2 <text:s/>- <text:s/>pr domain containing 2, with znf domain, DGKA <text:s/>- <text:s/>diacylglycerol kinase, alpha 80kda, MET <text:s/>- <text:s/>met proto-oncogene, LPAR2 <text:s/>- <text:s/>lysophosphatidic acid receptor 2, ASS1 <text:s/>- <text:s/>argininosuccinate synthase 1, S100A10 <text:s/>- <text:s/>s100 calcium binding protein a10, FIGN <text:s/>- <text:s/>fidgetin, SAT1 <text:s/>- <text:s/>spermidine/spermine n1-acetyltransferase 1, RNASEH2B <text:s/>- <text:s/>ribonuclease h2, subunit b, PDE4D <text:s/>- <text:s/>phosphodiesterase 4d, camp-specific, MGST1 <text:s/>- <text:s/>microsomal glutathione s-transferase 1, PDE4B <text:s/>- <text:s/>phosphodiesterase 4b, camp-specific, RABEP1 <text:s/>- <text:s/>rabaptin, rab gtpase binding effector protein 1, RUFY3 <text:s/>- <text:s/>run and fyve domain containing 3, DSG1 <text:s/>- <text:s/>desmoglein 1, PFN2 <text:s/>- <text:s/>profilin 2, SLC8A1 <text:s/>- <text:s/>solute carrier family 8 (sodium/calcium exchanger), member 1, PGD <text:s/>- <text:s/>phosphogluconate dehydrogenase, ATP1B1 <text:s/>- <text:s/>atpase, na+/k+ transporting, beta 1 polypeptide, PHKA2 <text:s/>- <text:s/>phosphorylase kinase, alpha 2 (liver), GPLD1 <text:s/>- <text:s/>glycosylphosphatidylinositol specific phospholipase d1, AMICA1 <text:s/>- <text:s/>adhesion molecule, interacts with cxadr antigen 1, VPS54 <text:s/>- <text:s/>vacuolar protein sorting 54 homolog (s. cerevisiae), ATF3 <text:s/>- <text:s/>activating transcription factor 3, PPAPDC1A <text:s/>- <text:s/>phosphatidic acid phosphatase type 2 domain containing 1a, USP14 <text:s/>- <text:s/>ubiquitin specific peptidase 14 (trna-guanine transglycosylase), DIXDC1 <text:s/>- <text:s/>dix domain containing 1, ATP6V0A1 <text:s/>- <text:s/>atpase, h+ transporting, lysosomal v0 subunit a1, NUP43 <text:s/>- <text:s/>nucleoporin 43kda, SKP1 <text:s/>- <text:s/>s-phase kinase-associated protein 1, PER1 <text:s/>- <text:s/>period circadian clock 1, PET112 <text:s/>- <text:s/>pet112 homolog (yeast), PLBD2 <text:s/>- <text:s/>phospholipase b domain containing 2, GPR20 <text:s/>- <text:s/>g protein-coupled receptor 20, GULP1 <text:s/>- <text:s/>gulp, engulfment adaptor ptb domain containing 1, STON2 <text:s/>- <text:s/>stonin 2, TTBK2 <text:s/>- <text:s/>tau tubulin kinase 2, PFN1 <text:s/>- <text:s/>profilin 1, SHC1 <text:s/>- <text:s/>shc (src homology 2 domain containing) transforming protein 1, OPTC <text:s/>- <text:s/>opticin, KLHL3 <text:s/>- <text:s/>kelch-like family member 3, LRP1 <text:s/>- <text:s/>low density lipoprotein receptor-related protein 1, GPX2 <text:s/>- <text:s/>glutathione peroxidase 2 (gastrointestinal), GPX3 <text:s/>- <text:s/>glutathione peroxidase 3 (plasma), ARTN <text:s/>- <text:s/>artemin, ESPN <text:s/>- <text:s/>espin, TEKT5 <text:s/>- <text:s/>tektin 5, TMEM57 <text:s/>- <text:s/>transmembrane protein 57, LCE2A <text:s/>- <text:s/>late cornified envelope 2a, NQO1 <text:s/>- <text:s/>nad(p)h dehydrogenase, quinone 1, KIAA1522 <text:s/>- <text:s/>kiaa1522, TLN2 <text:s/>- <text:s/>talin 2, FBXO2 <text:s/>- <text:s/>f-box protein 2, SYNPO <text:s/>- <text:s/>synaptopodin, LCE2D <text:s/>- <text:s/>late cornified envelope 2d, DNASE1L3 <text:s/>- <text:s/>deoxyribonuclease i-like 3, DYNC1H1 <text:s/>- <text:s/>dynein, cytoplasmic 1, heavy chain 1, STAC3 <text:s/>- <text:s/>sh3 and cysteine rich domain 3, FCHSD1 <text:s/>- <text:s/>fch and double sh3 domains 1, SERPINB5 <text:s/>- <text:s/>serpin peptidase inhibitor, clade b (ovalbumin), member 5, F2RL3 <text:s/>- <text:s/>coagulation factor ii (thrombin) receptor-like 3, MAFG <text:s/>- <text:s/>v-maf avian musculoaponeurotic fibrosarcoma oncogene homolog g, HPS4 <text:s/>- <text:s/>hermansky-pudlak syndrome 4, BCL2L1 <text:s/>- <text:s/>bcl2-like 1, GSK3B <text:s/>- <text:s/>glycogen synthase kinase 3 beta, PIGR <text:s/>- <text:s/>polymeric immunoglobulin receptor, C6orf58 <text:s/>- <text:s/>chromosome 6 open reading frame 58, DST <text:s/>- <text:s/>dystonin, BNIP3 <text:s/>- <text:s/>bcl2/adenovirus e1b 19kda interacting protein 3, GPR64 <text:s/>- <text:s/>g protein-coupled receptor 64, SPIRE1 <text:s/>- <text:s/>spire actin nucleation factor 1, TRAK1 <text:s/>- <text:s/>trafficking protein, kinesin binding 1, HSD11B1 <text:s/>- <text:s/>hydroxysteroid (11-beta) dehydrogenase 1, MAP3K7CL <text:s/>- <text:s/>map3k7 c-terminal like, GABRR3 <text:s/>- <text:s/>gamma-aminobutyric acid (gaba) a receptor, rho 3, ENO3 <text:s/>- <text:s/>enolase 3 (beta, muscle), TBK1 <text:s/>- <text:s/>tank-binding kinase 1, ENO1 <text:s/>- <text:s/>enolase 1, (alpha), TTR <text:s/>- <text:s/>transthyretin, ZGLP1 <text:s/>- <text:s/>zinc finger, gata-like protein 1, CEACAM1 <text:s/>- <text:s/>carcinoembryonic antigen-related cell adhesion molecule 1 (biliary glycoprotein), CDC42SE1 <text:s/>- <text:s/>cdc42 small effector 1, MYOG <text:s/>- <text:s/>myogenin (myogenic factor 4), UGGT1 <text:s/>- <text:s/>udp-glucose glycoprotein glucosyltransferase 1, PRDM1 <text:s/>- <text:s/>pr domain containing 1, with znf domain, TET3 <text:s/>- <text:s/>tet methylcytosine dioxygenase 3, TMOD4 <text:s/>- <text:s/>tropomodulin 4 (muscle), PHLDA2 <text:s/>- <text:s/>pleckstrin homology-like domain, family a, member 2, BLVRB <text:s/>- <text:s/>biliverdin reductase b (flavin reductase (nadph)), TRDN <text:s/>- <text:s/>triadin, CELA1 <text:s/>- <text:s/>chymotrypsin-like elastase family, member 1, FMNL1 <text:s/>- <text:s/>formin-like 1, SPHK1 <text:s/>- <text:s/>sphingosine kinase 1, SQSTM1 <text:s/>- <text:s/>sequestosome 1, LIMCH1 <text:s/>- <text:s/>lim and calponin homology domains 1, MTMR3 <text:s/>- <text:s/>myotubularin related protein 3, SYT2 <text:s/>- <text:s/>synaptotagmin ii, CCDC103 <text:s/>- <text:s/>coiled-coil domain containing 103, GPR183 <text:s/>- <text:s/>g protein-coupled receptor 183, ROM1 <text:s/>- <text:s/>retinal outer segment membrane protein 1, HRSP12 <text:s/>- <text:s/>heat-responsive protein 12, SYT6 <text:s/>- <text:s/>synaptotagmin vi, OSGIN1 <text:s/>- <text:s/>oxidative stress induced growth inhibitor 1, HSP90AB1 <text:s/>- <text:s/>heat shock protein 90kda alpha (cytosolic), class b member 1, BNC2 <text:s/>- <text:s/>basonuclin 2, ACTR1B <text:s/>- <text:s/>arp1 actin-related protein 1 homolog b, centractin beta (yeast), BTRC <text:s/>- <text:s/>beta-transducin repeat containing e3 ubiquitin protein ligase, PAK6 <text:s/>- <text:s/>p21 protein (cdc42/rac)-activated kinase 6, HSPA9 <text:s/>- <text:s/>heat shock 70kda protein 9 (mortalin), AKT3 <text:s/>- <text:s/>v-akt murine thymoma viral oncogene homolog 3, FAAH <text:s/>- <text:s/>fatty acid amide hydrolase, UROS <text:s/>- <text:s/>uroporphyrinogen iii synthase, TRPC7 <text:s/>- <text:s/>transient receptor potential cation channel, subfamily c, member 7, CANX <text:s/>- <text:s/>calnexin, UTRN <text:s/>- <text:s/>utrophin, NFASC <text:s/>- <text:s/>neurofascin, MT2A <text:s/>- <text:s/>metallothionein 2a, KDM6B <text:s/>- <text:s/>lysine (k)-specific demethylase 6b, VIP <text:s/>- <text:s/>vasoactive intestinal peptide, SLC25A17 <text:s/>- <text:s/>solute carrier family 25 (mitochondrial carrier; peroxisomal membrane protein, 34kda), member 17, SEMA6B <text:s/>- <text:s/>sema domain, transmembrane domain (tm), and cytoplasmic domain, (semaphorin) 6b, NRG1 <text:s/>- <text:s/>neuregulin 1, ABCB6 <text:s/>- <text:s/>atp-binding cassette, sub-family b (mdr/tap), member 6, BSCL2 <text:s/>- <text:s/>berardinelli-seip congenital lipodystrophy 2 (seipin), VAT1 <text:s/>- <text:s/>vesicle amine transport protein 1 homolog (t. californica), VCP <text:s/>- <text:s/>valosin containing protein, HIC1 <text:s/>- <text:s/>hypermethylated in cancer 1, PLB1 <text:s/>- <text:s/>phospholipase b1, MICU1 <text:s/>- <text:s/>mitochondrial calcium uptake 1, HOXB6 <text:s/>- <text:s/>homeobox b6, EHF <text:s/>- <text:s/>ets homologous factor, UBC <text:s/>- <text:s/>ubiquitin c, TEX19 <text:s/>- <text:s/>testis expressed 19, TULP3 <text:s/>- <text:s/>tubby like protein 3, FAF2 <text:s/>- <text:s/>fas associated factor family member 2, TXNRD1 <text:s/>- <text:s/>thioredoxin reductase 1, EPB41L1 <text:s/>- <text:s/>erythrocyte membrane protein band 4.1-like 1, PKDCC <text:s/>- <text:s/>protein kinase domain containing, cytoplasmic, EPB41 <text:s/>- <text:s/>erythrocyte membrane protein band 4.1 (elliptocytosis 1, rh-linked), S100A2 <text:s/>- <text:s/>s100 calcium binding protein a2, SLC23A2 <text:s/>- <text:s/>solute carrier family 23 (ascorbic acid transporter), member 2, EPHB2 <text:s/>- <text:s/>eph receptor b2, TRIM54 <text:s/>- <text:s/>tripartite motif containing 54, EPHA4 <text:s/>- <text:s/>eph receptor a4, RYR1 <text:s/>- <text:s/>ryanodine receptor 1 (skeletal), TUBGCP3 <text:s/>- <text:s/>tubulin, gamma complex associated protein 3, CLIP1 <text:s/>- <text:s/>cap-gly domain containing linker protein 1, HMGA1 <text:s/>- <text:s/>high mobility group at-hook 1, CBR3 <text:s/>- <text:s/>carbonyl reductase 3, RTN4 <text:s/>- <text:s/>reticulon 4, RREB1 <text:s/>- <text:s/>ras responsive element binding protein 1, LIPM <text:s/>- <text:s/>lipase, family member m, CCK <text:s/>- <text:s/>cholecystokinin, SCEL <text:s/>- <text:s/>sciellin, TNFRSF9 <text:s/>- <text:s/>tumor necrosis factor receptor superfamily, member 9, SIX6 <text:s/>- <text:s/>six homeobox 6, KCNAB2 <text:s/>- <text:s/>potassium voltage-gated channel, shaker-related subfamily, beta member 2, IL15RA <text:s/>- <text:s/>interleukin 15 receptor, alpha, PPIP5K2 <text:s/>- <text:s/>diphosphoinositol pentakisphosphate kinase 2, GAB2 <text:s/>- <text:s/>grb2-associated binding protein 2, NTM <text:s/>- <text:s/>neurotrimin, PSD <text:s/>- <text:s/>pleckstrin and sec7 domain containing, FLNC <text:s/>- <text:s/>filamin c, gamma, PSMA5 <text:s/>- <text:s/>proteasome (prosome, macropain) subunit, alpha type, 5, KLHL21 <text:s/>- <text:s/>kelch-like family member 21, PSMA4 <text:s/>- <text:s/>proteasome (prosome, macropain) subunit, alpha type, 4, PSMA3 <text:s/>- <text:s/>proteasome (prosome, macropain) subunit, alpha type, 3, PIR <text:s/>- <text:s/>pirin (iron-binding nuclear protein), KCNK10 <text:s/>- <text:s/>potassium channel, subfamily k, member 10, C15orf60 <text:s/>- <text:s/>chromosome 15 open reading frame 60, PSMC5 <text:s/>- <text:s/>proteasome (prosome, macropain) 26s subunit, atpase, 5, SLC35C2 <text:s/>- <text:s/>solute carrier family 35 (gdp-fucose transporter), member c2, PSMD7 <text:s/>- <text:s/>proteasome (prosome, macropain) 26s subunit, non-atpase, 7, IL6 <text:s/>- <text:s/>interleukin 6 (interferon, beta 2), IL6R <text:s/>- <text:s/>interleukin 6 receptor, PSMD12 <text:s/>- <text:s/>proteasome (prosome, macropain) 26s subunit, non-atpase, 12, ITGA5 <text:s/>- <text:s/>integrin, alpha 5 (fibronectin receptor, alpha polypeptide), PSMD11 <text:s/>- <text:s/>proteasome (prosome, macropain) 26s subunit, non-atpase, 11, MRPS16 <text:s/>- <text:s/>mitochondrial ribosomal protein s16, FGF9 <text:s/>- <text:s/>fibroblast growth factor 9, GLRX3 <text:s/>- <text:s/>glutaredoxin 3, TEKT3 <text:s/>- <text:s/>tektin 3, PTCH1 <text:s/>- <text:s/>patched 1, FGF11 <text:s/>- <text:s/>fibroblast growth factor 11, FGF1 <text:s/>- <text:s/>fibroblast growth factor 1 (acidic), NUP98 <text:s/>- <text:s/>nucleoporin 98kda, MADD <text:s/>- <text:s/>map-kinase activating death domain, RASSF2 <text:s/>- <text:s/>ras association (ralgds/af-6) domain family member 2, NEDD4L <text:s/>- <text:s/>neural precursor cell expressed, developmentally down-regulated 4-like, e3 ubiquitin protein ligase, ZBTB7B <text:s/>- <text:s/>zinc finger and btb domain containing 7b, CASK <text:s/>- <text:s/>calcium/calmodulin-dependent serine protein kinase (maguk family), CDC14A <text:s/>- <text:s/>cell division cycle 14a, ATL1 <text:s/>- <text:s/>atlastin gtpase 1, BBS9 <text:s/>- <text:s/>bardet-biedl syndrome 9, ADNP <text:s/>- <text:s/>activity-dependent neuroprotector homeobox, CMAS <text:s/>- <text:s/>cytidine monophosphate n-acetylneuraminic acid synthetase, LIN54 <text:s/>- <text:s/>lin-54 homolog (c. elegans), TBL1X <text:s/>- <text:s/>transducin (beta)-like 1x-linked, SRPX2 <text:s/>- <text:s/>sushi-repeat containing protein, x-linked 2, HTATIP2 <text:s/>- <text:s/>hiv-1 tat interactive protein 2, 30kda, CNTN4 <text:s/>- <text:s/>contactin 4, CDH8 <text:s/>- <text:s/>cadherin 8, type 2, PPAP2B <text:s/>- <text:s/>phosphatidic acid phosphatase type 2b, RB1CC1 <text:s/>- <text:s/>rb1-inducible coiled-coil 1, CDH12 <text:s/>- <text:s/>cadherin 12, type 2 (n-cadherin 2), NRD1 <text:s/>- <text:s/>nardilysin (n-arginine dibasic convertase), SLC25A12 <text:s/>- <text:s/>solute carrier family 25 (aspartate/glutamate carrier), member 12, KEAP1 <text:s/>- <text:s/>kelch-like ech-associated protein 1, HIF3A <text:s/>- <text:s/>hypoxia inducible factor 3, alpha subunit, CHD9 <text:s/>- <text:s/>chromodomain helicase dna binding protein 9, TIMP2 <text:s/>- <text:s/>timp metallopeptidase inhibitor 2, CRB1 <text:s/>- <text:s/>crumbs homolog 1 (drosophila), PCDHA6 <text:s/>- <text:s/>protocadherin alpha 6, ITGB3BP <text:s/>- <text:s/>integrin beta 3 binding protein (beta3-endonexin), SLC7A8 <text:s/>- <text:s/>solute carrier family 7 (amino acid transporter light chain, l system), member 8, PTPRN <text:s/>- <text:s/>protein tyrosine phosphatase, receptor type, n, TLL1 <text:s/>- <text:s/>tolloid-like 1, AFF4 <text:s/>- <text:s/>af4/fmr2 family, member 4, AHCYL1 <text:s/>- <text:s/>adenosylhomocysteinase-like 1, CHM <text:s/>- <text:s/>choroideremia (rab escort protein 1), KDM5B <text:s/>- <text:s/>lysine (k)-specific demethylase 5b, SH3KBP1 <text:s/>- <text:s/>sh3-domain kinase binding protein 1, CHI3L1 <text:s/>- <text:s/>chitinase 3-like 1 (cartilage glycoprotein-39), RAB6A <text:s/>- <text:s/>rab6a, member ras oncogene family, TMSB4X <text:s/>- <text:s/>thymosin beta 4, x-linked, FAM65B <text:s/>- <text:s/>family with sequence similarity 65, member b, SNPH <text:s/>- <text:s/>syntaphilin, SLC40A1 <text:s/>- <text:s/>solute carrier family 40 (iron-regulated transporter), member 1, IDE <text:s/>- <text:s/>insulin-degrading enzyme, FOXK1 <text:s/>- <text:s/>forkhead box k1, SDK1 <text:s/>- <text:s/>sidekick cell adhesion molecule 1, MYOCD <text:s/>- <text:s/>myocardin, ARHGAP18 <text:s/>- <text:s/>rho gtpase activating protein 18, CCP110 <text:s/>- <text:s/>centriolar coiled coil protein 110kda, RAN <text:s/>- <text:s/>ran, member ras oncogene family, EGLN3 <text:s/>- <text:s/>egl-9 family hypoxia-inducible factor 3, NEDD9 <text:s/>- <text:s/>neural precursor cell expressed, developmentally down-regulated 9, NEFM <text:s/>- <text:s/>neurofilament, medium polypeptide, CYP26B1 <text:s/>- <text:s/>cytochrome p450, family 26, subfamily b, polypeptide 1, CCR3 <text:s/>- <text:s/>chemokine (c-c motif) receptor 3, EPC1 <text:s/>- <text:s/>enhancer of polycomb homolog 1 (drosophila), DNAI1 <text:s/>- <text:s/>dynein, axonemal, intermediate chain 1, RBKS <text:s/>- <text:s/>ribokinase, MACF1 <text:s/>- <text:s/>microtubule-actin crosslinking factor 1, RBBP7 <text:s/>- <text:s/>retinoblastoma binding protein 7, C15orf62 <text:s/>- <text:s/>chromosome 15 open reading frame 62, ITPKC <text:s/>- <text:s/>inositol-trisphosphate 3-kinase c, ARID4A <text:s/>- <text:s/>at rich interactive domain 4a (rbp1-like), ELL3 <text:s/>- <text:s/>elongation factor rna polymerase ii-like 3, MGEA5 <text:s/>- <text:s/>meningioma expressed antigen 5 (hyaluronidase), CLCF1 <text:s/>- <text:s/>cardiotrophin-like cytokine factor 1, RP1L1 <text:s/>- <text:s/>retinitis pigmentosa 1-like 1, PPIP5K1 <text:s/>- <text:s/>diphosphoinositol pentakisphosphate kinase 1, GHITM <text:s/>- <text:s/>growth hormone inducible transmembrane protein, PTGES3 <text:s/>- <text:s/>prostaglandin e synthase 3 (cytosolic), CUL3 <text:s/>- <text:s/>cullin 3, CDCA2 <text:s/>- <text:s/>cell division cycle associated 2, TIAL1 <text:s/>- <text:s/>tia1 cytotoxic granule-associated rna binding protein-like 1, NECAB3 <text:s/>- <text:s/>n-terminal ef-hand calcium binding protein 3, NDUFS2 <text:s/>- <text:s/>nadh dehydrogenase (ubiquinone) fe-s protein 2, 49kda (nadh-coenzyme q reductase), KCNK4 <text:s/>- <text:s/>potassium channel, subfamily k, member 4, IL36G <text:s/>- <text:s/>interleukin 36, gamma]</text:p>
          </table:table-cell>
        </table:table-row>
        <table:table-row table:style-name="ro1">
          <table:table-cell office:value-type="string" calcext:value-type="string">
            <text:p>GO:1905097</text:p>
          </table:table-cell>
          <table:table-cell office:value-type="string" calcext:value-type="string">
            <text:p>regulation of guanyl-nucleotide exchange factor activity</text:p>
          </table:table-cell>
          <table:table-cell office:value-type="float" office:value="0.000716" calcext:value-type="float">
            <text:p>0.000716</text:p>
          </table:table-cell>
          <table:table-cell office:value-type="float" office:value="0.329" calcext:value-type="float">
            <text:p>0.329</text:p>
          </table:table-cell>
          <table:table-cell office:value-type="float" office:value="14.12" calcext:value-type="float">
            <text:p>14.12</text:p>
          </table:table-cell>
          <table:table-cell office:value-type="float" office:value="13954" calcext:value-type="float">
            <text:p>13954</text:p>
          </table:table-cell>
          <table:table-cell office:value-type="float" office:value="5" calcext:value-type="float">
            <text:p>5</text:p>
          </table:table-cell>
          <table:table-cell office:value-type="float" office:value="593" calcext:value-type="float">
            <text:p>5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MET <text:s/>- <text:s/>met proto-oncogene, FAM65B <text:s/>- <text:s/>family with sequence similarity 65, member b, EPHA4 <text:s/>- <text:s/>eph receptor a4]</text:p>
          </table:table-cell>
        </table:table-row>
        <table:table-row table:style-name="ro1">
          <table:table-cell office:value-type="string" calcext:value-type="string">
            <text:p>GO:0022604</text:p>
          </table:table-cell>
          <table:table-cell office:value-type="string" calcext:value-type="string">
            <text:p>regulation of cell morphogenesis</text:p>
          </table:table-cell>
          <table:table-cell office:value-type="float" office:value="0.000774" calcext:value-type="float">
            <text:p>0.000774</text:p>
          </table:table-cell>
          <table:table-cell office:value-type="float" office:value="0.344" calcext:value-type="float">
            <text:p>0.344</text:p>
          </table:table-cell>
          <table:table-cell office:value-type="float" office:value="1.89" calcext:value-type="float">
            <text:p>1.89</text:p>
          </table:table-cell>
          <table:table-cell office:value-type="float" office:value="13954" calcext:value-type="float">
            <text:p>13954</text:p>
          </table:table-cell>
          <table:table-cell office:value-type="float" office:value="361" calcext:value-type="float">
            <text:p>361</text:p>
          </table:table-cell>
          <table:table-cell office:value-type="float" office:value="593" calcext:value-type="float">
            <text:p>59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[SPTA1 <text:s/>- <text:s/>spectrin, alpha, erythrocytic 1 (elliptocytosis 2), RUFY3 <text:s/>- <text:s/>run and fyve domain containing 3, FMNL1 <text:s/>- <text:s/>formin-like 1, ALDOA <text:s/>- <text:s/>aldolase a, fructose-bisphosphate, ANXA7 <text:s/>- <text:s/>annexin a7, NEDD4L <text:s/>- <text:s/>neural precursor cell expressed, developmentally down-regulated 4-like, e3 ubiquitin protein ligase, SYT2 <text:s/>- <text:s/>synaptotagmin ii, SH3KBP1 <text:s/>- <text:s/>sh3-domain kinase binding protein 1, LRP8 <text:s/>- <text:s/>low density lipoprotein receptor-related protein 8, apolipoprotein e receptor, MAP2K1 <text:s/>- <text:s/>mitogen-activated protein kinase kinase 1, MACF1 <text:s/>- <text:s/>microtubule-actin crosslinking factor 1, LARP4 <text:s/>- <text:s/>la ribonucleoprotein domain family, member 4, ADNP <text:s/>- <text:s/>activity-dependent neuroprotector homeobox, C15orf62 <text:s/>- <text:s/>chromosome 15 open reading frame 62, ARAP3 <text:s/>- <text:s/>arfgap with rhogap domain, ankyrin repeat and ph domain 3, EPB41 <text:s/>- <text:s/>erythrocyte membrane protein band 4.1 (elliptocytosis 1, rh-linked), CDC42SE1 <text:s/>- <text:s/>cdc42 small effector 1, EPHB2 <text:s/>- <text:s/>eph receptor b2, EPHA4 <text:s/>- <text:s/>eph receptor a4, S100A10 <text:s/>- <text:s/>s100 calcium binding protein a10, PAFAH1B1 <text:s/>- <text:s/>platelet-activating factor acetylhydrolase 1b, regulatory subunit 1 (45kda), NRG1 <text:s/>- <text:s/>neuregulin 1, TTBK2 <text:s/>- <text:s/>tau tubulin kinase 2, RTN4 <text:s/>- <text:s/>reticulon 4, GSK3B <text:s/>- <text:s/>glycogen synthase kinase 3 beta, STK11 <text:s/>- <text:s/>serine/threonine kinase 11, ARHGAP18 <text:s/>- <text:s/>rho gtpase activating protein 18, RREB1 <text:s/>- <text:s/>ras responsive element binding protein 1, IL6 <text:s/>- <text:s/>interleukin 6 (interferon, beta 2)]</text:p>
          </table:table-cell>
        </table:table-row>
        <table:table-row table:style-name="ro1">
          <table:table-cell office:value-type="string" calcext:value-type="string">
            <text:p>GO:1901575</text:p>
          </table:table-cell>
          <table:table-cell office:value-type="string" calcext:value-type="string">
            <text:p>organic substance catabolic process</text:p>
          </table:table-cell>
          <table:table-cell office:value-type="float" office:value="0.000791" calcext:value-type="float">
            <text:p>0.000791</text:p>
          </table:table-cell>
          <table:table-cell office:value-type="float" office:value="0.341" calcext:value-type="float">
            <text:p>0.341</text:p>
          </table:table-cell>
          <table:table-cell office:value-type="float" office:value="1.45" calcext:value-type="float">
            <text:p>1.45</text:p>
          </table:table-cell>
          <table:table-cell office:value-type="float" office:value="13954" calcext:value-type="float">
            <text:p>13954</text:p>
          </table:table-cell>
          <table:table-cell office:value-type="float" office:value="1167" calcext:value-type="float">
            <text:p>1167</text:p>
          </table:table-cell>
          <table:table-cell office:value-type="float" office:value="593" calcext:value-type="float">
            <text:p>59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[POP1 <text:s/>- <text:s/>processing of precursor 1, ribonuclease p/mrp subunit (s. cerevisiae), BNIP3 <text:s/>- <text:s/>bcl2/adenovirus e1b 19kda interacting protein 3, PRDX6 <text:s/>- <text:s/>peroxiredoxin 6, FAAH <text:s/>- <text:s/>fatty acid amide hydrolase, XPNPEP1 <text:s/>- <text:s/>x-prolyl aminopeptidase (aminopeptidase p) 1, soluble, SDC4 <text:s/>- <text:s/>syndecan 4, PHKA2 <text:s/>- <text:s/>phosphorylase kinase, alpha 2 (liver), ENO3 <text:s/>- <text:s/>enolase 3 (beta, muscle), AOX1 <text:s/>- <text:s/>aldehyde oxidase 1, ENO1 <text:s/>- <text:s/>enolase 1, (alpha), USP14 <text:s/>- <text:s/>ubiquitin specific peptidase 14 (trna-guanine transglycosylase), USP10 <text:s/>- <text:s/>ubiquitin specific peptidase 10, CEACAM1 <text:s/>- <text:s/>carcinoembryonic antigen-related cell adhesion molecule 1 (biliary glycoprotein), PADI4 <text:s/>- <text:s/>peptidyl arginine deiminase, type iv, PSMA5 <text:s/>- <text:s/>proteasome (prosome, macropain) subunit, alpha type, 5, PSMA4 <text:s/>- <text:s/>proteasome (prosome, macropain) subunit, alpha type, 4, SKP1 <text:s/>- <text:s/>s-phase kinase-associated protein 1, PSMA3 <text:s/>- <text:s/>proteasome (prosome, macropain) subunit, alpha type, 3, RFFL <text:s/>- <text:s/>ring finger and fyve-like domain containing e3 ubiquitin protein ligase, SLC25A17 <text:s/>- <text:s/>solute carrier family 25 (mitochondrial carrier; peroxisomal membrane protein, 34kda), member 17, PLBD2 <text:s/>- <text:s/>phospholipase b domain containing 2, CHEK2 <text:s/>- <text:s/>checkpoint kinase 2, IDE <text:s/>- <text:s/>insulin-degrading enzyme, PAFAH1B1 <text:s/>- <text:s/>platelet-activating factor acetylhydrolase 1b, regulatory subunit 1 (45kda), PSMC5 <text:s/>- <text:s/>proteasome (prosome, macropain) 26s subunit, atpase, 5, BSCL2 <text:s/>- <text:s/>berardinelli-seip congenital lipodystrophy 2 (seipin), BLVRB <text:s/>- <text:s/>biliverdin reductase b (flavin reductase (nadph)), SULT1A2 <text:s/>- <text:s/>sulfotransferase family, cytosolic, 1a, phenol-preferring, member 2, ALDH5A1 <text:s/>- <text:s/>aldehyde dehydrogenase 5 family, member a1, PSMD7 <text:s/>- <text:s/>proteasome (prosome, macropain) 26s subunit, non-atpase, 7, VCP <text:s/>- <text:s/>valosin containing protein, CELA1 <text:s/>- <text:s/>chymotrypsin-like elastase family, member 1, PSMD12 <text:s/>- <text:s/>proteasome (prosome, macropain) 26s subunit, non-atpase, 12, PLB1 <text:s/>- <text:s/>phospholipase b1, PSMD11 <text:s/>- <text:s/>proteasome (prosome, macropain) 26s subunit, non-atpase, 11, USP19 <text:s/>- <text:s/>ubiquitin specific peptidase 19, RNF222 <text:s/>- <text:s/>ring finger protein 222, SPHK1 <text:s/>- <text:s/>sphingosine kinase 1, UBC <text:s/>- <text:s/>ubiquitin c, ALDOA <text:s/>- <text:s/>aldolase a, fructose-bisphosphate, SQSTM1 <text:s/>- <text:s/>sequestosome 1, CYP26B1 <text:s/>- <text:s/>cytochrome p450, family 26, subfamily b, polypeptide 1, NT5C3A <text:s/>- <text:s/>5'-nucleotidase, cytosolic iiia, SAMD4B <text:s/>- <text:s/>sterile alpha motif domain containing 4b, ADRM1 <text:s/>- <text:s/>adhesion regulating molecule 1, NEDD4L <text:s/>- <text:s/>neural precursor cell expressed, developmentally down-regulated 4-like, e3 ubiquitin protein ligase, CSDE1 <text:s/>- <text:s/>cold shock domain containing e1, rna-binding, FAF2 <text:s/>- <text:s/>fas associated factor family member 2, HADHB <text:s/>- <text:s/>hydroxyacyl-coa dehydrogenase/3-ketoacyl-coa thiolase/enoyl-coa hydratase (trifunctional protein), beta subunit, RBKS <text:s/>- <text:s/>ribokinase, FBXO2 <text:s/>- <text:s/>f-box protein 2, HADHA <text:s/>- <text:s/>hydroxyacyl-coa dehydrogenase/3-ketoacyl-coa thiolase/enoyl-coa hydratase (trifunctional protein), alpha subunit, PLAA <text:s/>- <text:s/>phospholipase a2-activating protein, DNASE1L3 <text:s/>- <text:s/>deoxyribonuclease i-like 3, LAMP2 <text:s/>- <text:s/>lysosomal-associated membrane protein 2, USP9X <text:s/>- <text:s/>ubiquitin specific peptidase 9, x-linked, TBL1X <text:s/>- <text:s/>transducin (beta)-like 1x-linked, PLCE1 <text:s/>- <text:s/>phospholipase c, epsilon 1, MGEA5 <text:s/>- <text:s/>meningioma expressed antigen 5 (hyaluronidase), ABHD4 <text:s/>- <text:s/>abhydrolase domain containing 4, SAT1 <text:s/>- <text:s/>spermidine/spermine n1-acetyltransferase 1, GAPDH <text:s/>- <text:s/>glyceraldehyde-3-phosphate dehydrogenase, RNASEH2B <text:s/>- <text:s/>ribonuclease h2, subunit b, CUL3 <text:s/>- <text:s/>cullin 3, BTRC <text:s/>- <text:s/>beta-transducin repeat containing e3 ubiquitin protein ligase, RB1CC1 <text:s/>- <text:s/>rb1-inducible coiled-coil 1, PDE4D <text:s/>- <text:s/>phosphodiesterase 4d, camp-specific, CBR3 <text:s/>- <text:s/>carbonyl reductase 3, GSK3B <text:s/>- <text:s/>glycogen synthase kinase 3 beta, KEAP1 <text:s/>- <text:s/>kelch-like ech-associated protein 1, LIPM <text:s/>- <text:s/>lipase, family member m, PDE4B <text:s/>- <text:s/>phosphodiesterase 4b, camp-specific]</text:p>
          </table:table-cell>
        </table:table-row>
        <table:table-row table:style-name="ro1">
          <table:table-cell office:value-type="string" calcext:value-type="string">
            <text:p>GO:0046364</text:p>
          </table:table-cell>
          <table:table-cell office:value-type="string" calcext:value-type="string">
            <text:p>monosaccharide biosynthetic process</text:p>
          </table:table-cell>
          <table:table-cell office:value-type="float" office:value="0.000818" calcext:value-type="float">
            <text:p>0.000818</text:p>
          </table:table-cell>
          <table:table-cell office:value-type="float" office:value="0.342" calcext:value-type="float">
            <text:p>0.342</text:p>
          </table:table-cell>
          <table:table-cell office:value-type="float" office:value="4.45" calcext:value-type="float">
            <text:p>4.45</text:p>
          </table:table-cell>
          <table:table-cell office:value-type="float" office:value="13954" calcext:value-type="float">
            <text:p>13954</text:p>
          </table:table-cell>
          <table:table-cell office:value-type="float" office:value="37" calcext:value-type="float">
            <text:p>37</text:p>
          </table:table-cell>
          <table:table-cell office:value-type="float" office:value="593" calcext:value-type="float">
            <text:p>59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ENO3 <text:s/>- <text:s/>enolase 3 (beta, muscle), GAPDH <text:s/>- <text:s/>glyceraldehyde-3-phosphate dehydrogenase, SLC25A12 <text:s/>- <text:s/>solute carrier family 25 (aspartate/glutamate carrier), member 12, ATF3 <text:s/>- <text:s/>activating transcription factor 3, PGD <text:s/>- <text:s/>phosphogluconate dehydrogenase, ALDOA <text:s/>- <text:s/>aldolase a, fructose-bisphosphate, ENO1 <text:s/>- <text:s/>enolase 1, (alpha)]</text:p>
          </table:table-cell>
        </table:table-row>
        <table:table-row table:style-name="ro1">
          <table:table-cell office:value-type="string" calcext:value-type="string">
            <text:p>GO:0065008</text:p>
          </table:table-cell>
          <table:table-cell office:value-type="string" calcext:value-type="string">
            <text:p>regulation of biological quality</text:p>
          </table:table-cell>
          <table:table-cell office:value-type="float" office:value="0.000819" calcext:value-type="float">
            <text:p>0.000819</text:p>
          </table:table-cell>
          <table:table-cell office:value-type="float" office:value="0.333" calcext:value-type="float">
            <text:p>0.333</text:p>
          </table:table-cell>
          <table:table-cell office:value-type="float" office:value="1.28" calcext:value-type="float">
            <text:p>1.28</text:p>
          </table:table-cell>
          <table:table-cell office:value-type="float" office:value="13954" calcext:value-type="float">
            <text:p>13954</text:p>
          </table:table-cell>
          <table:table-cell office:value-type="float" office:value="2557" calcext:value-type="float">
            <text:p>2557</text:p>
          </table:table-cell>
          <table:table-cell office:value-type="float" office:value="593" calcext:value-type="float">
            <text:p>593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[ZMYND8 <text:s/>- <text:s/>zinc finger, mynd-type containing 8, PRDX6 <text:s/>- <text:s/>peroxiredoxin 6, SPTA1 <text:s/>- <text:s/>spectrin, alpha, erythrocytic 1 (elliptocytosis 2), BNIP3 <text:s/>- <text:s/>bcl2/adenovirus e1b 19kda interacting protein 3, SMC6 <text:s/>- <text:s/>structural maintenance of chromosomes 6, GSR <text:s/>- <text:s/>glutathione reductase, SPIRE1 <text:s/>- <text:s/>spire actin nucleation factor 1, AKAP1 <text:s/>- <text:s/>a kinase (prka) anchor protein 1, GSN <text:s/>- <text:s/>gelsolin, ABCA1 <text:s/>- <text:s/>atp-binding cassette, sub-family a (abc1), member 1, MIDN <text:s/>- <text:s/>midnolin, ABCA2 <text:s/>- <text:s/>atp-binding cassette, sub-family a (abc1), member 2, TTC7A <text:s/>- <text:s/>tetratricopeptide repeat domain 7a, ANXA7 <text:s/>- <text:s/>annexin a7, NRIP1 <text:s/>- <text:s/>nuclear receptor interacting protein 1, TTR <text:s/>- <text:s/>transthyretin, CEACAM1 <text:s/>- <text:s/>carcinoembryonic antigen-related cell adhesion molecule 1 (biliary glycoprotein), PSMA5 <text:s/>- <text:s/>proteasome (prosome, macropain) subunit, alpha type, 5, CDC42SE1 <text:s/>- <text:s/>cdc42 small effector 1, PSMA4 <text:s/>- <text:s/>proteasome (prosome, macropain) subunit, alpha type, 4, ASPSCR1 <text:s/>- <text:s/>alveolar soft part sarcoma chromosome region, candidate 1, PSMA3 <text:s/>- <text:s/>proteasome (prosome, macropain) subunit, alpha type, 3, GRHL3 <text:s/>- <text:s/>grainyhead-like 3 (drosophila), CHEK2 <text:s/>- <text:s/>checkpoint kinase 2, TMOD4 <text:s/>- <text:s/>tropomodulin 4 (muscle), PAFAH1B1 <text:s/>- <text:s/>platelet-activating factor acetylhydrolase 1b, regulatory subunit 1 (45kda), PSMC5 <text:s/>- <text:s/>proteasome (prosome, macropain) 26s subunit, atpase, 5, PSMD7 <text:s/>- <text:s/>proteasome (prosome, macropain) 26s subunit, non-atpase, 7, DOCK10 <text:s/>- <text:s/>dedicator of cytokinesis 10, TRDN <text:s/>- <text:s/>triadin, IL6 <text:s/>- <text:s/>interleukin 6 (interferon, beta 2), PSMD12 <text:s/>- <text:s/>proteasome (prosome, macropain) 26s subunit, non-atpase, 12, PSMD11 <text:s/>- <text:s/>proteasome (prosome, macropain) 26s subunit, non-atpase, 11, MDFI <text:s/>- <text:s/>myod family inhibitor, USP19 <text:s/>- <text:s/>ubiquitin specific peptidase 19, ABCC2 <text:s/>- <text:s/>atp-binding cassette, sub-family c (cftr/mrp), member 2, GLRX3 <text:s/>- <text:s/>glutaredoxin 3, SNCG <text:s/>- <text:s/>synuclein, gamma (breast cancer-specific protein 1), PTCH1 <text:s/>- <text:s/>patched 1, FMNL1 <text:s/>- <text:s/>formin-like 1, SQSTM1 <text:s/>- <text:s/>sequestosome 1, SAMD4B <text:s/>- <text:s/>sterile alpha motif domain containing 4b, RASSF2 <text:s/>- <text:s/>ras association (ralgds/af-6) domain family member 2, NEDD4L <text:s/>- <text:s/>neural precursor cell expressed, developmentally down-regulated 4-like, e3 ubiquitin protein ligase, GCLM <text:s/>- <text:s/>glutamate-cysteine ligase, modifier subunit, BAG3 <text:s/>- <text:s/>bcl2-associated athanogene 3, CASK <text:s/>- <text:s/>calcium/calmodulin-dependent serine protein kinase (maguk family), FZD4 <text:s/>- <text:s/>frizzled family receptor 4, PPARG <text:s/>- <text:s/>peroxisome proliferator-activated receptor gamma, LAMP2 <text:s/>- <text:s/>lysosomal-associated membrane protein 2, GPR183 <text:s/>- <text:s/>g protein-coupled receptor 183, SLC24A4 <text:s/>- <text:s/>solute carrier family 24 (sodium/potassium/calcium exchanger), member 4, ADNP <text:s/>- <text:s/>activity-dependent neuroprotector homeobox, GNG3 <text:s/>- <text:s/>guanine nucleotide binding protein (g protein), gamma 3, ARAP3 <text:s/>- <text:s/>arfgap with rhogap domain, ankyrin repeat and ph domain 3, HSP90AB1 <text:s/>- <text:s/>heat shock protein 90kda alpha (cytosolic), class b member 1, MET <text:s/>- <text:s/>met proto-oncogene, LPAR2 <text:s/>- <text:s/>lysophosphatidic acid receptor 2, CNTN4 <text:s/>- <text:s/>contactin 4, SFXN3 <text:s/>- <text:s/>sideroflexin 3, PPAP2B <text:s/>- <text:s/>phosphatidic acid phosphatase type 2b, BTRC <text:s/>- <text:s/>beta-transducin repeat containing e3 ubiquitin protein ligase, RB1CC1 <text:s/>- <text:s/>rb1-inducible coiled-coil 1, PDE4D <text:s/>- <text:s/>phosphodiesterase 4d, camp-specific, SLC26A1 <text:s/>- <text:s/>solute carrier family 26 (anion exchanger), member 1, KEAP1 <text:s/>- <text:s/>kelch-like ech-associated protein 1, HSPA9 <text:s/>- <text:s/>heat shock 70kda protein 9 (mortalin), PDE4B <text:s/>- <text:s/>phosphodiesterase 4b, camp-specific, AKT3 <text:s/>- <text:s/>v-akt murine thymoma viral oncogene homolog 3, TRPC7 <text:s/>- <text:s/>transient receptor potential cation channel, subfamily c, member 7, FTL <text:s/>- <text:s/>ferritin, light polypeptide, NR5A1 <text:s/>- <text:s/>nuclear receptor subfamily 5, group a, member 1, DSG1 <text:s/>- <text:s/>desmoglein 1, SLC7A8 <text:s/>- <text:s/>solute carrier family 7 (amino acid transporter light chain, l system), member 8, PFN2 <text:s/>- <text:s/>profilin 2, SLC8A1 <text:s/>- <text:s/>solute carrier family 8 (sodium/calcium exchanger), member 1, XPO1 <text:s/>- <text:s/>exportin 1 (crm1 homolog, yeast), PTPRN <text:s/>- <text:s/>protein tyrosine phosphatase, receptor type, n, ATP1B1 <text:s/>- <text:s/>atpase, na+/k+ transporting, beta 1 polypeptide, KCNS3 <text:s/>- <text:s/>potassium voltage-gated channel, delayed-rectifier, subfamily s, member 3, AGTRAP <text:s/>- <text:s/>angiotensin ii receptor-associated protein, SH3KBP1 <text:s/>- <text:s/>sh3-domain kinase binding protein 1, GPLD1 <text:s/>- <text:s/>glycosylphosphatidylinositol specific phospholipase d1, VPS54 <text:s/>- <text:s/>vacuolar protein sorting 54 homolog (s. cerevisiae), KCNMA1 <text:s/>- <text:s/>potassium large conductance calcium-activated channel, subfamily m, alpha member 1, KRT1 <text:s/>- <text:s/>keratin 1, MT2A <text:s/>- <text:s/>metallothionein 2a, ATP6V0A1 <text:s/>- <text:s/>atpase, h+ transporting, lysosomal v0 subunit a1, SLC5A7 <text:s/>- <text:s/>solute carrier family 5 (sodium/choline cotransporter), member 7, TMSB4X <text:s/>- <text:s/>thymosin beta 4, x-linked, TNPO1 <text:s/>- <text:s/>transportin 1, SKP1 <text:s/>- <text:s/>s-phase kinase-associated protein 1, GABRA1 <text:s/>- <text:s/>gamma-aminobutyric acid (gaba) a receptor, alpha 1, SNPH <text:s/>- <text:s/>syntaphilin, SLC40A1 <text:s/>- <text:s/>solute carrier family 40 (iron-regulated transporter), member 1, VIP <text:s/>- <text:s/>vasoactive intestinal peptide, GPR20 <text:s/>- <text:s/>g protein-coupled receptor 20, IDE <text:s/>- <text:s/>insulin-degrading enzyme, ABCB6 <text:s/>- <text:s/>atp-binding cassette, sub-family b (mdr/tap), member 6, TTBK2 <text:s/>- <text:s/>tau tubulin kinase 2, BSCL2 <text:s/>- <text:s/>berardinelli-seip congenital lipodystrophy 2 (seipin), PFN1 <text:s/>- <text:s/>profilin 1, ALDH5A1 <text:s/>- <text:s/>aldehyde dehydrogenase 5 family, member a1, STK11 <text:s/>- <text:s/>serine/threonine kinase 11, VCP <text:s/>- <text:s/>valosin containing protein, ARHGAP18 <text:s/>- <text:s/>rho gtpase activating protein 18, ATP13A4 <text:s/>- <text:s/>atpase type 13a4, PLB1 <text:s/>- <text:s/>phospholipase b1, MICU1 <text:s/>- <text:s/>mitochondrial calcium uptake 1, KLHL3 <text:s/>- <text:s/>kelch-like family member 3, TXNL1 <text:s/>- <text:s/>thioredoxin-like 1, HOXB6 <text:s/>- <text:s/>homeobox b6, ALDOA <text:s/>- <text:s/>aldolase a, fructose-bisphosphate, UBC <text:s/>- <text:s/>ubiquitin c, CYP26B1 <text:s/>- <text:s/>cytochrome p450, family 26, subfamily b, polypeptide 1, CCR3 <text:s/>- <text:s/>chemokine (c-c motif) receptor 3, TFAP4 <text:s/>- <text:s/>transcription factor ap-4 (activating enhancer binding protein 4), TLN2 <text:s/>- <text:s/>talin 2, SCOC <text:s/>- <text:s/>short coiled-coil protein, PLAA <text:s/>- <text:s/>phospholipase a2-activating protein, SYNPO <text:s/>- <text:s/>synaptopodin, TXNRD1 <text:s/>- <text:s/>thioredoxin reductase 1, C15orf62 <text:s/>- <text:s/>chromosome 15 open reading frame 62, FCHSD1 <text:s/>- <text:s/>fch and double sh3 domains 1, EPB41 <text:s/>- <text:s/>erythrocyte membrane protein band 4.1 (elliptocytosis 1, rh-linked), EPHB2 <text:s/>- <text:s/>eph receptor b2, PLCE1 <text:s/>- <text:s/>phospholipase c, epsilon 1, F2RL3 <text:s/>- <text:s/>coagulation factor ii (thrombin) receptor-like 3, RYR1 <text:s/>- <text:s/>ryanodine receptor 1 (skeletal), MAFG <text:s/>- <text:s/>v-maf avian musculoaponeurotic fibrosarcoma oncogene homolog g, ZSWIM7 <text:s/>- <text:s/>zinc finger, swim-type containing 7, GAPDH <text:s/>- <text:s/>glyceraldehyde-3-phosphate dehydrogenase, PTGES3 <text:s/>- <text:s/>prostaglandin e synthase 3 (cytosolic), HPS4 <text:s/>- <text:s/>hermansky-pudlak syndrome 4, BCL2L1 <text:s/>- <text:s/>bcl2-like 1, RTN4 <text:s/>- <text:s/>reticulon 4, GSK3B <text:s/>- <text:s/>glycogen synthase kinase 3 beta, PIGR <text:s/>- <text:s/>polymeric immunoglobulin receptor, CCK <text:s/>- <text:s/>cholecystokinin]</text:p>
          </table:table-cell>
        </table:table-row>
        <table:table-row table:style-name="ro1">
          <table:table-cell office:value-type="string" calcext:value-type="string">
            <text:p>GO:0044093</text:p>
          </table:table-cell>
          <table:table-cell office:value-type="string" calcext:value-type="string">
            <text:p>positive regulation of molecular function</text:p>
          </table:table-cell>
          <table:table-cell office:value-type="float" office:value="0.000823" calcext:value-type="float">
            <text:p>0.000823</text:p>
          </table:table-cell>
          <table:table-cell office:value-type="float" office:value="0.325" calcext:value-type="float">
            <text:p>0.325</text:p>
          </table:table-cell>
          <table:table-cell office:value-type="float" office:value="1.38" calcext:value-type="float">
            <text:p>1.38</text:p>
          </table:table-cell>
          <table:table-cell office:value-type="float" office:value="13954" calcext:value-type="float">
            <text:p>13954</text:p>
          </table:table-cell>
          <table:table-cell office:value-type="float" office:value="1531" calcext:value-type="float">
            <text:p>1531</text:p>
          </table:table-cell>
          <table:table-cell office:value-type="float" office:value="593" calcext:value-type="float">
            <text:p>59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[A2M <text:s/>- <text:s/>alpha-2-macroglobulin, RABEP1 <text:s/>- <text:s/>rabaptin, rab gtpase binding effector protein 1, SPTA1 <text:s/>- <text:s/>spectrin, alpha, erythrocytic 1 (elliptocytosis 2), TIMP2 <text:s/>- <text:s/>timp metallopeptidase inhibitor 2, SH3BP1 <text:s/>- <text:s/>sh3-domain binding protein 1, EPS8L2 <text:s/>- <text:s/>eps8-like 2, IFI27 <text:s/>- <text:s/>interferon, alpha-inducible protein 27, MAP3K8 <text:s/>- <text:s/>mitogen-activated protein kinase kinase kinase 8, PFN2 <text:s/>- <text:s/>profilin 2, GSN <text:s/>- <text:s/>gelsolin, GADD45A <text:s/>- <text:s/>growth arrest and dna-damage-inducible, alpha, MAP3K7CL <text:s/>- <text:s/>map3k7 c-terminal like, VANGL2 <text:s/>- <text:s/>vangl planar cell polarity protein 2, SDC4 <text:s/>- <text:s/>syndecan 4, ATP1B1 <text:s/>- <text:s/>atpase, na+/k+ transporting, beta 1 polypeptide, PSD <text:s/>- <text:s/>pleckstrin and sec7 domain containing, CHM <text:s/>- <text:s/>choroideremia (rab escort protein 1), GPLD1 <text:s/>- <text:s/>glycosylphosphatidylinositol specific phospholipase d1, DENND1A <text:s/>- <text:s/>denn/madd domain containing 1a, CHI3L1 <text:s/>- <text:s/>chitinase 3-like 1 (cartilage glycoprotein-39), TMSB4X <text:s/>- <text:s/>thymosin beta 4, x-linked, PSMA5 <text:s/>- <text:s/>proteasome (prosome, macropain) subunit, alpha type, 5, PSMA4 <text:s/>- <text:s/>proteasome (prosome, macropain) subunit, alpha type, 4, SKP1 <text:s/>- <text:s/>s-phase kinase-associated protein 1, PSMA3 <text:s/>- <text:s/>proteasome (prosome, macropain) subunit, alpha type, 3, FAM65B <text:s/>- <text:s/>family with sequence similarity 65, member b, SMAP2 <text:s/>- <text:s/>small arfgap2, VIP <text:s/>- <text:s/>vasoactive intestinal peptide, GRHL3 <text:s/>- <text:s/>grainyhead-like 3 (drosophila), RABGAP1L <text:s/>- <text:s/>rab gtpase activating protein 1-like, DNAJB4 <text:s/>- <text:s/>dnaj (hsp40) homolog, subfamily b, member 4, CAMKK1 <text:s/>- <text:s/>calcium/calmodulin-dependent protein kinase kinase 1, alpha, NRG1 <text:s/>- <text:s/>neuregulin 1, PSMC5 <text:s/>- <text:s/>proteasome (prosome, macropain) 26s subunit, atpase, 5, PFN1 <text:s/>- <text:s/>profilin 1, MYOCD <text:s/>- <text:s/>myocardin, PSMD7 <text:s/>- <text:s/>proteasome (prosome, macropain) 26s subunit, non-atpase, 7, VCP <text:s/>- <text:s/>valosin containing protein, EIF5 <text:s/>- <text:s/>eukaryotic translation initiation factor 5, STK11 <text:s/>- <text:s/>serine/threonine kinase 11, DOCK10 <text:s/>- <text:s/>dedicator of cytokinesis 10, ARHGAP18 <text:s/>- <text:s/>rho gtpase activating protein 18, TRDN <text:s/>- <text:s/>triadin, IL6 <text:s/>- <text:s/>interleukin 6 (interferon, beta 2), PSMD12 <text:s/>- <text:s/>proteasome (prosome, macropain) 26s subunit, non-atpase, 12, PSMD11 <text:s/>- <text:s/>proteasome (prosome, macropain) 26s subunit, non-atpase, 11, RAN <text:s/>- <text:s/>ran, member ras oncogene family, SHC1 <text:s/>- <text:s/>shc (src homology 2 domain containing) transforming protein 1, EGLN3 <text:s/>- <text:s/>egl-9 family hypoxia-inducible factor 3, FGF9 <text:s/>- <text:s/>fibroblast growth factor 9, ARTN <text:s/>- <text:s/>artemin, PDGFRB <text:s/>- <text:s/>platelet-derived growth factor receptor, beta polypeptide, SPHK1 <text:s/>- <text:s/>sphingosine kinase 1, UBC <text:s/>- <text:s/>ubiquitin c, FGF1 <text:s/>- <text:s/>fibroblast growth factor 1 (acidic), ADRM1 <text:s/>- <text:s/>adhesion regulating molecule 1, MADD <text:s/>- <text:s/>map-kinase activating death domain, TFAP4 <text:s/>- <text:s/>transcription factor ap-4 (activating enhancer binding protein 4), RASSF2 <text:s/>- <text:s/>ras association (ralgds/af-6) domain family member 2, GCLM <text:s/>- <text:s/>glutamate-cysteine ligase, modifier subunit, TBC1D30 <text:s/>- <text:s/>tbc1 domain family, member 30, FZD4 <text:s/>- <text:s/>frizzled family receptor 4, PLAA <text:s/>- <text:s/>phospholipase a2-activating protein, LRP8 <text:s/>- <text:s/>low density lipoprotein receptor-related protein 8, apolipoprotein e receptor, MAP2K1 <text:s/>- <text:s/>mitogen-activated protein kinase kinase 1, PPARG <text:s/>- <text:s/>peroxisome proliferator-activated receptor gamma, RHOG <text:s/>- <text:s/>ras homolog family member g, MAPK10 <text:s/>- <text:s/>mitogen-activated protein kinase 10, NEK10 <text:s/>- <text:s/>nima-related kinase 10, ADNP <text:s/>- <text:s/>activity-dependent neuroprotector homeobox, GNG3 <text:s/>- <text:s/>guanine nucleotide binding protein (g protein), gamma 3, C15orf62 <text:s/>- <text:s/>chromosome 15 open reading frame 62, ARAP3 <text:s/>- <text:s/>arfgap with rhogap domain, ankyrin repeat and ph domain 3, EPB41 <text:s/>- <text:s/>erythrocyte membrane protein band 4.1 (elliptocytosis 1, rh-linked), ARHGAP31 <text:s/>- <text:s/>rho gtpase activating protein 31, HSP90AB1 <text:s/>- <text:s/>heat shock protein 90kda alpha (cytosolic), class b member 1, MET <text:s/>- <text:s/>met proto-oncogene, LPAR2 <text:s/>- <text:s/>lysophosphatidic acid receptor 2, DENND2C <text:s/>- <text:s/>denn/madd domain containing 2c, PLCE1 <text:s/>- <text:s/>phospholipase c, epsilon 1, EPHA4 <text:s/>- <text:s/>eph receptor a4, DEPDC5 <text:s/>- <text:s/>dep domain containing 5, S100A10 <text:s/>- <text:s/>s100 calcium binding protein a10, HPS4 <text:s/>- <text:s/>hermansky-pudlak syndrome 4, PTGES3 <text:s/>- <text:s/>prostaglandin e synthase 3 (cytosolic), ARHGAP30 <text:s/>- <text:s/>rho gtpase activating protein 30, BTRC <text:s/>- <text:s/>beta-transducin repeat containing e3 ubiquitin protein ligase, PPAP2B <text:s/>- <text:s/>phosphatidic acid phosphatase type 2b, GSK3B <text:s/>- <text:s/>glycogen synthase kinase 3 beta, CCK <text:s/>- <text:s/>cholecystokinin]</text:p>
          </table:table-cell>
        </table:table-row>
        <table:table-row table:style-name="ro1">
          <table:table-cell office:value-type="string" calcext:value-type="string">
            <text:p>GO:0071397</text:p>
          </table:table-cell>
          <table:table-cell office:value-type="string" calcext:value-type="string">
            <text:p>cellular response to cholesterol</text:p>
          </table:table-cell>
          <table:table-cell office:value-type="float" office:value="0.000839" calcext:value-type="float">
            <text:p>0.000839</text:p>
          </table:table-cell>
          <table:table-cell office:value-type="float" office:value="0.323" calcext:value-type="float">
            <text:p>0.323</text:p>
          </table:table-cell>
          <table:table-cell office:value-type="float" office:value="8.56" calcext:value-type="float">
            <text:p>8.56</text:p>
          </table:table-cell>
          <table:table-cell office:value-type="float" office:value="13954" calcext:value-type="float">
            <text:p>13954</text:p>
          </table:table-cell>
          <table:table-cell office:value-type="float" office:value="11" calcext:value-type="float">
            <text:p>11</text:p>
          </table:table-cell>
          <table:table-cell office:value-type="float" office:value="593" calcext:value-type="float">
            <text:p>5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GPLD1 <text:s/>- <text:s/>glycosylphosphatidylinositol specific phospholipase d1, PTCH1 <text:s/>- <text:s/>patched 1, LRP8 <text:s/>- <text:s/>low density lipoprotein receptor-related protein 8, apolipoprotein e receptor, ABCA1 <text:s/>- <text:s/>atp-binding cassette, sub-family a (abc1), member 1]</text:p>
          </table:table-cell>
        </table:table-row>
        <table:table-row table:style-name="ro1">
          <table:table-cell office:value-type="string" calcext:value-type="string">
            <text:p>GO:2000145</text:p>
          </table:table-cell>
          <table:table-cell office:value-type="string" calcext:value-type="string">
            <text:p>regulation of cell motility</text:p>
          </table:table-cell>
          <table:table-cell office:value-type="float" office:value="0.000839" calcext:value-type="float">
            <text:p>0.000839</text:p>
          </table:table-cell>
          <table:table-cell office:value-type="float" office:value="0.314" calcext:value-type="float">
            <text:p>0.314</text:p>
          </table:table-cell>
          <table:table-cell office:value-type="float" office:value="1.66" calcext:value-type="float">
            <text:p>1.66</text:p>
          </table:table-cell>
          <table:table-cell office:value-type="float" office:value="13954" calcext:value-type="float">
            <text:p>13954</text:p>
          </table:table-cell>
          <table:table-cell office:value-type="float" office:value="594" calcext:value-type="float">
            <text:p>594</text:p>
          </table:table-cell>
          <table:table-cell office:value-type="float" office:value="593" calcext:value-type="float">
            <text:p>59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[ITGA5 <text:s/>- <text:s/>integrin, alpha 5 (fibronectin receptor, alpha polypeptide), ZMYND8 <text:s/>- <text:s/>zinc finger, mynd-type containing 8, GSTP1 <text:s/>- <text:s/>glutathione s-transferase pi 1, MMRN2 <text:s/>- <text:s/>multimerin 2, RUFY3 <text:s/>- <text:s/>run and fyve domain containing 3, LRP1 <text:s/>- <text:s/>low density lipoprotein receptor-related protein 1, GSN <text:s/>- <text:s/>gelsolin, PFN2 <text:s/>- <text:s/>profilin 2, PDGFRB <text:s/>- <text:s/>platelet-derived growth factor receptor, beta polypeptide, SLC8A1 <text:s/>- <text:s/>solute carrier family 8 (sodium/calcium exchanger), member 1, SPHK1 <text:s/>- <text:s/>sphingosine kinase 1, CD274 <text:s/>- <text:s/>cd274 molecule, SDC4 <text:s/>- <text:s/>syndecan 4, FGF1 <text:s/>- <text:s/>fibroblast growth factor 1 (acidic), FAM83H <text:s/>- <text:s/>family with sequence similarity 83, member h, CPEB1 <text:s/>- <text:s/>cytoplasmic polyadenylation element binding protein 1, GPLD1 <text:s/>- <text:s/>glycosylphosphatidylinositol specific phospholipase d1, GPR56 <text:s/>- <text:s/>g protein-coupled receptor 56, MACF1 <text:s/>- <text:s/>microtubule-actin crosslinking factor 1, SCRT2 <text:s/>- <text:s/>scratch homolog 2, zinc finger protein (drosophila), GPR183 <text:s/>- <text:s/>g protein-coupled receptor 183, ARAP3 <text:s/>- <text:s/>arfgap with rhogap domain, ankyrin repeat and ph domain 3, CEACAM1 <text:s/>- <text:s/>carcinoembryonic antigen-related cell adhesion molecule 1 (biliary glycoprotein), TMSB4X <text:s/>- <text:s/>thymosin beta 4, x-linked, SRPX2 <text:s/>- <text:s/>sushi-repeat containing protein, x-linked 2, RFFL <text:s/>- <text:s/>ring finger and fyve-like domain containing e3 ubiquitin protein ligase, MET <text:s/>- <text:s/>met proto-oncogene, FAM65B <text:s/>- <text:s/>family with sequence similarity 65, member b, IL1R1 <text:s/>- <text:s/>interleukin 1 receptor, type i, CAPN7 <text:s/>- <text:s/>calpain 7, NRG1 <text:s/>- <text:s/>neuregulin 1, IL24 <text:s/>- <text:s/>interleukin 24, PHLDA2 <text:s/>- <text:s/>pleckstrin homology-like domain, family a, member 2, PFN1 <text:s/>- <text:s/>profilin 1, RTN4 <text:s/>- <text:s/>reticulon 4, MYOCD <text:s/>- <text:s/>myocardin, LAMA3 <text:s/>- <text:s/>laminin, alpha 3, DOCK10 <text:s/>- <text:s/>dedicator of cytokinesis 10, ARHGAP18 <text:s/>- <text:s/>rho gtpase activating protein 18, RREB1 <text:s/>- <text:s/>ras responsive element binding protein 1, IL6 <text:s/>- <text:s/>interleukin 6 (interferon, beta 2), IL6R <text:s/>- <text:s/>interleukin 6 receptor]</text:p>
          </table:table-cell>
        </table:table-row>
        <table:table-row table:style-name="ro1">
          <table:table-cell office:value-type="string" calcext:value-type="string">
            <text:p>GO:0042592</text:p>
          </table:table-cell>
          <table:table-cell office:value-type="string" calcext:value-type="string">
            <text:p>homeostatic process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31" calcext:value-type="float">
            <text:p>0.31</text:p>
          </table:table-cell>
          <table:table-cell office:value-type="float" office:value="1.48" calcext:value-type="float">
            <text:p>1.48</text:p>
          </table:table-cell>
          <table:table-cell office:value-type="float" office:value="13954" calcext:value-type="float">
            <text:p>13954</text:p>
          </table:table-cell>
          <table:table-cell office:value-type="float" office:value="1032" calcext:value-type="float">
            <text:p>1032</text:p>
          </table:table-cell>
          <table:table-cell office:value-type="float" office:value="593" calcext:value-type="float">
            <text:p>59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[AKT3 <text:s/>- <text:s/>v-akt murine thymoma viral oncogene homolog 3, BNIP3 <text:s/>- <text:s/>bcl2/adenovirus e1b 19kda interacting protein 3, SPTA1 <text:s/>- <text:s/>spectrin, alpha, erythrocytic 1 (elliptocytosis 2), PRDX6 <text:s/>- <text:s/>peroxiredoxin 6, TRPC7 <text:s/>- <text:s/>transient receptor potential cation channel, subfamily c, member 7, FTL <text:s/>- <text:s/>ferritin, light polypeptide, SMC6 <text:s/>- <text:s/>structural maintenance of chromosomes 6, GSR <text:s/>- <text:s/>glutathione reductase, SLC7A8 <text:s/>- <text:s/>solute carrier family 7 (amino acid transporter light chain, l system), member 8, SLC8A1 <text:s/>- <text:s/>solute carrier family 8 (sodium/calcium exchanger), member 1, ABCA1 <text:s/>- <text:s/>atp-binding cassette, sub-family a (abc1), member 1, ABCA2 <text:s/>- <text:s/>atp-binding cassette, sub-family a (abc1), member 2, TTC7A <text:s/>- <text:s/>tetratricopeptide repeat domain 7a, ATP1B1 <text:s/>- <text:s/>atpase, na+/k+ transporting, beta 1 polypeptide, ANXA7 <text:s/>- <text:s/>annexin a7, VPS54 <text:s/>- <text:s/>vacuolar protein sorting 54 homolog (s. cerevisiae), KCNMA1 <text:s/>- <text:s/>potassium large conductance calcium-activated channel, subfamily m, alpha member 1, KRT1 <text:s/>- <text:s/>keratin 1, MT2A <text:s/>- <text:s/>metallothionein 2a, ATP6V0A1 <text:s/>- <text:s/>atpase, h+ transporting, lysosomal v0 subunit a1, ASPSCR1 <text:s/>- <text:s/>alveolar soft part sarcoma chromosome region, candidate 1, SLC40A1 <text:s/>- <text:s/>solute carrier family 40 (iron-regulated transporter), member 1, GRHL3 <text:s/>- <text:s/>grainyhead-like 3 (drosophila), GPR20 <text:s/>- <text:s/>g protein-coupled receptor 20, IDE <text:s/>- <text:s/>insulin-degrading enzyme, ABCB6 <text:s/>- <text:s/>atp-binding cassette, sub-family b (mdr/tap), member 6, DOCK10 <text:s/>- <text:s/>dedicator of cytokinesis 10, STK11 <text:s/>- <text:s/>serine/threonine kinase 11, TRDN <text:s/>- <text:s/>triadin, IL6 <text:s/>- <text:s/>interleukin 6 (interferon, beta 2), ATP13A4 <text:s/>- <text:s/>atpase type 13a4, MICU1 <text:s/>- <text:s/>mitochondrial calcium uptake 1, KLHL3 <text:s/>- <text:s/>kelch-like family member 3, TXNL1 <text:s/>- <text:s/>thioredoxin-like 1, GLRX3 <text:s/>- <text:s/>glutaredoxin 3, ABCC2 <text:s/>- <text:s/>atp-binding cassette, sub-family c (cftr/mrp), member 2, HOXB6 <text:s/>- <text:s/>homeobox b6, PTCH1 <text:s/>- <text:s/>patched 1, UBC <text:s/>- <text:s/>ubiquitin c, ALDOA <text:s/>- <text:s/>aldolase a, fructose-bisphosphate, CYP26B1 <text:s/>- <text:s/>cytochrome p450, family 26, subfamily b, polypeptide 1, CCR3 <text:s/>- <text:s/>chemokine (c-c motif) receptor 3, NEDD4L <text:s/>- <text:s/>neural precursor cell expressed, developmentally down-regulated 4-like, e3 ubiquitin protein ligase, RASSF2 <text:s/>- <text:s/>ras association (ralgds/af-6) domain family member 2, GCLM <text:s/>- <text:s/>glutamate-cysteine ligase, modifier subunit, PLAA <text:s/>- <text:s/>phospholipase a2-activating protein, PPARG <text:s/>- <text:s/>peroxisome proliferator-activated receptor gamma, TXNRD1 <text:s/>- <text:s/>thioredoxin reductase 1, GPR183 <text:s/>- <text:s/>g protein-coupled receptor 183, LAMP2 <text:s/>- <text:s/>lysosomal-associated membrane protein 2, SLC24A4 <text:s/>- <text:s/>solute carrier family 24 (sodium/potassium/calcium exchanger), member 4, ADNP <text:s/>- <text:s/>activity-dependent neuroprotector homeobox, GNG3 <text:s/>- <text:s/>guanine nucleotide binding protein (g protein), gamma 3, HSP90AB1 <text:s/>- <text:s/>heat shock protein 90kda alpha (cytosolic), class b member 1, MET <text:s/>- <text:s/>met proto-oncogene, LPAR2 <text:s/>- <text:s/>lysophosphatidic acid receptor 2, PLCE1 <text:s/>- <text:s/>phospholipase c, epsilon 1, F2RL3 <text:s/>- <text:s/>coagulation factor ii (thrombin) receptor-like 3, RYR1 <text:s/>- <text:s/>ryanodine receptor 1 (skeletal), MAFG <text:s/>- <text:s/>v-maf avian musculoaponeurotic fibrosarcoma oncogene homolog g, SFXN3 <text:s/>- <text:s/>sideroflexin 3, PTGES3 <text:s/>- <text:s/>prostaglandin e synthase 3 (cytosolic), PIGR <text:s/>- <text:s/>polymeric immunoglobulin receptor, SLC26A1 <text:s/>- <text:s/>solute carrier family 26 (anion exchanger), member 1, PDE4B <text:s/>- <text:s/>phosphodiesterase 4b, camp-specific]</text:p>
          </table:table-cell>
        </table:table-row>
        <table:table-row table:style-name="ro1">
          <table:table-cell office:value-type="string" calcext:value-type="string">
            <text:p>GO:0002274</text:p>
          </table:table-cell>
          <table:table-cell office:value-type="string" calcext:value-type="string">
            <text:p>myeloid leukocyte activation</text:p>
          </table:table-cell>
          <table:table-cell office:value-type="float" office:value="0.000883" calcext:value-type="float">
            <text:p>0.000883</text:p>
          </table:table-cell>
          <table:table-cell office:value-type="float" office:value="0.314" calcext:value-type="float">
            <text:p>0.314</text:p>
          </table:table-cell>
          <table:table-cell office:value-type="float" office:value="1.81" calcext:value-type="float">
            <text:p>1.81</text:p>
          </table:table-cell>
          <table:table-cell office:value-type="float" office:value="13954" calcext:value-type="float">
            <text:p>13954</text:p>
          </table:table-cell>
          <table:table-cell office:value-type="float" office:value="416" calcext:value-type="float">
            <text:p>416</text:p>
          </table:table-cell>
          <table:table-cell office:value-type="float" office:value="593" calcext:value-type="float">
            <text:p>59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PSMD12 <text:s/>- <text:s/>proteasome (prosome, macropain) 26s subunit, non-atpase, 12, PSMD11 <text:s/>- <text:s/>proteasome (prosome, macropain) 26s subunit, non-atpase, 11, PRDX6 <text:s/>- <text:s/>peroxiredoxin 6, TIMP2 <text:s/>- <text:s/>timp metallopeptidase inhibitor 2, GSTP1 <text:s/>- <text:s/>glutathione s-transferase pi 1, KCNAB2 <text:s/>- <text:s/>potassium voltage-gated channel, shaker-related subfamily, beta member 2, FTL <text:s/>- <text:s/>ferritin, light polypeptide, DSG1 <text:s/>- <text:s/>desmoglein 1, GSN <text:s/>- <text:s/>gelsolin, ALDOA <text:s/>- <text:s/>aldolase a, fructose-bisphosphate, NFASC <text:s/>- <text:s/>neurofascin, FAF2 <text:s/>- <text:s/>fas associated factor family member 2, CHI3L1 <text:s/>- <text:s/>chitinase 3-like 1 (cartilage glycoprotein-39), RHOG <text:s/>- <text:s/>ras homolog family member g, RAB6A <text:s/>- <text:s/>rab6a, member ras oncogene family, LAMP2 <text:s/>- <text:s/>lysosomal-associated membrane protein 2, TTR <text:s/>- <text:s/>transthyretin, KRT1 <text:s/>- <text:s/>keratin 1, DYNC1H1 <text:s/>- <text:s/>dynein, cytoplasmic 1, heavy chain 1, ATP6V0A1 <text:s/>- <text:s/>atpase, h+ transporting, lysosomal v0 subunit a1, CEACAM1 <text:s/>- <text:s/>carcinoembryonic antigen-related cell adhesion molecule 1 (biliary glycoprotein), PSMA5 <text:s/>- <text:s/>proteasome (prosome, macropain) subunit, alpha type, 5, RAB9B <text:s/>- <text:s/>rab9b, member ras oncogene family, HSP90AB1 <text:s/>- <text:s/>heat shock protein 90kda alpha (cytosolic), class b member 1, GLIPR1 <text:s/>- <text:s/>gli pathogenesis-related 1, ACTR1B <text:s/>- <text:s/>arp1 actin-related protein 1 homolog b, centractin beta (yeast), VAT1 <text:s/>- <text:s/>vesicle amine transport protein 1 homolog (t. californica), PSMD7 <text:s/>- <text:s/>proteasome (prosome, macropain) 26s subunit, non-atpase, 7, PIGR <text:s/>- <text:s/>polymeric immunoglobulin receptor, VCP <text:s/>- <text:s/>valosin containing protein, MGST1 <text:s/>- <text:s/>microsomal glutathione s-transferase 1, PGRMC1 <text:s/>- <text:s/>progesterone receptor membrane component 1]</text:p>
          </table:table-cell>
        </table:table-row>
        <table:table-row table:style-name="ro1">
          <table:table-cell office:value-type="string" calcext:value-type="string">
            <text:p>GO:0030111</text:p>
          </table:table-cell>
          <table:table-cell office:value-type="string" calcext:value-type="string">
            <text:p>regulation of Wnt signaling pathway</text:p>
          </table:table-cell>
          <table:table-cell office:value-type="float" office:value="0.000885" calcext:value-type="float">
            <text:p>0.000885</text:p>
          </table:table-cell>
          <table:table-cell office:value-type="float" office:value="0.307" calcext:value-type="float">
            <text:p>0.307</text:p>
          </table:table-cell>
          <table:table-cell office:value-type="float" office:value="2.02" calcext:value-type="float">
            <text:p>2.02</text:p>
          </table:table-cell>
          <table:table-cell office:value-type="float" office:value="13954" calcext:value-type="float">
            <text:p>13954</text:p>
          </table:table-cell>
          <table:table-cell office:value-type="float" office:value="280" calcext:value-type="float">
            <text:p>280</text:p>
          </table:table-cell>
          <table:table-cell office:value-type="float" office:value="593" calcext:value-type="float">
            <text:p>59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[PSMD12 <text:s/>- <text:s/>proteasome (prosome, macropain) 26s subunit, non-atpase, 12, PSMD11 <text:s/>- <text:s/>proteasome (prosome, macropain) 26s subunit, non-atpase, 11, DIXDC1 <text:s/>- <text:s/>dix domain containing 1, MDFI <text:s/>- <text:s/>myod family inhibitor, G3BP1 <text:s/>- <text:s/>gtpase activating protein (sh3 domain) binding protein 1, PSMA5 <text:s/>- <text:s/>proteasome (prosome, macropain) subunit, alpha type, 5, PSMA4 <text:s/>- <text:s/>proteasome (prosome, macropain) subunit, alpha type, 4, PSMA3 <text:s/>- <text:s/>proteasome (prosome, macropain) subunit, alpha type, 3, LRP1 <text:s/>- <text:s/>low density lipoprotein receptor-related protein 1, FGF9 <text:s/>- <text:s/>fibroblast growth factor 9, NPHP4 <text:s/>- <text:s/>nephronophthisis 4, IGFBP6 <text:s/>- <text:s/>insulin-like growth factor binding protein 6, UBC <text:s/>- <text:s/>ubiquitin c, VANGL2 <text:s/>- <text:s/>vangl planar cell polarity protein 2, PSMC5 <text:s/>- <text:s/>proteasome (prosome, macropain) 26s subunit, atpase, 5, CUL3 <text:s/>- <text:s/>cullin 3, PPAP2B <text:s/>- <text:s/>phosphatidic acid phosphatase type 2b, BTRC <text:s/>- <text:s/>beta-transducin repeat containing e3 ubiquitin protein ligase, GSK3B <text:s/>- <text:s/>glycogen synthase kinase 3 beta, PSMD7 <text:s/>- <text:s/>proteasome (prosome, macropain) 26s subunit, non-atpase, 7, STK11 <text:s/>- <text:s/>serine/threonine kinase 11, MACF1 <text:s/>- <text:s/>microtubule-actin crosslinking factor 1, TCF7L1 <text:s/>- <text:s/>transcription factor 7-like 1 (t-cell specific, hmg-box), HIC1 <text:s/>- <text:s/>hypermethylated in cancer 1]</text:p>
          </table:table-cell>
        </table:table-row>
        <table:table-row table:style-name="ro1">
          <table:table-cell office:value-type="string" calcext:value-type="string">
            <text:p>GO:0002768</text:p>
          </table:table-cell>
          <table:table-cell office:value-type="string" calcext:value-type="string">
            <text:p>immune response-regulating cell surface receptor signaling pathway</text:p>
          </table:table-cell>
          <table:table-cell office:value-type="float" office:value="0.000908" calcext:value-type="float">
            <text:p>0.000908</text:p>
          </table:table-cell>
          <table:table-cell office:value-type="float" office:value="0.308" calcext:value-type="float">
            <text:p>0.308</text:p>
          </table:table-cell>
          <table:table-cell office:value-type="float" office:value="2.18" calcext:value-type="float">
            <text:p>2.18</text:p>
          </table:table-cell>
          <table:table-cell office:value-type="float" office:value="13954" calcext:value-type="float">
            <text:p>13954</text:p>
          </table:table-cell>
          <table:table-cell office:value-type="float" office:value="216" calcext:value-type="float">
            <text:p>216</text:p>
          </table:table-cell>
          <table:table-cell office:value-type="float" office:value="593" calcext:value-type="float">
            <text:p>59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MAPK10 <text:s/>- <text:s/>mitogen-activated protein kinase 10, PSMD12 <text:s/>- <text:s/>proteasome (prosome, macropain) 26s subunit, non-atpase, 12, PSMD11 <text:s/>- <text:s/>proteasome (prosome, macropain) 26s subunit, non-atpase, 11, SHC1 <text:s/>- <text:s/>shc (src homology 2 domain containing) transforming protein 1, PSMA5 <text:s/>- <text:s/>proteasome (prosome, macropain) subunit, alpha type, 5, PSMA4 <text:s/>- <text:s/>proteasome (prosome, macropain) subunit, alpha type, 4, SKP1 <text:s/>- <text:s/>s-phase kinase-associated protein 1, PSMA3 <text:s/>- <text:s/>proteasome (prosome, macropain) subunit, alpha type, 3, HSP90AB1 <text:s/>- <text:s/>heat shock protein 90kda alpha (cytosolic), class b member 1, UBC <text:s/>- <text:s/>ubiquitin c, GAB2 <text:s/>- <text:s/>grb2-associated binding protein 2, PSMC5 <text:s/>- <text:s/>proteasome (prosome, macropain) 26s subunit, atpase, 5, BTRC <text:s/>- <text:s/>beta-transducin repeat containing e3 ubiquitin protein ligase, GPLD1 <text:s/>- <text:s/>glycosylphosphatidylinositol specific phospholipase d1, PDE4D <text:s/>- <text:s/>phosphodiesterase 4d, camp-specific, PSMD7 <text:s/>- <text:s/>proteasome (prosome, macropain) 26s subunit, non-atpase, 7, PIGR <text:s/>- <text:s/>polymeric immunoglobulin receptor, STK11 <text:s/>- <text:s/>serine/threonine kinase 11, PPAPDC1A <text:s/>- <text:s/>phosphatidic acid phosphatase type 2 domain containing 1a, PDE4B <text:s/>- <text:s/>phosphodiesterase 4b, camp-specific]</text:p>
          </table:table-cell>
        </table:table-row>
        <table:table-row table:style-name="ro1">
          <table:table-cell office:value-type="string" calcext:value-type="string">
            <text:p>GO:0045055</text:p>
          </table:table-cell>
          <table:table-cell office:value-type="string" calcext:value-type="string">
            <text:p>regulated exocytosis</text:p>
          </table:table-cell>
          <table:table-cell office:value-type="float" office:value="0.000926" calcext:value-type="float">
            <text:p>0.000926</text:p>
          </table:table-cell>
          <table:table-cell office:value-type="float" office:value="0.307" calcext:value-type="float">
            <text:p>0.307</text:p>
          </table:table-cell>
          <table:table-cell office:value-type="float" office:value="1.72" calcext:value-type="float">
            <text:p>1.72</text:p>
          </table:table-cell>
          <table:table-cell office:value-type="float" office:value="13954" calcext:value-type="float">
            <text:p>13954</text:p>
          </table:table-cell>
          <table:table-cell office:value-type="float" office:value="506" calcext:value-type="float">
            <text:p>506</text:p>
          </table:table-cell>
          <table:table-cell office:value-type="float" office:value="593" calcext:value-type="float">
            <text:p>59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[PSMD12 <text:s/>- <text:s/>proteasome (prosome, macropain) 26s subunit, non-atpase, 12, PSMD11 <text:s/>- <text:s/>proteasome (prosome, macropain) 26s subunit, non-atpase, 11, A2M <text:s/>- <text:s/>alpha-2-macroglobulin, PRDX6 <text:s/>- <text:s/>peroxiredoxin 6, TIMP2 <text:s/>- <text:s/>timp metallopeptidase inhibitor 2, GSTP1 <text:s/>- <text:s/>glutathione s-transferase pi 1, KCNAB2 <text:s/>- <text:s/>potassium voltage-gated channel, shaker-related subfamily, beta member 2, FTL <text:s/>- <text:s/>ferritin, light polypeptide, DSG1 <text:s/>- <text:s/>desmoglein 1, GSN <text:s/>- <text:s/>gelsolin, ALDOA <text:s/>- <text:s/>aldolase a, fructose-bisphosphate, APOOL <text:s/>- <text:s/>apolipoprotein o-like, SYT2 <text:s/>- <text:s/>synaptotagmin ii, NFASC <text:s/>- <text:s/>neurofascin, FAF2 <text:s/>- <text:s/>fas associated factor family member 2, CHI3L1 <text:s/>- <text:s/>chitinase 3-like 1 (cartilage glycoprotein-39), RHOG <text:s/>- <text:s/>ras homolog family member g, RAB6A <text:s/>- <text:s/>rab6a, member ras oncogene family, LAMP2 <text:s/>- <text:s/>lysosomal-associated membrane protein 2, TTR <text:s/>- <text:s/>transthyretin, KRT1 <text:s/>- <text:s/>keratin 1, DYNC1H1 <text:s/>- <text:s/>dynein, cytoplasmic 1, heavy chain 1, ATP6V0A1 <text:s/>- <text:s/>atpase, h+ transporting, lysosomal v0 subunit a1, CEACAM1 <text:s/>- <text:s/>carcinoembryonic antigen-related cell adhesion molecule 1 (biliary glycoprotein), TMSB4X <text:s/>- <text:s/>thymosin beta 4, x-linked, PSMA5 <text:s/>- <text:s/>proteasome (prosome, macropain) subunit, alpha type, 5, RAB9B <text:s/>- <text:s/>rab9b, member ras oncogene family, SYT6 <text:s/>- <text:s/>synaptotagmin vi, HSP90AB1 <text:s/>- <text:s/>heat shock protein 90kda alpha (cytosolic), class b member 1, GLIPR1 <text:s/>- <text:s/>gli pathogenesis-related 1, ACTR1B <text:s/>- <text:s/>arp1 actin-related protein 1 homolog b, centractin beta (yeast), VAT1 <text:s/>- <text:s/>vesicle amine transport protein 1 homolog (t. californica), PSMD7 <text:s/>- <text:s/>proteasome (prosome, macropain) 26s subunit, non-atpase, 7, VCP <text:s/>- <text:s/>valosin containing protein, PIGR <text:s/>- <text:s/>polymeric immunoglobulin receptor, MGST1 <text:s/>- <text:s/>microsomal glutathione s-transferase 1, PGRMC1 <text:s/>- <text:s/>progesterone receptor membrane component 1]</text:p>
          </table:table-cell>
        </table:table-row>
        <table:table-row table:style-name="ro1">
          <table:table-cell office:value-type="string" calcext:value-type="string">
            <text:p>GO:0031346</text:p>
          </table:table-cell>
          <table:table-cell office:value-type="string" calcext:value-type="string">
            <text:p>positive regulation of cell projection organization</text:p>
          </table:table-cell>
          <table:table-cell office:value-type="float" office:value="0.00095" calcext:value-type="float">
            <text:p>0.00095</text:p>
          </table:table-cell>
          <table:table-cell office:value-type="float" office:value="0.307" calcext:value-type="float">
            <text:p>0.307</text:p>
          </table:table-cell>
          <table:table-cell office:value-type="float" office:value="2.04" calcext:value-type="float">
            <text:p>2.04</text:p>
          </table:table-cell>
          <table:table-cell office:value-type="float" office:value="13954" calcext:value-type="float">
            <text:p>13954</text:p>
          </table:table-cell>
          <table:table-cell office:value-type="float" office:value="265" calcext:value-type="float">
            <text:p>265</text:p>
          </table:table-cell>
          <table:table-cell office:value-type="float" office:value="593" calcext:value-type="float">
            <text:p>59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[ZMYND8 <text:s/>- <text:s/>zinc finger, mynd-type containing 8, ADNP <text:s/>- <text:s/>activity-dependent neuroprotector homeobox, C15orf62 <text:s/>- <text:s/>chromosome 15 open reading frame 62, EPS8L2 <text:s/>- <text:s/>eps8-like 2, RUFY3 <text:s/>- <text:s/>run and fyve domain containing 3, FAM65B <text:s/>- <text:s/>family with sequence similarity 65, member b, ESPN <text:s/>- <text:s/>espin, EPHA4 <text:s/>- <text:s/>eph receptor a4, PAFAH1B1 <text:s/>- <text:s/>platelet-activating factor acetylhydrolase 1b, regulatory subunit 1 (45kda), NRG1 <text:s/>- <text:s/>neuregulin 1, NEDD4L <text:s/>- <text:s/>neural precursor cell expressed, developmentally down-regulated 4-like, e3 ubiquitin protein ligase, PFN1 <text:s/>- <text:s/>profilin 1, SYT2 <text:s/>- <text:s/>synaptotagmin ii, CPEB1 <text:s/>- <text:s/>cytoplasmic polyadenylation element binding protein 1, GSK3B <text:s/>- <text:s/>glycogen synthase kinase 3 beta, STK11 <text:s/>- <text:s/>serine/threonine kinase 11, LRP8 <text:s/>- <text:s/>low density lipoprotein receptor-related protein 8, apolipoprotein e receptor, MAP2K1 <text:s/>- <text:s/>mitogen-activated protein kinase kinase 1, RREB1 <text:s/>- <text:s/>ras responsive element binding protein 1, MACF1 <text:s/>- <text:s/>microtubule-actin crosslinking factor 1, CCP110 <text:s/>- <text:s/>centriolar coiled coil protein 110kda, IL6 <text:s/>- <text:s/>interleukin 6 (interferon, beta 2), STMN2 <text:s/>- <text:s/>stathmin-like 2]</text:p>
          </table:table-cell>
        </table:table-row>
        <table:table-row table:style-name="ro1">
          <table:table-cell office:value-type="string" calcext:value-type="string">
            <text:p>GO:0046578</text:p>
          </table:table-cell>
          <table:table-cell office:value-type="string" calcext:value-type="string">
            <text:p>regulation of Ras protein signal transduction</text:p>
          </table:table-cell>
          <table:table-cell office:value-type="float" office:value="0.000987" calcext:value-type="float">
            <text:p>0.000987</text:p>
          </table:table-cell>
          <table:table-cell office:value-type="float" office:value="0.312" calcext:value-type="float">
            <text:p>0.312</text:p>
          </table:table-cell>
          <table:table-cell office:value-type="float" office:value="2.34" calcext:value-type="float">
            <text:p>2.34</text:p>
          </table:table-cell>
          <table:table-cell office:value-type="float" office:value="13954" calcext:value-type="float">
            <text:p>13954</text:p>
          </table:table-cell>
          <table:table-cell office:value-type="float" office:value="171" calcext:value-type="float">
            <text:p>171</text:p>
          </table:table-cell>
          <table:table-cell office:value-type="float" office:value="593" calcext:value-type="float">
            <text:p>59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ARAP3 <text:s/>- <text:s/>arfgap with rhogap domain, ankyrin repeat and ph domain 3, TIMP2 <text:s/>- <text:s/>timp metallopeptidase inhibitor 2, EPS8L2 <text:s/>- <text:s/>eps8-like 2, MET <text:s/>- <text:s/>met proto-oncogene, PLCE1 <text:s/>- <text:s/>phospholipase c, epsilon 1, FAM65B <text:s/>- <text:s/>family with sequence similarity 65, member b, PDGFRB <text:s/>- <text:s/>platelet-derived growth factor receptor, beta polypeptide, ABCA1 <text:s/>- <text:s/>atp-binding cassette, sub-family a (abc1), member 1, SQSTM1 <text:s/>- <text:s/>sequestosome 1, F2RL3 <text:s/>- <text:s/>coagulation factor ii (thrombin) receptor-like 3, GPR20 <text:s/>- <text:s/>g protein-coupled receptor 20, MADD <text:s/>- <text:s/>map-kinase activating death domain, NRG1 <text:s/>- <text:s/>neuregulin 1, PSD <text:s/>- <text:s/>pleckstrin and sec7 domain containing, CUL3 <text:s/>- <text:s/>cullin 3, GPR56 <text:s/>- <text:s/>g protein-coupled receptor 56, DENND1A <text:s/>- <text:s/>denn/madd domain containing 1a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19T13:55:06.958508415</dc:date>
    <meta:editing-duration>PT6M35S</meta:editing-duration>
    <meta:editing-cycles>1</meta:editing-cycles>
    <meta:document-statistic meta:table-count="1" meta:cell-count="460" meta:object-count="0"/>
    <meta:generator>LibreOffice/5.1.6.2$Linux_X86_64 LibreOffice_project/10m0$Build-2</meta:generator>
  </office:meta>
</office:document-meta>
</file>